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3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8.908cm"/>
    </style:style>
    <style:style style:name="co5" style:family="table-column">
      <style:table-column-properties fo:break-before="auto" style:column-width="4.029cm"/>
    </style:style>
    <style:style style:name="co6" style:family="table-column">
      <style:table-column-properties fo:break-before="auto" style:column-width="5.133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3.551cm"/>
    </style:style>
    <style:style style:name="co11" style:family="table-column">
      <style:table-column-properties fo:break-before="auto" style:column-width="3.568cm"/>
    </style:style>
    <style:style style:name="co12" style:family="table-column">
      <style:table-column-properties fo:break-before="auto" style:column-width="3.191cm"/>
    </style:style>
    <style:style style:name="co13" style:family="table-column">
      <style:table-column-properties fo:break-before="auto" style:column-width="1.609cm"/>
    </style:style>
    <style:style style:name="co14" style:family="table-column">
      <style:table-column-properties fo:break-before="auto" style:column-width="2.33cm"/>
    </style:style>
    <style:style style:name="co15" style:family="table-column">
      <style:table-column-properties fo:break-before="auto" style:column-width="2.08cm"/>
    </style:style>
    <style:style style:name="co16" style:family="table-column">
      <style:table-column-properties fo:break-before="auto" style:column-width="2.552cm"/>
    </style:style>
    <style:style style:name="co17" style:family="table-column">
      <style:table-column-properties fo:break-before="auto" style:column-width="3.052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3.939cm"/>
    </style:style>
    <style:style style:name="co20" style:family="table-column">
      <style:table-column-properties fo:break-before="auto" style:column-width="2.72cm"/>
    </style:style>
    <style:style style:name="co21" style:family="table-column">
      <style:table-column-properties fo:break-before="auto" style:column-width="1.436cm"/>
    </style:style>
    <style:style style:name="co22" style:family="table-column">
      <style:table-column-properties fo:break-before="auto" style:column-width="8.834cm"/>
    </style:style>
    <style:style style:name="co23" style:family="table-column">
      <style:table-column-properties fo:break-before="auto" style:column-width="1.199cm"/>
    </style:style>
    <style:style style:name="co24" style:family="table-column">
      <style:table-column-properties fo:break-before="auto" style:column-width="7.99cm"/>
    </style:style>
    <style:style style:name="co25" style:family="table-column">
      <style:table-column-properties fo:break-before="auto" style:column-width="1.961cm"/>
    </style:style>
    <style:style style:name="co26" style:family="table-column">
      <style:table-column-properties fo:break-before="auto" style:column-width="1.147cm"/>
    </style:style>
    <style:style style:name="co27" style:family="table-column">
      <style:table-column-properties fo:break-before="auto" style:column-width="4.99cm"/>
    </style:style>
    <style:style style:name="co28" style:family="table-column">
      <style:table-column-properties fo:break-before="auto" style:column-width="6.465cm"/>
    </style:style>
    <style:style style:name="co29" style:family="table-column">
      <style:table-column-properties fo:break-before="auto" style:column-width="1.85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font-weight="bold" style:font-weight-asian="bold" style:font-weight-complex="bold"/>
    </style:style>
    <style:style style:name="ce6" style:family="table-cell" style:parent-style-name="Default" style:data-style-name="N108">
      <style:text-properties fo:font-weight="bold" style:font-weight-asian="bold" style:font-weight-complex="bold"/>
    </style:style>
    <style:style style:name="ce7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igh level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Amount</text:p>
          </table:table-cell>
          <table:table-cell table:style-name="ce1" office:value-type="string">
            <text:p>Effort ( Days)</text:p>
          </table:table-cell>
          <table:table-cell table:style-name="ce1" office:value-type="string">
            <text:p>Adjusted</text:p>
          </table:table-cell>
          <table:table-cell table:style-name="ce1" office:value-type="string">
            <text:p>Show working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%age complete</text:p>
          </table:table-cell>
        </table:table-row>
        <table:table-row table:style-name="ro2">
          <table:table-cell office:value-type="string">
            <text:p>Evaluate Gutenberg's compatibility with own plugin / theme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10 per day</text:p>
          </table:table-cell>
          <table:table-cell office:value-type="string">
            <text:p>Source repos under bobbingwide – Components</text:p>
          </table:table-cell>
          <table:table-cell/>
        </table:table-row>
        <table:table-row table:style-name="ro3">
          <table:table-cell office:value-type="string">
            <text:p>Convert shortcodes to blocks</text:p>
          </table:table-cell>
          <table:table-cell office:value-type="float" office:value="200">
            <text:p>200</text:p>
          </table:table-cell>
          <table:table-cell office:value-type="float" office:value="342">
            <text:p>342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See Shortcodes sheet</text:p>
          </table:table-cell>
          <table:table-cell/>
        </table:table-row>
        <table:table-row table:style-name="ro2">
          <table:table-cell office:value-type="string">
            <text:p>Evaluate Gutenberg's compatibility with site</text:p>
          </table:table-cell>
          <table:table-cell office:value-type="float" office:value="250">
            <text:p>250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string">
            <text:p>Subdirectory installs</text:p>
          </table:table-cell>
          <table:table-cell/>
        </table:table-row>
        <table:table-row table:style-name="ro1">
          <table:table-cell office:value-type="string">
            <text:p>Migrate content to block editor</text:p>
          </table:table-cell>
          <table:table-cell office:value-type="string">
            <text:p>???</text:p>
          </table:table-cell>
          <table:table-cell table:number-columns-repeated="5"/>
        </table:table-row>
      </table:table>
      <table:table table:name="Unknowns" table:style-name="ta1" table:print="false">
        <table:table-column table:style-name="co2" table:default-cell-style-name="Default"/>
        <table:table-row table:style-name="ro1">
          <table:table-cell table:style-name="ce1" office:value-type="string">
            <text:p>Unknowns</text:p>
          </table:table-cell>
        </table:table-row>
        <table:table-row table:style-name="ro1">
          <table:table-cell office:value-type="string">
            <text:p>How to correctly implement issues with “keys”</text:p>
          </table:table-cell>
        </table:table-row>
        <table:table-row table:style-name="ro1">
          <table:table-cell office:value-type="string">
            <text:p>How to access options from the REST API</text:p>
          </table:table-cell>
        </table:table-row>
        <table:table-row table:style-name="ro1">
          <table:table-cell office:value-type="string">
            <text:p>How to lazy load JS / CSS</text:p>
          </table:table-cell>
        </table:table-row>
        <table:table-row table:style-name="ro1">
          <table:table-cell office:value-type="string">
            <text:p>How to lazy load REACT code</text:p>
          </table:table-cell>
        </table:table-row>
        <table:table-row table:style-name="ro1">
          <table:table-cell office:value-type="string">
            <text:p>How to perform REST queries</text:p>
          </table:table-cell>
        </table:table-row>
        <table:table-row table:style-name="ro1">
          <table:table-cell office:value-type="string">
            <text:p>How to internationalize </text:p>
          </table:table-cell>
        </table:table-row>
        <table:table-row table:style-name="ro2">
          <table:table-cell office:value-type="string">
            <text:p>How to support JS in metaboxes</text:p>
          </table:table-cell>
        </table:table-row>
        <table:table-row table:style-name="ro1">
          <table:table-cell office:value-type="string">
            <text:p>How to control block conversion</text:p>
          </table:table-cell>
        </table:table-row>
        <table:table-row table:style-name="ro1">
          <table:table-cell office:value-type="string">
            <text:p>How and when to implement logic for deprecated blocks</text:p>
          </table:table-cell>
        </table:table-row>
        <table:table-row table:style-name="ro1">
          <table:table-cell office:value-type="string">
            <text:p>How to test JS code</text:p>
          </table:table-cell>
        </table:table-row>
        <table:table-row table:style-name="ro1">
          <table:table-cell office:value-type="string">
            <text:p>How to automatically migrate content?</text:p>
          </table:table-cell>
        </table:table-row>
      </table:table>
      <table:table table:name="Risks" table:style-name="ta1" table:print="false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Risks</text:p>
          </table:table-cell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office:value-type="string">
            <text:p>Mitigation?</text:p>
          </table:table-cell>
        </table:table-row>
        <table:table-row table:style-name="ro1">
          <table:table-cell office:value-type="string">
            <text:p>Unknowns</text:p>
          </table:table-cell>
          <table:table-cell table:number-columns-repeated="3"/>
        </table:table-row>
        <table:table-row table:style-name="ro1">
          <table:table-cell office:value-type="string">
            <text:p>Estimates incorrect</text:p>
          </table:table-cell>
          <table:table-cell table:number-columns-repeated="3"/>
        </table:table-row>
        <table:table-row table:style-name="ro1">
          <table:table-cell office:value-type="string">
            <text:p>Gutenberg not delivered in core</text:p>
          </table:table-cell>
          <table:table-cell table:number-columns-repeated="3"/>
        </table:table-row>
        <table:table-row table:style-name="ro1">
          <table:table-cell office:value-type="string">
            <text:p>Gutenberg breaks site</text:p>
          </table:table-cell>
          <table:table-cell table:number-columns-repeated="3"/>
        </table:table-row>
        <table:table-row table:style-name="ro1">
          <table:table-cell office:value-type="string">
            <text:p>Classic-editor breaks site</text:p>
          </table:table-cell>
          <table:table-cell table:number-columns-repeated="3"/>
        </table:table-row>
        <table:table-row table:style-name="ro1">
          <table:table-cell office:value-type="string">
            <text:p>User breaks site</text:p>
          </table:table-cell>
          <table:table-cell table:number-columns-repeated="3"/>
        </table:table-row>
        <table:table-row table:style-name="ro2">
          <table:table-cell office:value-type="string">
            <text:p>Updated plugin / theme breaks site</text:p>
          </table:table-cell>
          <table:table-cell table:number-columns-repeated="3"/>
        </table:table-row>
        <table:table-row table:style-name="ro1">
          <table:table-cell office:value-type="string">
            <text:p>Estimates not possibl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Likelihood</text:p>
          </table:table-cell>
          <table:table-cell office:value-type="string">
            <text:p>Severity</text:p>
          </table:table-cell>
          <table:table-cell table:number-columns-repeated="2"/>
        </table:table-row>
        <table:table-row table:style-name="ro1">
          <table:table-cell office:value-type="string">
            <text:p>Certain</text:p>
          </table:table-cell>
          <table:table-cell table:number-columns-repeated="3"/>
        </table:table-row>
        <table:table-row table:style-name="ro1">
          <table:table-cell office:value-type="string">
            <text:p>Likely</text:p>
          </table:table-cell>
          <table:table-cell table:number-columns-repeated="3"/>
        </table:table-row>
        <table:table-row table:style-name="ro1">
          <table:table-cell office:value-type="string">
            <text:p>Possible</text:p>
          </table:table-cell>
          <table:table-cell table:number-columns-repeated="3"/>
        </table:table-row>
        <table:table-row table:style-name="ro1">
          <table:table-cell office:value-type="string">
            <text:p>Unlikely</text:p>
          </table:table-cell>
          <table:table-cell table:number-columns-repeated="3"/>
        </table:table-row>
        <table:table-row table:style-name="ro1">
          <table:table-cell office:value-type="string">
            <text:p>Rare</text:p>
          </table:table-cell>
          <table:table-cell table:number-columns-repeated="3"/>
        </table:table-row>
      </table:table>
      <table:table table:name="Shortcode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1" table:number-columns-repeated="9"/>
          <table:table-cell table:style-name="ce1" table:formula="of:=SUM([.J3:.J192])" office:value-type="float" office:value="342">
            <text:p>342</text:p>
          </table:table-cell>
          <table:table-cell table:style-name="ce1" table:formula="of:=SUM([.K3:.K192])" office:value-type="float" office:value="203">
            <text:p>203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>
            <text:p>Shortcode</text:p>
          </table:table-cell>
          <table:table-cell table:style-name="ce1" office:value-type="string">
            <text:p>Desc</text:p>
          </table:table-cell>
          <table:table-cell table:style-name="ce1" office:value-type="string">
            <text:p>#parameters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Inline/Block</text:p>
          </table:table-cell>
          <table:table-cell table:style-name="ce1" office:value-type="string">
            <text:p>Incompatible?</text:p>
          </table:table-cell>
          <table:table-cell table:style-name="ce1" office:value-type="string">
            <text:p>Convert?</text:p>
          </table:table-cell>
          <table:table-cell table:style-name="ce1" office:value-type="string">
            <text:p>Dynamic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Adjusted</text:p>
          </table:table-cell>
          <table:table-cell table:style-name="ce1" table:number-columns-repeated="1013"/>
        </table:table-row>
        <table:table-row table:style-name="ro2" table:visibility="filter">
          <table:table-cell office:value-type="string">
            <text:p>bw_admin</text:p>
          </table:table-cell>
          <table:table-cell office:value-type="string">
            <text:p>Display the Admin contact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];[Hours.A$3:.A$33];[Hours.C$3:.C$33])" office:value-type="float" office:value="7">
            <text:p>7</text:p>
          </table:table-cell>
          <table:table-cell table:formula="of:=[.I3]/7" office:value-type="float" office:value="1">
            <text:p>1</text:p>
          </table:table-cell>
          <table:table-cell table:formula="of:=[.J3]*[.G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oginout</text:p>
          </table:table-cell>
          <table:table-cell office:value-type="string">
            <text:p>Display the Login or Logout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];[Hours.A$3:.A$33];[Hours.C$3:.C$33])" office:value-type="float" office:value="7">
            <text:p>7</text:p>
          </table:table-cell>
          <table:table-cell table:formula="of:=[.I4]/7" office:value-type="float" office:value="1">
            <text:p>1</text:p>
          </table:table-cell>
          <table:table-cell table:formula="of:=[.J4]*[.G4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ction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];[Hours.A$3:.A$33];[Hours.C$3:.C$33])" office:value-type="float" office:value="7">
            <text:p>7</text:p>
          </table:table-cell>
          <table:table-cell table:formula="of:=[.I5]/7" office:value-type="float" office:value="1">
            <text:p>1</text:p>
          </table:table-cell>
          <table:table-cell table:formula="of:=[.J5]*[.G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lug</text:p>
          </table:table-cell>
          <table:table-cell office:value-type="string">
            <text:p>Show plugin information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6];[Hours.A$3:.A$33];[Hours.C$3:.C$33])" office:value-type="float" office:value="21">
            <text:p>21</text:p>
          </table:table-cell>
          <table:table-cell table:formula="of:=[.I6]/7" office:value-type="float" office:value="3">
            <text:p>3</text:p>
          </table:table-cell>
          <table:table-cell table:formula="of:=[.J6]*[.G6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dash</text:p>
          </table:table-cell>
          <table:table-cell office:value-type="string">
            <text:p>Display a dash icon</text:p>
          </table:table-cell>
          <table:table-cell office:value-type="float" office:value="2">
            <text:p>2</text:p>
          </table:table-cell>
          <table:table-cell office:value-type="string">
            <text:p>oik-con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];[Hours.A$3:.A$33];[Hours.C$3:.C$33])" office:value-type="float" office:value="7">
            <text:p>7</text:p>
          </table:table-cell>
          <table:table-cell table:formula="of:=[.I7]/7" office:value-type="float" office:value="1">
            <text:p>1</text:p>
          </table:table-cell>
          <table:table-cell table:formula="of:=[.J7]*[.G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ield</text:p>
          </table:table-cell>
          <table:table-cell office:value-type="string">
            <text:p>Format custom fields without labels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];[Hours.A$3:.A$33];[Hours.C$3:.C$33])" office:value-type="float" office:value="7">
            <text:p>7</text:p>
          </table:table-cell>
          <table:table-cell table:formula="of:=[.I8]/7" office:value-type="float" office:value="1">
            <text:p>1</text:p>
          </table:table-cell>
          <table:table-cell table:formula="of:=[.J8]*[.G8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odes</text:p>
          </table:table-cell>
          <table:table-cell office:value-type="string">
            <text:p>Create links to related shortcodes</text:p>
          </table:table-cell>
          <table:table-cell office:value-type="float" office:value="4">
            <text:p>4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];[Hours.A$3:.A$33];[Hours.C$3:.C$33])" office:value-type="float" office:value="7">
            <text:p>7</text:p>
          </table:table-cell>
          <table:table-cell table:formula="of:=[.I9]/7" office:value-type="float" office:value="1">
            <text:p>1</text:p>
          </table:table-cell>
          <table:table-cell table:formula="of:=[.J9]*[.G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md</text:p>
          </table:table-cell>
          <table:table-cell office:value-type="string">
            <text:p>Format Markdown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Mix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];[Hours.A$3:.A$33];[Hours.C$3:.C$33])" office:value-type="float" office:value="7">
            <text:p>7</text:p>
          </table:table-cell>
          <table:table-cell table:formula="of:=[.I10]/7" office:value-type="float" office:value="1">
            <text:p>1</text:p>
          </table:table-cell>
          <table:table-cell table:formula="of:=[.J10]*[.G1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etag</text:p>
          </table:table-cell>
          <table:table-cell office:value-type="string">
            <text:p>End a tag started with [stag]</text:p>
          </table:table-cell>
          <table:table-cell office:value-type="float" office:value="1">
            <text:p>1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];[Hours.A$3:.A$33];[Hours.C$3:.C$33])" office:value-type="float" office:value="7">
            <text:p>7</text:p>
          </table:table-cell>
          <table:table-cell table:formula="of:=[.I11]/7" office:value-type="float" office:value="1">
            <text:p>1</text:p>
          </table:table-cell>
          <table:table-cell table:formula="of:=[.J11]*[.G1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sediv</text:p>
          </table:table-cell>
          <table:table-cell office:value-type="string">
            <text:p>Start and end a div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];[Hours.A$3:.A$33];[Hours.C$3:.C$33])" office:value-type="float" office:value="7">
            <text:p>7</text:p>
          </table:table-cell>
          <table:table-cell table:formula="of:=[.I12]/7" office:value-type="float" office:value="1">
            <text:p>1</text:p>
          </table:table-cell>
          <table:table-cell table:formula="of:=[.J12]*[.G12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stag</text:p>
          </table:table-cell>
          <table:table-cell office:value-type="string">
            <text:p>Start a tag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];[Hours.A$3:.A$33];[Hours.C$3:.C$33])" office:value-type="float" office:value="7">
            <text:p>7</text:p>
          </table:table-cell>
          <table:table-cell table:formula="of:=[.I13]/7" office:value-type="float" office:value="1">
            <text:p>1</text:p>
          </table:table-cell>
          <table:table-cell table:formula="of:=[.J13]*[.G1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</text:p>
          </table:table-cell>
          <table:table-cell office:value-type="string">
            <text:p>Expand to the logo for Bobbing Wi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];[Hours.A$3:.A$33];[Hours.C$3:.C$33])" office:value-type="float" office:value="7">
            <text:p>7</text:p>
          </table:table-cell>
          <table:table-cell table:formula="of:=[.I14]/7" office:value-type="float" office:value="1">
            <text:p>1</text:p>
          </table:table-cell>
          <table:table-cell table:formula="of:=[.J14]*[.G1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bbr</text:p>
          </table:table-cell>
          <table:table-cell office:value-type="string">
            <text:p>Format an abbreviati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];[Hours.A$3:.A$33];[Hours.C$3:.C$33])" office:value-type="float" office:value="7">
            <text:p>7</text:p>
          </table:table-cell>
          <table:table-cell table:formula="of:=[.I15]/7" office:value-type="float" office:value="1">
            <text:p>1</text:p>
          </table:table-cell>
          <table:table-cell table:formula="of:=[.J15]*[.G1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cronym</text:p>
          </table:table-cell>
          <table:table-cell office:value-type="string">
            <text:p>Format an ac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];[Hours.A$3:.A$33];[Hours.C$3:.C$33])" office:value-type="float" office:value="7">
            <text:p>7</text:p>
          </table:table-cell>
          <table:table-cell table:formula="of:=[.I16]/7" office:value-type="float" office:value="1">
            <text:p>1</text:p>
          </table:table-cell>
          <table:table-cell table:formula="of:=[.J16]*[.G1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ntact</text:p>
          </table:table-cell>
          <table:table-cell office:value-type="string">
            <text:p>Primary contact nam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7];[Hours.A$3:.A$33];[Hours.C$3:.C$33])" office:value-type="float" office:value="7">
            <text:p>7</text:p>
          </table:table-cell>
          <table:table-cell table:formula="of:=[.I17]/7" office:value-type="float" office:value="1">
            <text:p>1</text:p>
          </table:table-cell>
          <table:table-cell table:formula="of:=[.J17]*[.G1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ntact_button</text:p>
          </table:table-cell>
          <table:table-cell office:value-type="string">
            <text:p>Contact form button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];[Hours.A$3:.A$33];[Hours.C$3:.C$33])" office:value-type="float" office:value="21">
            <text:p>21</text:p>
          </table:table-cell>
          <table:table-cell table:formula="of:=[.I18]/7" office:value-type="float" office:value="3">
            <text:p>3</text:p>
          </table:table-cell>
          <table:table-cell table:formula="of:=[.J18]*[.G1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unt</text:p>
          </table:table-cell>
          <table:table-cell office:value-type="string">
            <text:p>Count posts for the selected post typ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9];[Hours.A$3:.A$33];[Hours.C$3:.C$33])" office:value-type="float" office:value="7">
            <text:p>7</text:p>
          </table:table-cell>
          <table:table-cell table:formula="of:=[.I19]/7" office:value-type="float" office:value="1">
            <text:p>1</text:p>
          </table:table-cell>
          <table:table-cell table:formula="of:=[.J19]*[.G1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mail</text:p>
          </table:table-cell>
          <table:table-cell office:value-type="string">
            <text:p>Email primary contact (formal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0];[Hours.A$3:.A$33];[Hours.C$3:.C$33])" office:value-type="float" office:value="21">
            <text:p>21</text:p>
          </table:table-cell>
          <table:table-cell table:formula="of:=[.I20]/7" office:value-type="float" office:value="3">
            <text:p>3</text:p>
          </table:table-cell>
          <table:table-cell table:formula="of:=[.J20]*[.G2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acebook</text:p>
          </table:table-cell>
          <table:table-cell office:value-type="string">
            <text:p>Facebook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1];[Hours.A$3:.A$33];[Hours.C$3:.C$33])" office:value-type="float" office:value="7">
            <text:p>7</text:p>
          </table:table-cell>
          <table:table-cell table:formula="of:=[.I21]/7" office:value-type="float" office:value="1">
            <text:p>1</text:p>
          </table:table-cell>
          <table:table-cell table:formula="of:=[.J21]*[.G21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lickr</text:p>
          </table:table-cell>
          <table:table-cell office:value-type="string">
            <text:p>Flickr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2];[Hours.A$3:.A$33];[Hours.C$3:.C$33])" office:value-type="float" office:value="7">
            <text:p>7</text:p>
          </table:table-cell>
          <table:table-cell table:formula="of:=[.I22]/7" office:value-type="float" office:value="1">
            <text:p>1</text:p>
          </table:table-cell>
          <table:table-cell table:formula="of:=[.J22]*[.G22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3];[Hours.A$3:.A$33];[Hours.C$3:.C$33])" office:value-type="float" office:value="7">
            <text:p>7</text:p>
          </table:table-cell>
          <table:table-cell table:formula="of:=[.I23]/7" office:value-type="float" office:value="1">
            <text:p>1</text:p>
          </table:table-cell>
          <table:table-cell table:formula="of:=[.J23]*[.G2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_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4];[Hours.A$3:.A$33];[Hours.C$3:.C$33])" office:value-type="float" office:value="7">
            <text:p>7</text:p>
          </table:table-cell>
          <table:table-cell table:formula="of:=[.I24]/7" office:value-type="float" office:value="1">
            <text:p>1</text:p>
          </table:table-cell>
          <table:table-cell table:formula="of:=[.J24]*[.G2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-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5];[Hours.A$3:.A$33];[Hours.C$3:.C$33])" office:value-type="float" office:value="7">
            <text:p>7</text:p>
          </table:table-cell>
          <table:table-cell table:formula="of:=[.I25]/7" office:value-type="float" office:value="1">
            <text:p>1</text:p>
          </table:table-cell>
          <table:table-cell table:formula="of:=[.J25]*[.G2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oogleplus</text:p>
          </table:table-cell>
          <table:table-cell office:value-type="string">
            <text:p>Google+ lin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6];[Hours.A$3:.A$33];[Hours.C$3:.C$33])" office:value-type="float" office:value="7">
            <text:p>7</text:p>
          </table:table-cell>
          <table:table-cell table:formula="of:=[.I26]/7" office:value-type="float" office:value="1">
            <text:p>1</text:p>
          </table:table-cell>
          <table:table-cell table:formula="of:=[.J26]*[.G2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instagram</text:p>
          </table:table-cell>
          <table:table-cell office:value-type="string">
            <text:p>Follow me on Instagra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7];[Hours.A$3:.A$33];[Hours.C$3:.C$33])" office:value-type="float" office:value="7">
            <text:p>7</text:p>
          </table:table-cell>
          <table:table-cell table:formula="of:=[.I27]/7" office:value-type="float" office:value="1">
            <text:p>1</text:p>
          </table:table-cell>
          <table:table-cell table:formula="of:=[.J27]*[.G2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ink</text:p>
          </table:table-cell>
          <table:table-cell office:value-type="string">
            <text:p>Display a link to a post.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28];[Hours.A$3:.A$33];[Hours.C$3:.C$33])" office:value-type="float" office:value="21">
            <text:p>21</text:p>
          </table:table-cell>
          <table:table-cell table:formula="of:=[.I28]/7" office:value-type="float" office:value="3">
            <text:p>3</text:p>
          </table:table-cell>
          <table:table-cell table:formula="of:=[.J28]*[.G2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inkedin</text:p>
          </table:table-cell>
          <table:table-cell office:value-type="string">
            <text:p>Follow me on Linked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29];[Hours.A$3:.A$33];[Hours.C$3:.C$33])" office:value-type="float" office:value="7">
            <text:p>7</text:p>
          </table:table-cell>
          <table:table-cell table:formula="of:=[.I29]/7" office:value-type="float" office:value="1">
            <text:p>1</text:p>
          </table:table-cell>
          <table:table-cell table:formula="of:=[.J29]*[.G29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ailto</text:p>
          </table:table-cell>
          <table:table-cell office:value-type="string">
            <text:p>Mailto (inline)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0];[Hours.A$3:.A$33];[Hours.C$3:.C$33])" office:value-type="float" office:value="21">
            <text:p>21</text:p>
          </table:table-cell>
          <table:table-cell table:formula="of:=[.I30]/7" office:value-type="float" office:value="3">
            <text:p>3</text:p>
          </table:table-cell>
          <table:table-cell table:formula="of:=[.J30]*[.G3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ob</text:p>
          </table:table-cell>
          <table:table-cell office:value-type="string">
            <text:p>Mobile 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1];[Hours.A$3:.A$33];[Hours.C$3:.C$33])" office:value-type="float" office:value="21">
            <text:p>21</text:p>
          </table:table-cell>
          <table:table-cell table:formula="of:=[.I31]/7" office:value-type="float" office:value="3">
            <text:p>3</text:p>
          </table:table-cell>
          <table:table-cell table:formula="of:=[.J31]*[.G3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arent</text:p>
          </table:table-cell>
          <table:table-cell office:value-type="string">
            <text:p>Display a link back to the parent pag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2];[Hours.A$3:.A$33];[Hours.C$3:.C$33])" office:value-type="float" office:value="7">
            <text:p>7</text:p>
          </table:table-cell>
          <table:table-cell table:formula="of:=[.I32]/7" office:value-type="float" office:value="1">
            <text:p>1</text:p>
          </table:table-cell>
          <table:table-cell table:formula="of:=[.J32]*[.G32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icasa</text:p>
          </table:table-cell>
          <table:table-cell office:value-type="string">
            <text:p>Follow me on Picasa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3];[Hours.A$3:.A$33];[Hours.C$3:.C$33])" office:value-type="float" office:value="7">
            <text:p>7</text:p>
          </table:table-cell>
          <table:table-cell table:formula="of:=[.I33]/7" office:value-type="float" office:value="1">
            <text:p>1</text:p>
          </table:table-cell>
          <table:table-cell table:formula="of:=[.J33]*[.G3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interest</text:p>
          </table:table-cell>
          <table:table-cell office:value-type="string">
            <text:p>Follow me on Pinterest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4];[Hours.A$3:.A$33];[Hours.C$3:.C$33])" office:value-type="float" office:value="7">
            <text:p>7</text:p>
          </table:table-cell>
          <table:table-cell table:formula="of:=[.I34]/7" office:value-type="float" office:value="1">
            <text:p>1</text:p>
          </table:table-cell>
          <table:table-cell table:formula="of:=[.J34]*[.G34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l</text:p>
          </table:table-cell>
          <table:table-cell office:value-type="string">
            <text:p>Telephone number (inline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5];[Hours.A$3:.A$33];[Hours.C$3:.C$33])" office:value-type="float" office:value="21">
            <text:p>21</text:p>
          </table:table-cell>
          <table:table-cell table:formula="of:=[.I35]/7" office:value-type="float" office:value="3">
            <text:p>3</text:p>
          </table:table-cell>
          <table:table-cell table:formula="of:=[.J35]*[.G35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witter</text:p>
          </table:table-cell>
          <table:table-cell office:value-type="string">
            <text:p>Follow me on Twitter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6];[Hours.A$3:.A$33];[Hours.C$3:.C$33])" office:value-type="float" office:value="7">
            <text:p>7</text:p>
          </table:table-cell>
          <table:table-cell table:formula="of:=[.I36]/7" office:value-type="float" office:value="1">
            <text:p>1</text:p>
          </table:table-cell>
          <table:table-cell table:formula="of:=[.J36]*[.G36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youtube</text:p>
          </table:table-cell>
          <table:table-cell office:value-type="string">
            <text:p>Follow me on YouTub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37];[Hours.A$3:.A$33];[Hours.C$3:.C$33])" office:value-type="float" office:value="7">
            <text:p>7</text:p>
          </table:table-cell>
          <table:table-cell table:formula="of:=[.I37]/7" office:value-type="float" office:value="1">
            <text:p>1</text:p>
          </table:table-cell>
          <table:table-cell table:formula="of:=[.J37]*[.G3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bw</text:p>
          </table:table-cell>
          <table:table-cell office:value-type="string">
            <text:p>Link to Bobbing Wide site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8];[Hours.A$3:.A$33];[Hours.C$3:.C$33])" office:value-type="float" office:value="7">
            <text:p>7</text:p>
          </table:table-cell>
          <table:table-cell table:formula="of:=[.I38]/7" office:value-type="float" office:value="1">
            <text:p>1</text:p>
          </table:table-cell>
          <table:table-cell table:formula="of:=[.J38]*[.G3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oik</text:p>
          </table:table-cell>
          <table:table-cell office:value-type="string">
            <text:p>Link to [oik]-plugin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39];[Hours.A$3:.A$33];[Hours.C$3:.C$33])" office:value-type="float" office:value="7">
            <text:p>7</text:p>
          </table:table-cell>
          <table:table-cell table:formula="of:=[.I39]/7" office:value-type="float" office:value="1">
            <text:p>1</text:p>
          </table:table-cell>
          <table:table-cell table:formula="of:=[.J39]*[.G3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</text:p>
          </table:table-cell>
          <table:table-cell office:value-type="string">
            <text:p>Spells out the &lt;span class="bw_oik"&gt;&lt;abbr <text:s/>title="OIK Information Kit"&gt;oik&lt;/abbr&gt;&lt;/span&gt; backronym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0];[Hours.A$3:.A$33];[Hours.C$3:.C$33])" office:value-type="float" office:value="7">
            <text:p>7</text:p>
          </table:table-cell>
          <table:table-cell table:formula="of:=[.I40]/7" office:value-type="float" office:value="1">
            <text:p>1</text:p>
          </table:table-cell>
          <table:table-cell table:formula="of:=[.J40]*[.G4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</text:p>
          </table:table-cell>
          <table:table-cell office:value-type="string">
            <text:p>Expand to the logo for oik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1];[Hours.A$3:.A$33];[Hours.C$3:.C$33])" office:value-type="float" office:value="7">
            <text:p>7</text:p>
          </table:table-cell>
          <table:table-cell table:formula="of:=[.I41]/7" office:value-type="float" office:value="1">
            <text:p>1</text:p>
          </table:table-cell>
          <table:table-cell table:formula="of:=[.J41]*[.G4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rtisteer</text:p>
          </table:table-cell>
          <table:table-cell office:value-type="string">
            <text:p>Styled form of Artisteer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2];[Hours.A$3:.A$33];[Hours.C$3:.C$33])" office:value-type="float" office:value="7">
            <text:p>7</text:p>
          </table:table-cell>
          <table:table-cell table:formula="of:=[.I42]/7" office:value-type="float" office:value="1">
            <text:p>1</text:p>
          </table:table-cell>
          <table:table-cell table:formula="of:=[.J42]*[.G4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p</text:p>
          </table:table-cell>
          <table:table-cell office:value-type="string">
            <text:p>Styled form of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3];[Hours.A$3:.A$33];[Hours.C$3:.C$33])" office:value-type="float" office:value="7">
            <text:p>7</text:p>
          </table:table-cell>
          <table:table-cell table:formula="of:=[.I43]/7" office:value-type="float" office:value="1">
            <text:p>1</text:p>
          </table:table-cell>
          <table:table-cell table:formula="of:=[.J43]*[.G4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option</text:p>
          </table:table-cell>
          <table:table-cell office:value-type="string">
            <text:p>Display the value of an option field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4];[Hours.A$3:.A$33];[Hours.C$3:.C$33])" office:value-type="float" office:value="7">
            <text:p>7</text:p>
          </table:table-cell>
          <table:table-cell table:formula="of:=[.I44]/7" office:value-type="float" office:value="1">
            <text:p>1</text:p>
          </table:table-cell>
          <table:table-cell table:formula="of:=[.J44]*[.G4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age</text:p>
          </table:table-cell>
          <table:table-cell office:value-type="string">
            <text:p>Add page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5];[Hours.A$3:.A$33];[Hours.C$3:.C$33])" office:value-type="float" office:value="7">
            <text:p>7</text:p>
          </table:table-cell>
          <table:table-cell table:formula="of:=[.I45]/7" office:value-type="float" office:value="1">
            <text:p>1</text:p>
          </table:table-cell>
          <table:table-cell table:formula="of:=[.J45]*[.G4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st</text:p>
          </table:table-cell>
          <table:table-cell office:value-type="string">
            <text:p>Add Post button</text:p>
          </table:table-cell>
          <table:table-cell office:value-type="float" office:value="3">
            <text:p>3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6];[Hours.A$3:.A$33];[Hours.C$3:.C$33])" office:value-type="float" office:value="7">
            <text:p>7</text:p>
          </table:table-cell>
          <table:table-cell table:formula="of:=[.I46]/7" office:value-type="float" office:value="1">
            <text:p>1</text:p>
          </table:table-cell>
          <table:table-cell table:formula="of:=[.J46]*[.G4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github</text:p>
          </table:table-cell>
          <table:table-cell office:value-type="string">
            <text:p>Link to GitHub</text:p>
          </table:table-cell>
          <table:table-cell office:value-type="float" office:value="5">
            <text:p>5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47];[Hours.A$3:.A$33];[Hours.C$3:.C$33])" office:value-type="float" office:value="21">
            <text:p>21</text:p>
          </table:table-cell>
          <table:table-cell table:formula="of:=[.I47]/7" office:value-type="float" office:value="3">
            <text:p>3</text:p>
          </table:table-cell>
          <table:table-cell table:formula="of:=[.J47]*[.G4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artisteer</text:p>
          </table:table-cell>
          <table:table-cell office:value-type="string">
            <text:p>Link to Artisteer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8];[Hours.A$3:.A$33];[Hours.C$3:.C$33])" office:value-type="float" office:value="7">
            <text:p>7</text:p>
          </table:table-cell>
          <table:table-cell table:formula="of:=[.I48]/7" office:value-type="float" office:value="1">
            <text:p>1</text:p>
          </table:table-cell>
          <table:table-cell table:formula="of:=[.J48]*[.G4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bp</text:p>
          </table:table-cell>
          <table:table-cell office:value-type="string">
            <text:p>Link to BuddyPres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49];[Hours.A$3:.A$33];[Hours.C$3:.C$33])" office:value-type="float" office:value="7">
            <text:p>7</text:p>
          </table:table-cell>
          <table:table-cell table:formula="of:=[.I49]/7" office:value-type="float" office:value="1">
            <text:p>1</text:p>
          </table:table-cell>
          <table:table-cell table:formula="of:=[.J49]*[.G4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drupal</text:p>
          </table:table-cell>
          <table:table-cell office:value-type="string">
            <text:p>Link to drupal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0];[Hours.A$3:.A$33];[Hours.C$3:.C$33])" office:value-type="float" office:value="7">
            <text:p>7</text:p>
          </table:table-cell>
          <table:table-cell table:formula="of:=[.I50]/7" office:value-type="float" office:value="1">
            <text:p>1</text:p>
          </table:table-cell>
          <table:table-cell table:formula="of:=[.J50]*[.G5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wp</text:p>
          </table:table-cell>
          <table:table-cell office:value-type="string">
            <text:p>Link to WordPress.org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1];[Hours.A$3:.A$33];[Hours.C$3:.C$33])" office:value-type="float" office:value="7">
            <text:p>7</text:p>
          </table:table-cell>
          <table:table-cell table:formula="of:=[.I51]/7" office:value-type="float" office:value="1">
            <text:p>1</text:p>
          </table:table-cell>
          <table:table-cell table:formula="of:=[.J51]*[.G5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lwpms</text:p>
          </table:table-cell>
          <table:table-cell office:value-type="string">
            <text:p>Link to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2];[Hours.A$3:.A$33];[Hours.C$3:.C$33])" office:value-type="float" office:value="7">
            <text:p>7</text:p>
          </table:table-cell>
          <table:table-cell table:formula="of:=[.I52]/7" office:value-type="float" office:value="1">
            <text:p>1</text:p>
          </table:table-cell>
          <table:table-cell table:formula="of:=[.J52]*[.G5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wp</text:p>
          </table:table-cell>
          <table:table-cell office:value-type="string">
            <text:p>Display a styled form of WordPress. 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3];[Hours.A$3:.A$33];[Hours.C$3:.C$33])" office:value-type="float" office:value="7">
            <text:p>7</text:p>
          </table:table-cell>
          <table:table-cell table:formula="of:=[.I53]/7" office:value-type="float" office:value="1">
            <text:p>1</text:p>
          </table:table-cell>
          <table:table-cell table:formula="of:=[.J53]*[.G5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wpms</text:p>
          </table:table-cell>
          <table:table-cell office:value-type="string">
            <text:p>Styled form of WordPress Multi Site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4];[Hours.A$3:.A$33];[Hours.C$3:.C$33])" office:value-type="float" office:value="7">
            <text:p>7</text:p>
          </table:table-cell>
          <table:table-cell table:formula="of:=[.I54]/7" office:value-type="float" office:value="1">
            <text:p>1</text:p>
          </table:table-cell>
          <table:table-cell table:formula="of:=[.J54]*[.G5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pi</text:p>
          </table:table-cell>
          <table:table-cell office:value-type="string">
            <text:p>Simple API link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Inline 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5];[Hours.A$3:.A$33];[Hours.C$3:.C$33])" office:value-type="float" office:value="7">
            <text:p>7</text:p>
          </table:table-cell>
          <table:table-cell table:formula="of:=[.I55]/7" office:value-type="float" office:value="1">
            <text:p>1</text:p>
          </table:table-cell>
          <table:table-cell table:formula="of:=[.J55]*[.G55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cookies</text:p>
          </table:table-cell>
          <table:table-cell office:value-type="string">
            <text:p>Display table of cookies</text:p>
          </table:table-cell>
          <table:table-cell office:value-type="float" office:value="4">
            <text:p>4</text:p>
          </table:table-cell>
          <table:table-cell office:value-type="string">
            <text:p>Cookie-cat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6];[Hours.A$3:.A$33];[Hours.C$3:.C$33])" office:value-type="float" office:value="7">
            <text:p>7</text:p>
          </table:table-cell>
          <table:table-cell table:formula="of:=[.I56]/7" office:value-type="float" office:value="1">
            <text:p>1</text:p>
          </table:table-cell>
          <table:table-cell table:formula="of:=[.J56]*[.G5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float" office:value="29608">
            <text:p>29608</text:p>
          </table:table-cell>
          <table:table-cell office:value-type="string">
            <text:p>trac_29608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7];[Hours.A$3:.A$33];[Hours.C$3:.C$33])" office:value-type="float" office:value="7">
            <text:p>7</text:p>
          </table:table-cell>
          <table:table-cell table:formula="of:=[.I57]/7" office:value-type="float" office:value="1">
            <text:p>1</text:p>
          </table:table-cell>
          <table:table-cell table:formula="of:=[.J57]*[.G5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pyright</text:p>
          </table:table-cell>
          <table:table-cell office:value-type="string">
            <text:p>Format a Copyright statement</text:p>
          </table:table-cell>
          <table:table-cell office:value-type="float" office:value="5">
            <text:p>5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58];[Hours.A$3:.A$33];[Hours.C$3:.C$33])" office:value-type="float" office:value="21">
            <text:p>21</text:p>
          </table:table-cell>
          <table:table-cell table:formula="of:=[.I58]/7" office:value-type="float" office:value="3">
            <text:p>3</text:p>
          </table:table-cell>
          <table:table-cell table:formula="of:=[.J58]*[.G58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mail_signature</text:p>
          </table:table-cell>
          <table:table-cell office:value-type="string">
            <text:p>Format the email signatur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59];[Hours.A$3:.A$33];[Hours.C$3:.C$33])" office:value-type="float" office:value="7">
            <text:p>7</text:p>
          </table:table-cell>
          <table:table-cell table:formula="of:=[.I59]/7" office:value-type="float" office:value="1">
            <text:p>1</text:p>
          </table:table-cell>
          <table:table-cell table:formula="of:=[.J59]*[.G5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qv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0];[Hours.A$3:.A$33];[Hours.C$3:.C$33])" office:value-type="float" office:value="7">
            <text:p>7</text:p>
          </table:table-cell>
          <table:table-cell table:formula="of:=[.I60]/7" office:value-type="float" office:value="1">
            <text:p>1</text:p>
          </table:table-cell>
          <table:table-cell table:formula="of:=[.J60]*[.G6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1];[Hours.A$3:.A$33];[Hours.C$3:.C$33])" office:value-type="float" office:value="7">
            <text:p>7</text:p>
          </table:table-cell>
          <table:table-cell table:formula="of:=[.I61]/7" office:value-type="float" office:value="1">
            <text:p>1</text:p>
          </table:table-cell>
          <table:table-cell table:formula="of:=[.J61]*[.G6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ear</text:p>
          </table:table-cell>
          <table:table-cell office:value-type="string">
            <text:p>Clear divs 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2];[Hours.A$3:.A$33];[Hours.C$3:.C$33])" office:value-type="float" office:value="7">
            <text:p>7</text:p>
          </table:table-cell>
          <table:table-cell table:formula="of:=[.I62]/7" office:value-type="float" office:value="1">
            <text:p>1</text:p>
          </table:table-cell>
          <table:table-cell table:formula="of:=[.J62]*[.G6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div</text:p>
          </table:table-cell>
          <table:table-cell office:value-type="string">
            <text:p>start a &amp;lt;div&amp;gt; tag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3];[Hours.A$3:.A$33];[Hours.C$3:.C$33])" office:value-type="float" office:value="7">
            <text:p>7</text:p>
          </table:table-cell>
          <table:table-cell table:formula="of:=[.I63]/7" office:value-type="float" office:value="1">
            <text:p>1</text:p>
          </table:table-cell>
          <table:table-cell table:formula="of:=[.J63]*[.G6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dumptag</text:p>
          </table:table-cell>
          <table:table-cell office:value-type="string">
            <text:p>trac_29608_shortcode_dumptag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4];[Hours.A$3:.A$33];[Hours.C$3:.C$33])" office:value-type="float" office:value="7">
            <text:p>7</text:p>
          </table:table-cell>
          <table:table-cell table:formula="of:=[.I64]/7" office:value-type="float" office:value="1">
            <text:p>1</text:p>
          </table:table-cell>
          <table:table-cell table:formula="of:=[.J64]*[.G6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ediv</text:p>
          </table:table-cell>
          <table:table-cell office:value-type="string">
            <text:p>end a &amp;lt;div&amp;gt; with &amp;lt;/div&amp;gt;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5];[Hours.A$3:.A$33];[Hours.C$3:.C$33])" office:value-type="float" office:value="7">
            <text:p>7</text:p>
          </table:table-cell>
          <table:table-cell table:formula="of:=[.I65]/7" office:value-type="float" office:value="1">
            <text:p>1</text:p>
          </table:table-cell>
          <table:table-cell table:formula="of:=[.J65]*[.G65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embed</text:p>
          </table:table-cell>
          <table:table-cell office:value-type="string">
            <text:p>Embed media</text:p>
          </table:table-cell>
          <table:table-cell office:value-type="float" office:value="3">
            <text:p>3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6];[Hours.A$3:.A$33];[Hours.C$3:.C$33])" office:value-type="float" office:value="7">
            <text:p>7</text:p>
          </table:table-cell>
          <table:table-cell table:formula="of:=[.I66]/7" office:value-type="float" office:value="1">
            <text:p>1</text:p>
          </table:table-cell>
          <table:table-cell table:formula="of:=[.J66]*[.G6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home_link</text:p>
          </table:table-cell>
          <table:table-cell office:value-type="string">
            <text:p>genesis_footer_home_link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7];[Hours.A$3:.A$33];[Hours.C$3:.C$33])" office:value-type="float" office:value="7">
            <text:p>7</text:p>
          </table:table-cell>
          <table:table-cell table:formula="of:=[.I67]/7" office:value-type="float" office:value="1">
            <text:p>1</text:p>
          </table:table-cell>
          <table:table-cell table:formula="of:=[.J67]*[.G6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site_title</text:p>
          </table:table-cell>
          <table:table-cell office:value-type="string">
            <text:p>genesis_footer_site_title_shortcode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8];[Hours.A$3:.A$33];[Hours.C$3:.C$33])" office:value-type="float" office:value="7">
            <text:p>7</text:p>
          </table:table-cell>
          <table:table-cell table:formula="of:=[.I68]/7" office:value-type="float" office:value="1">
            <text:p>1</text:p>
          </table:table-cell>
          <table:table-cell table:formula="of:=[.J68]*[.G68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gallery</text:p>
          </table:table-cell>
          <table:table-cell office:value-type="string">
            <text:p>Display the attached images in a gallery</text:p>
          </table:table-cell>
          <table:table-cell office:value-type="float" office:value="10">
            <text:p>1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69];[Hours.A$3:.A$33];[Hours.C$3:.C$33])" office:value-type="float" office:value="21">
            <text:p>21</text:p>
          </table:table-cell>
          <table:table-cell table:formula="of:=[.I69]/7" office:value-type="float" office:value="3">
            <text:p>3</text:p>
          </table:table-cell>
          <table:table-cell table:formula="of:=[.J69]*[.G6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ngslideshow</text:p>
          </table:table-cell>
          <table:table-cell office:value-type="string">
            <text:p>NextGen gallery slideshow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0];[Hours.A$3:.A$33];[Hours.C$3:.C$33])" office:value-type="float" office:value="7">
            <text:p>7</text:p>
          </table:table-cell>
          <table:table-cell table:formula="of:=[.I70]/7" office:value-type="float" office:value="1">
            <text:p>1</text:p>
          </table:table-cell>
          <table:table-cell table:formula="of:=[.J70]*[.G7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noautop</text:p>
          </table:table-cell>
          <table:table-cell office:value-type="string">
            <text:p>trac_29608_noautop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1];[Hours.A$3:.A$33];[Hours.C$3:.C$33])" office:value-type="float" office:value="7">
            <text:p>7</text:p>
          </table:table-cell>
          <table:table-cell table:formula="of:=[.I71]/7" office:value-type="float" office:value="1">
            <text:p>1</text:p>
          </table:table-cell>
          <table:table-cell table:formula="of:=[.J71]*[.G7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aragraph</text:p>
          </table:table-cell>
          <table:table-cell office:value-type="string">
            <text:p>trac_29608_shortcode_paragraph</text:p>
          </table:table-cell>
          <table:table-cell office:value-type="float" office:value="0">
            <text:p>0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2];[Hours.A$3:.A$33];[Hours.C$3:.C$33])" office:value-type="float" office:value="7">
            <text:p>7</text:p>
          </table:table-cell>
          <table:table-cell table:formula="of:=[.I72]/7" office:value-type="float" office:value="1">
            <text:p>1</text:p>
          </table:table-cell>
          <table:table-cell table:formula="of:=[.J72]*[.G72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playlist</text:p>
          </table:table-cell>
          <table:table-cell office:value-type="string">
            <text:p>Playlist</text:p>
          </table:table-cell>
          <table:table-cell office:value-type="float" office:value="12">
            <text:p>1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3];[Hours.A$3:.A$33];[Hours.C$3:.C$33])" office:value-type="float" office:value="21">
            <text:p>21</text:p>
          </table:table-cell>
          <table:table-cell table:formula="of:=[.I73]/7" office:value-type="float" office:value="3">
            <text:p>3</text:p>
          </table:table-cell>
          <table:table-cell table:formula="of:=[.J73]*[.G7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sdiv</text:p>
          </table:table-cell>
          <table:table-cell office:value-type="string">
            <text:p>Start a div</text:p>
          </table:table-cell>
          <table:table-cell office:value-type="float" office:value="2">
            <text:p>2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4];[Hours.A$3:.A$33];[Hours.C$3:.C$33])" office:value-type="float" office:value="7">
            <text:p>7</text:p>
          </table:table-cell>
          <table:table-cell table:formula="of:=[.I74]/7" office:value-type="float" office:value="1">
            <text:p>1</text:p>
          </table:table-cell>
          <table:table-cell table:formula="of:=[.J74]*[.G74]" office:value-type="float" office:value="0">
            <text:p>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video</text:p>
          </table:table-cell>
          <table:table-cell office:value-type="string">
            <text:p>Embed video files</text:p>
          </table:table-cell>
          <table:table-cell office:value-type="float" office:value="7">
            <text:p>7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5];[Hours.A$3:.A$33];[Hours.C$3:.C$33])" office:value-type="float" office:value="21">
            <text:p>21</text:p>
          </table:table-cell>
          <table:table-cell table:formula="of:=[.I75]/7" office:value-type="float" office:value="3">
            <text:p>3</text:p>
          </table:table-cell>
          <table:table-cell table:formula="of:=[.J75]*[.G7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wp_caption</text:p>
          </table:table-cell>
          <table:table-cell office:value-type="string">
            <text:p>Display the caption for an image. Standard WordPress shortcode</text:p>
          </table:table-cell>
          <table:table-cell office:value-type="float" office:value="4">
            <text:p>4</text:p>
          </table:table-cell>
          <table:table-cell office:value-type="string">
            <text:p>cor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6];[Hours.A$3:.A$33];[Hours.C$3:.C$33])" office:value-type="float" office:value="7">
            <text:p>7</text:p>
          </table:table-cell>
          <table:table-cell table:formula="of:=[.I76]/7" office:value-type="float" office:value="1">
            <text:p>1</text:p>
          </table:table-cell>
          <table:table-cell table:formula="of:=[.J76]*[.G7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ccordion</text:p>
          </table:table-cell>
          <table:table-cell office:value-type="string">
            <text:p>Display posts in an accordion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7];[Hours.A$3:.A$33];[Hours.C$3:.C$33])" office:value-type="float" office:value="42">
            <text:p>42</text:p>
          </table:table-cell>
          <table:table-cell table:formula="of:=[.I77]/7" office:value-type="float" office:value="6">
            <text:p>6</text:p>
          </table:table-cell>
          <table:table-cell table:formula="of:=[.J77]*[.G77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ddress</text:p>
          </table:table-cell>
          <table:table-cell office:value-type="string">
            <text:p>Display the addres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78];[Hours.A$3:.A$33];[Hours.C$3:.C$33])" office:value-type="float" office:value="7">
            <text:p>7</text:p>
          </table:table-cell>
          <table:table-cell table:formula="of:=[.I78]/7" office:value-type="float" office:value="1">
            <text:p>1</text:p>
          </table:table-cell>
          <table:table-cell table:formula="of:=[.J78]*[.G78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lt_slogan</text:p>
          </table:table-cell>
          <table:table-cell office:value-type="string">
            <text:p>Alternative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79];[Hours.A$3:.A$33];[Hours.C$3:.C$33])" office:value-type="float" office:value="7">
            <text:p>7</text:p>
          </table:table-cell>
          <table:table-cell table:formula="of:=[.I79]/7" office:value-type="float" office:value="1">
            <text:p>1</text:p>
          </table:table-cell>
          <table:table-cell table:formula="of:=[.J79]*[.G7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ttachments</text:p>
          </table:table-cell>
          <table:table-cell office:value-type="string">
            <text:p>List attachments with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0];[Hours.A$3:.A$33];[Hours.C$3:.C$33])" office:value-type="float" office:value="42">
            <text:p>42</text:p>
          </table:table-cell>
          <table:table-cell table:formula="of:=[.I80]/7" office:value-type="float" office:value="6">
            <text:p>6</text:p>
          </table:table-cell>
          <table:table-cell table:formula="of:=[.J80]*[.G80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ck</text:p>
          </table:table-cell>
          <table:table-cell office:value-type="string">
            <text:p>Format an Artisteer block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1];[Hours.A$3:.A$33];[Hours.C$3:.C$33])" office:value-type="float" office:value="21">
            <text:p>21</text:p>
          </table:table-cell>
          <table:table-cell table:formula="of:=[.I81]/7" office:value-type="float" office:value="3">
            <text:p>3</text:p>
          </table:table-cell>
          <table:table-cell table:formula="of:=[.J81]*[.G8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ckquote</text:p>
          </table:table-cell>
          <table:table-cell office:value-type="string">
            <text:p>Format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2];[Hours.A$3:.A$33];[Hours.C$3:.C$33])" office:value-type="float" office:value="7">
            <text:p>7</text:p>
          </table:table-cell>
          <table:table-cell table:formula="of:=[.I82]/7" office:value-type="float" office:value="1">
            <text:p>1</text:p>
          </table:table-cell>
          <table:table-cell table:formula="of:=[.J82]*[.G8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ookmarks</text:p>
          </table:table-cell>
          <table:table-cell office:value-type="string">
            <text:p>List bookmarks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3];[Hours.A$3:.A$33];[Hours.C$3:.C$33])" office:value-type="float" office:value="7">
            <text:p>7</text:p>
          </table:table-cell>
          <table:table-cell table:formula="of:=[.I83]/7" office:value-type="float" office:value="1">
            <text:p>1</text:p>
          </table:table-cell>
          <table:table-cell table:formula="of:=[.J83]*[.G8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usiness</text:p>
          </table:table-cell>
          <table:table-cell office:value-type="string">
            <text:p>Display your Business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4];[Hours.A$3:.A$33];[Hours.C$3:.C$33])" office:value-type="float" office:value="7">
            <text:p>7</text:p>
          </table:table-cell>
          <table:table-cell table:formula="of:=[.I84]/7" office:value-type="float" office:value="1">
            <text:p>1</text:p>
          </table:table-cell>
          <table:table-cell table:formula="of:=[.J84]*[.G84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utton</text:p>
          </table:table-cell>
          <table:table-cell office:value-type="string">
            <text:p>Show a link as a button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5];[Hours.A$3:.A$33];[Hours.C$3:.C$33])" office:value-type="float" office:value="7">
            <text:p>7</text:p>
          </table:table-cell>
          <table:table-cell table:formula="of:=[.I85]/7" office:value-type="float" office:value="1">
            <text:p>1</text:p>
          </table:table-cell>
          <table:table-cell table:formula="of:=[.J85]*[.G8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ite</text:p>
          </table:table-cell>
          <table:table-cell office:value-type="string">
            <text:p>Cite a blockquote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6];[Hours.A$3:.A$33];[Hours.C$3:.C$33])" office:value-type="float" office:value="7">
            <text:p>7</text:p>
          </table:table-cell>
          <table:table-cell table:formula="of:=[.I86]/7" office:value-type="float" office:value="1">
            <text:p>1</text:p>
          </table:table-cell>
          <table:table-cell table:formula="of:=[.J86]*[.G8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de</text:p>
          </table:table-cell>
          <table:table-cell office:value-type="string">
            <text:p>Display the help and syntax for a shortcode</text:p>
          </table:table-cell>
          <table:table-cell office:value-type="float" office:value="6">
            <text:p>6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7];[Hours.A$3:.A$33];[Hours.C$3:.C$33])" office:value-type="float" office:value="21">
            <text:p>21</text:p>
          </table:table-cell>
          <table:table-cell table:formula="of:=[.I87]/7" office:value-type="float" office:value="3">
            <text:p>3</text:p>
          </table:table-cell>
          <table:table-cell table:formula="of:=[.J87]*[.G8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des</text:p>
          </table:table-cell>
          <table:table-cell office:value-type="string">
            <text:p>Display the currently available shortcodes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88];[Hours.A$3:.A$33];[Hours.C$3:.C$33])" office:value-type="float" office:value="7">
            <text:p>7</text:p>
          </table:table-cell>
          <table:table-cell table:formula="of:=[.I88]/7" office:value-type="float" office:value="1">
            <text:p>1</text:p>
          </table:table-cell>
          <table:table-cell table:formula="of:=[.J88]*[.G8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mpany</text:p>
          </table:table-cell>
          <table:table-cell office:value-type="string">
            <text:p>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89];[Hours.A$3:.A$33];[Hours.C$3:.C$33])" office:value-type="float" office:value="7">
            <text:p>7</text:p>
          </table:table-cell>
          <table:table-cell table:formula="of:=[.I89]/7" office:value-type="float" office:value="1">
            <text:p>1</text:p>
          </table:table-cell>
          <table:table-cell table:formula="of:=[.J89]*[.G89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ntact_form</text:p>
          </table:table-cell>
          <table:table-cell office:value-type="string">
            <text:p>Display a contact form for the specific us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0];[Hours.A$3:.A$33];[Hours.C$3:.C$33])" office:value-type="float" office:value="21">
            <text:p>21</text:p>
          </table:table-cell>
          <table:table-cell table:formula="of:=[.I90]/7" office:value-type="float" office:value="3">
            <text:p>3</text:p>
          </table:table-cell>
          <table:table-cell table:formula="of:=[.J90]*[.G9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ountdown</text:p>
          </table:table-cell>
          <table:table-cell office:value-type="string">
            <text:p>Countdown timer</text:p>
          </table:table-cell>
          <table:table-cell office:value-type="float" office:value="5">
            <text:p>5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1];[Hours.A$3:.A$33];[Hours.C$3:.C$33])" office:value-type="float" office:value="21">
            <text:p>21</text:p>
          </table:table-cell>
          <table:table-cell table:formula="of:=[.I91]/7" office:value-type="float" office:value="3">
            <text:p>3</text:p>
          </table:table-cell>
          <table:table-cell table:formula="of:=[.J91]*[.G9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ycle</text:p>
          </table:table-cell>
          <table:table-cell office:value-type="string">
            <text:p>Display pages using jQuery cycle</text:p>
          </table:table-cell>
          <table:table-cell office:value-type="float" office:value="23">
            <text:p>2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2];[Hours.A$3:.A$33];[Hours.C$3:.C$33])" office:value-type="float" office:value="42">
            <text:p>42</text:p>
          </table:table-cell>
          <table:table-cell table:formula="of:=[.I92]/7" office:value-type="float" office:value="6">
            <text:p>6</text:p>
          </table:table-cell>
          <table:table-cell table:formula="of:=[.J92]*[.G92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directions</text:p>
          </table:table-cell>
          <table:table-cell office:value-type="string">
            <text:p>Display a 'Google directions' button.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3];[Hours.A$3:.A$33];[Hours.C$3:.C$33])" office:value-type="float" office:value="7">
            <text:p>7</text:p>
          </table:table-cell>
          <table:table-cell table:formula="of:=[.I93]/7" office:value-type="float" office:value="1">
            <text:p>1</text:p>
          </table:table-cell>
          <table:table-cell table:formula="of:=[.J93]*[.G9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domain</text:p>
          </table:table-cell>
          <table:table-cell office:value-type="string">
            <text:p>Display the domain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4];[Hours.A$3:.A$33];[Hours.C$3:.C$33])" office:value-type="float" office:value="7">
            <text:p>7</text:p>
          </table:table-cell>
          <table:table-cell table:formula="of:=[.I94]/7" office:value-type="float" office:value="1">
            <text:p>1</text:p>
          </table:table-cell>
          <table:table-cell table:formula="of:=[.J94]*[.G9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block</text:p>
          </table:table-cell>
          <table:table-cell office:value-type="string">
            <text:p>end a [bw_block]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5];[Hours.A$3:.A$33];[Hours.C$3:.C$33])" office:value-type="float" office:value="7">
            <text:p>7</text:p>
          </table:table-cell>
          <table:table-cell table:formula="of:=[.I95]/7" office:value-type="float" office:value="1">
            <text:p>1</text:p>
          </table:table-cell>
          <table:table-cell table:formula="of:=[.J95]*[.G9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ditcss</text:p>
          </table:table-cell>
          <table:table-cell office:value-type="string">
            <text:p>Edit Custom CSS file butt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96];[Hours.A$3:.A$33];[Hours.C$3:.C$33])" office:value-type="float" office:value="7">
            <text:p>7</text:p>
          </table:table-cell>
          <table:table-cell table:formula="of:=[.I96]/7" office:value-type="float" office:value="1">
            <text:p>1</text:p>
          </table:table-cell>
          <table:table-cell table:formula="of:=[.J96]*[.G9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emergency</text:p>
          </table:table-cell>
          <table:table-cell office:value-type="string">
            <text:p>Emergency telephone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7];[Hours.A$3:.A$33];[Hours.C$3:.C$33])" office:value-type="float" office:value="21">
            <text:p>21</text:p>
          </table:table-cell>
          <table:table-cell table:formula="of:=[.I97]/7" office:value-type="float" office:value="3">
            <text:p>3</text:p>
          </table:table-cell>
          <table:table-cell table:formula="of:=[.J97]*[.G9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ax</text:p>
          </table:table-cell>
          <table:table-cell office:value-type="string">
            <text:p>Fax number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8];[Hours.A$3:.A$33];[Hours.C$3:.C$33])" office:value-type="float" office:value="21">
            <text:p>21</text:p>
          </table:table-cell>
          <table:table-cell table:formula="of:=[.I98]/7" office:value-type="float" office:value="3">
            <text:p>3</text:p>
          </table:table-cell>
          <table:table-cell table:formula="of:=[.J98]*[.G98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ollow_me</text:p>
          </table:table-cell>
          <table:table-cell office:value-type="string">
            <text:p>Display defined social media follow me links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99];[Hours.A$3:.A$33];[Hours.C$3:.C$33])" office:value-type="float" office:value="7">
            <text:p>7</text:p>
          </table:table-cell>
          <table:table-cell table:formula="of:=[.I99]/7" office:value-type="float" office:value="1">
            <text:p>1</text:p>
          </table:table-cell>
          <table:table-cell table:formula="of:=[.J99]*[.G99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ormal</text:p>
          </table:table-cell>
          <table:table-cell office:value-type="string">
            <text:p>Formal company name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0];[Hours.A$3:.A$33];[Hours.C$3:.C$33])" office:value-type="float" office:value="7">
            <text:p>7</text:p>
          </table:table-cell>
          <table:table-cell table:formula="of:=[.I100]/7" office:value-type="float" office:value="1">
            <text:p>1</text:p>
          </table:table-cell>
          <table:table-cell table:formula="of:=[.J100]*[.G10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eo</text:p>
          </table:table-cell>
          <table:table-cell office:value-type="string">
            <text:p>Latitude and Longitude</text:p>
          </table:table-cell>
          <table:table-cell office:value-type="float" office:value="1">
            <text:p>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1];[Hours.A$3:.A$33];[Hours.C$3:.C$33])" office:value-type="float" office:value="7">
            <text:p>7</text:p>
          </table:table-cell>
          <table:table-cell table:formula="of:=[.I101]/7" office:value-type="float" office:value="1">
            <text:p>1</text:p>
          </table:table-cell>
          <table:table-cell table:formula="of:=[.J101]*[.G10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iframe</text:p>
          </table:table-cell>
          <table:table-cell office:value-type="string">
            <text:p>Embed a page in an iframe</text:p>
          </table:table-cell>
          <table:table-cell office:value-type="float" office:value="9">
            <text:p>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2];[Hours.A$3:.A$33];[Hours.C$3:.C$33])" office:value-type="float" office:value="21">
            <text:p>21</text:p>
          </table:table-cell>
          <table:table-cell table:formula="of:=[.I102]/7" office:value-type="float" office:value="3">
            <text:p>3</text:p>
          </table:table-cell>
          <table:table-cell table:formula="of:=[.J102]*[.G10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images</text:p>
          </table:table-cell>
          <table:table-cell office:value-type="string">
            <text:p>Display attached image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3];[Hours.A$3:.A$33];[Hours.C$3:.C$33])" office:value-type="float" office:value="42">
            <text:p>42</text:p>
          </table:table-cell>
          <table:table-cell table:formula="of:=[.I103]/7" office:value-type="float" office:value="6">
            <text:p>6</text:p>
          </table:table-cell>
          <table:table-cell table:formula="of:=[.J103]*[.G103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jq</text:p>
          </table:table-cell>
          <table:table-cell office:value-type="string">
            <text:p>Perform a jQuery method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04];[Hours.A$3:.A$33];[Hours.C$3:.C$33])" office:value-type="float" office:value="21">
            <text:p>21</text:p>
          </table:table-cell>
          <table:table-cell table:formula="of:=[.I104]/7" office:value-type="float" office:value="3">
            <text:p>3</text:p>
          </table:table-cell>
          <table:table-cell table:formula="of:=[.J104]*[.G10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ist</text:p>
          </table:table-cell>
          <table:table-cell office:value-type="string">
            <text:p>Simple list of pages/posts or custom post typ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5];[Hours.A$3:.A$33];[Hours.C$3:.C$33])" office:value-type="float" office:value="42">
            <text:p>42</text:p>
          </table:table-cell>
          <table:table-cell table:formula="of:=[.I105]/7" office:value-type="float" office:value="6">
            <text:p>6</text:p>
          </table:table-cell>
          <table:table-cell table:formula="of:=[.J105]*[.G105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ogin</text:p>
          </table:table-cell>
          <table:table-cell office:value-type="string">
            <text:p>Display the login form or protected content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6];[Hours.A$3:.A$33];[Hours.C$3:.C$33])" office:value-type="float" office:value="7">
            <text:p>7</text:p>
          </table:table-cell>
          <table:table-cell table:formula="of:=[.I106]/7" office:value-type="float" office:value="1">
            <text:p>1</text:p>
          </table:table-cell>
          <table:table-cell table:formula="of:=[.J106]*[.G106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logo</text:p>
          </table:table-cell>
          <table:table-cell office:value-type="string">
            <text:p>Display the company logo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7];[Hours.A$3:.A$33];[Hours.C$3:.C$33])" office:value-type="float" office:value="7">
            <text:p>7</text:p>
          </table:table-cell>
          <table:table-cell table:formula="of:=[.I107]/7" office:value-type="float" office:value="1">
            <text:p>1</text:p>
          </table:table-cell>
          <table:table-cell table:formula="of:=[.J107]*[.G10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obile</text:p>
          </table:table-cell>
          <table:table-cell office:value-type="string">
            <text:p>Mobile 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8];[Hours.A$3:.A$33];[Hours.C$3:.C$33])" office:value-type="float" office:value="21">
            <text:p>21</text:p>
          </table:table-cell>
          <table:table-cell table:formula="of:=[.I108]/7" office:value-type="float" office:value="3">
            <text:p>3</text:p>
          </table:table-cell>
          <table:table-cell table:formula="of:=[.J108]*[.G108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navi</text:p>
          </table:table-cell>
          <table:table-cell office:value-type="string">
            <text:p>Simple paginated list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09];[Hours.A$3:.A$33];[Hours.C$3:.C$33])" office:value-type="float" office:value="42">
            <text:p>42</text:p>
          </table:table-cell>
          <table:table-cell table:formula="of:=[.I109]/7" office:value-type="float" office:value="6">
            <text:p>6</text:p>
          </table:table-cell>
          <table:table-cell table:formula="of:=[.J109]*[.G109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ages</text:p>
          </table:table-cell>
          <table:table-cell office:value-type="string">
            <text:p>Display page thumbnails and excerpts as links</text:p>
          </table:table-cell>
          <table:table-cell office:value-type="float" office:value="20">
            <text:p>2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0];[Hours.A$3:.A$33];[Hours.C$3:.C$33])" office:value-type="float" office:value="42">
            <text:p>42</text:p>
          </table:table-cell>
          <table:table-cell table:formula="of:=[.I110]/7" office:value-type="float" office:value="6">
            <text:p>6</text:p>
          </table:table-cell>
          <table:table-cell table:formula="of:=[.J110]*[.G110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df</text:p>
          </table:table-cell>
          <table:table-cell office:value-type="string">
            <text:p>Display attached PDF file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1];[Hours.A$3:.A$33];[Hours.C$3:.C$33])" office:value-type="float" office:value="42">
            <text:p>42</text:p>
          </table:table-cell>
          <table:table-cell table:formula="of:=[.I111]/7" office:value-type="float" office:value="6">
            <text:p>6</text:p>
          </table:table-cell>
          <table:table-cell table:formula="of:=[.J111]*[.G111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rtfolio</text:p>
          </table:table-cell>
          <table:table-cell office:value-type="string">
            <text:p>Display matched portfolio file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2];[Hours.A$3:.A$33];[Hours.C$3:.C$33])" office:value-type="float" office:value="42">
            <text:p>42</text:p>
          </table:table-cell>
          <table:table-cell table:formula="of:=[.I112]/7" office:value-type="float" office:value="6">
            <text:p>6</text:p>
          </table:table-cell>
          <table:table-cell table:formula="of:=[.J112]*[.G112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sts</text:p>
          </table:table-cell>
          <table:table-cell office:value-type="string">
            <text:p>Display posts</text:p>
          </table:table-cell>
          <table:table-cell office:value-type="float" office:value="18">
            <text:p>1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3];[Hours.A$3:.A$33];[Hours.C$3:.C$33])" office:value-type="float" office:value="42">
            <text:p>42</text:p>
          </table:table-cell>
          <table:table-cell table:formula="of:=[.I113]/7" office:value-type="float" office:value="6">
            <text:p>6</text:p>
          </table:table-cell>
          <table:table-cell table:formula="of:=[.J113]*[.G113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wer</text:p>
          </table:table-cell>
          <table:table-cell office:value-type="string">
            <text:p>Powered by WordPress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4];[Hours.A$3:.A$33];[Hours.C$3:.C$33])" office:value-type="float" office:value="7">
            <text:p>7</text:p>
          </table:table-cell>
          <table:table-cell table:formula="of:=[.I114]/7" office:value-type="float" office:value="1">
            <text:p>1</text:p>
          </table:table-cell>
          <table:table-cell table:formula="of:=[.J114]*[.G11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qrcode</text:p>
          </table:table-cell>
          <table:table-cell office:value-type="string">
            <text:p>Display an uploaded QR code image</text:p>
          </table:table-cell>
          <table:table-cell office:value-type="float" office:value="4">
            <text:p>4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5];[Hours.A$3:.A$33];[Hours.C$3:.C$33])" office:value-type="float" office:value="7">
            <text:p>7</text:p>
          </table:table-cell>
          <table:table-cell table:formula="of:=[.I115]/7" office:value-type="float" office:value="1">
            <text:p>1</text:p>
          </table:table-cell>
          <table:table-cell table:formula="of:=[.J115]*[.G11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how_googlemap</text:p>
          </table:table-cell>
          <table:table-cell office:value-type="string">
            <text:p>Show Google map [bw_show_googlemap]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6];[Hours.A$3:.A$33];[Hours.C$3:.C$33])" office:value-type="float" office:value="21">
            <text:p>21</text:p>
          </table:table-cell>
          <table:table-cell table:formula="of:=[.I116]/7" office:value-type="float" office:value="3">
            <text:p>3</text:p>
          </table:table-cell>
          <table:table-cell table:formula="of:=[.J116]*[.G116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kype</text:p>
          </table:table-cell>
          <table:table-cell office:value-type="string">
            <text:p>Skype name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7];[Hours.A$3:.A$33];[Hours.C$3:.C$33])" office:value-type="float" office:value="21">
            <text:p>21</text:p>
          </table:table-cell>
          <table:table-cell table:formula="of:=[.I117]/7" office:value-type="float" office:value="3">
            <text:p>3</text:p>
          </table:table-cell>
          <table:table-cell table:formula="of:=[.J117]*[.G117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logan</text:p>
          </table:table-cell>
          <table:table-cell office:value-type="string">
            <text:p>Primary sloga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18];[Hours.A$3:.A$33];[Hours.C$3:.C$33])" office:value-type="float" office:value="7">
            <text:p>7</text:p>
          </table:table-cell>
          <table:table-cell table:formula="of:=[.I118]/7" office:value-type="float" office:value="1">
            <text:p>1</text:p>
          </table:table-cell>
          <table:table-cell table:formula="of:=[.J118]*[.G11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able</text:p>
          </table:table-cell>
          <table:table-cell office:value-type="string">
            <text:p>Display custom post data in a tabular form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19];[Hours.A$3:.A$33];[Hours.C$3:.C$33])" office:value-type="float" office:value="42">
            <text:p>42</text:p>
          </table:table-cell>
          <table:table-cell table:formula="of:=[.I119]/7" office:value-type="float" office:value="6">
            <text:p>6</text:p>
          </table:table-cell>
          <table:table-cell table:formula="of:=[.J119]*[.G119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abs</text:p>
          </table:table-cell>
          <table:table-cell office:value-type="string">
            <text:p>Display posts in tabbed block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0];[Hours.A$3:.A$33];[Hours.C$3:.C$33])" office:value-type="float" office:value="42">
            <text:p>42</text:p>
          </table:table-cell>
          <table:table-cell table:formula="of:=[.I120]/7" office:value-type="float" office:value="6">
            <text:p>6</text:p>
          </table:table-cell>
          <table:table-cell table:formula="of:=[.J120]*[.G120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lephone</text:p>
          </table:table-cell>
          <table:table-cell office:value-type="string">
            <text:p>Telephone number (block)</text:p>
          </table:table-cell>
          <table:table-cell office:value-type="float" office:value="8">
            <text:p>8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1];[Hours.A$3:.A$33];[Hours.C$3:.C$33])" office:value-type="float" office:value="21">
            <text:p>21</text:p>
          </table:table-cell>
          <table:table-cell table:formula="of:=[.I121]/7" office:value-type="float" office:value="3">
            <text:p>3</text:p>
          </table:table-cell>
          <table:table-cell table:formula="of:=[.J121]*[.G12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humbs</text:p>
          </table:table-cell>
          <table:table-cell office:value-type="string">
            <text:p>List pages as fluid thumbnail links</text:p>
          </table:table-cell>
          <table:table-cell office:value-type="float" office:value="19">
            <text:p>19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2];[Hours.A$3:.A$33];[Hours.C$3:.C$33])" office:value-type="float" office:value="42">
            <text:p>42</text:p>
          </table:table-cell>
          <table:table-cell table:formula="of:=[.I122]/7" office:value-type="float" office:value="6">
            <text:p>6</text:p>
          </table:table-cell>
          <table:table-cell table:formula="of:=[.J122]*[.G122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ree</text:p>
          </table:table-cell>
          <table:table-cell office:value-type="string">
            <text:p>Simple tree of pages/posts or custom post types</text:p>
          </table:table-cell>
          <table:table-cell office:value-type="float" office:value="17">
            <text:p>17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23];[Hours.A$3:.A$33];[Hours.C$3:.C$33])" office:value-type="float" office:value="42">
            <text:p>42</text:p>
          </table:table-cell>
          <table:table-cell table:formula="of:=[.I123]/7" office:value-type="float" office:value="6">
            <text:p>6</text:p>
          </table:table-cell>
          <table:table-cell table:formula="of:=[.J123]*[.G123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wpadmin</text:p>
          </table:table-cell>
          <table:table-cell office:value-type="string">
            <text:p>Site: link to wp-admi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4];[Hours.A$3:.A$33];[Hours.C$3:.C$33])" office:value-type="float" office:value="7">
            <text:p>7</text:p>
          </table:table-cell>
          <table:table-cell table:formula="of:=[.I124]/7" office:value-type="float" office:value="1">
            <text:p>1</text:p>
          </table:table-cell>
          <table:table-cell table:formula="of:=[.J124]*[.G12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wtf</text:p>
          </table:table-cell>
          <table:table-cell office:value-type="string">
            <text:p>WTF</text:p>
          </table:table-cell>
          <table:table-cell office:value-type="float" office:value="3">
            <text:p>3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5];[Hours.A$3:.A$33];[Hours.C$3:.C$33])" office:value-type="float" office:value="7">
            <text:p>7</text:p>
          </table:table-cell>
          <table:table-cell table:formula="of:=[.I125]/7" office:value-type="float" office:value="1">
            <text:p>1</text:p>
          </table:table-cell>
          <table:table-cell table:formula="of:=[.J125]*[.G12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trace</text:p>
          </table:table-cell>
          <table:table-cell office:value-type="string">
            <text:p>Trace facility form</text:p>
          </table:table-cell>
          <table:table-cell office:value-type="float" office:value="2">
            <text:p>2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6];[Hours.A$3:.A$33];[Hours.C$3:.C$33])" office:value-type="float" office:value="7">
            <text:p>7</text:p>
          </table:table-cell>
          <table:table-cell table:formula="of:=[.I126]/7" office:value-type="float" office:value="1">
            <text:p>1</text:p>
          </table:table-cell>
          <table:table-cell table:formula="of:=[.J126]*[.G12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troff</text:p>
          </table:table-cell>
          <table:table-cell office:value-type="string">
            <text:p>Force trace off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7];[Hours.A$3:.A$33];[Hours.C$3:.C$33])" office:value-type="float" office:value="7">
            <text:p>7</text:p>
          </table:table-cell>
          <table:table-cell table:formula="of:=[.I127]/7" office:value-type="float" office:value="1">
            <text:p>1</text:p>
          </table:table-cell>
          <table:table-cell table:formula="of:=[.J127]*[.G12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tron</text:p>
          </table:table-cell>
          <table:table-cell office:value-type="string">
            <text:p>Force trace on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8];[Hours.A$3:.A$33];[Hours.C$3:.C$33])" office:value-type="float" office:value="7">
            <text:p>7</text:p>
          </table:table-cell>
          <table:table-cell table:formula="of:=[.I128]/7" office:value-type="float" office:value="1">
            <text:p>1</text:p>
          </table:table-cell>
          <table:table-cell table:formula="of:=[.J128]*[.G12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gpslides</text:p>
          </table:table-cell>
          <table:table-cell office:value-type="string">
            <text:p>Display a Slideshow Gallery Pro slideshow</text:p>
          </table:table-cell>
          <table:table-cell office:value-type="float" office:value="0">
            <text:p>0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29];[Hours.A$3:.A$33];[Hours.C$3:.C$33])" office:value-type="float" office:value="7">
            <text:p>7</text:p>
          </table:table-cell>
          <table:table-cell table:formula="of:=[.I129]/7" office:value-type="float" office:value="1">
            <text:p>1</text:p>
          </table:table-cell>
          <table:table-cell table:formula="of:=[.J129]*[.G12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aypal</text:p>
          </table:table-cell>
          <table:table-cell office:value-type="string">
            <text:p>Paypal shortcodes</text:p>
          </table:table-cell>
          <table:table-cell office:value-type="float" office:value="11">
            <text:p>11</text:p>
          </table:table-cell>
          <table:table-cell office:value-type="string">
            <text:p>oik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0];[Hours.A$3:.A$33];[Hours.C$3:.C$33])" office:value-type="float" office:value="21">
            <text:p>21</text:p>
          </table:table-cell>
          <table:table-cell table:formula="of:=[.I130]/7" office:value-type="float" office:value="3">
            <text:p>3</text:p>
          </table:table-cell>
          <table:table-cell table:formula="of:=[.J130]*[.G130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egister</text:p>
          </table:table-cell>
          <table:table-cell office:value-type="string">
            <text:p>Display a link to the Registration form</text:p>
          </table:table-cell>
          <table:table-cell office:value-type="float" office:value="0">
            <text:p>0</text:p>
          </table:table-cell>
          <table:table-cell office:value-type="string">
            <text:p>oik 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1];[Hours.A$3:.A$33];[Hours.C$3:.C$33])" office:value-type="float" office:value="7">
            <text:p>7</text:p>
          </table:table-cell>
          <table:table-cell table:formula="of:=[.I131]/7" office:value-type="float" office:value="1">
            <text:p>1</text:p>
          </table:table-cell>
          <table:table-cell table:formula="of:=[.J131]*[.G13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rms</text:p>
          </table:table-cell>
          <table:table-cell office:value-type="string">
            <text:p>Display taxonomy terms links</text:p>
          </table:table-cell>
          <table:table-cell office:value-type="float" office:value="3">
            <text:p>3</text:p>
          </table:table-cell>
          <table:table-cell office:value-type="string">
            <text:p>oik-a2z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2];[Hours.A$3:.A$33];[Hours.C$3:.C$33])" office:value-type="float" office:value="7">
            <text:p>7</text:p>
          </table:table-cell>
          <table:table-cell table:formula="of:=[.I132]/7" office:value-type="float" office:value="1">
            <text:p>1</text:p>
          </table:table-cell>
          <table:table-cell table:formula="of:=[.J132]*[.G132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crumbs</text:p>
          </table:table-cell>
          <table:table-cell office:value-type="string">
            <text:p>Display breadcrumbs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3];[Hours.A$3:.A$33];[Hours.C$3:.C$33])" office:value-type="float" office:value="7">
            <text:p>7</text:p>
          </table:table-cell>
          <table:table-cell table:formula="of:=[.I133]/7" office:value-type="float" office:value="1">
            <text:p>1</text:p>
          </table:table-cell>
          <table:table-cell table:formula="of:=[.J133]*[.G13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v</text:p>
          </table:table-cell>
          <table:table-cell office:value-type="string">
            <text:p>Display CSV data in a table or list</text:p>
          </table:table-cell>
          <table:table-cell office:value-type="float" office:value="6">
            <text:p>6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4];[Hours.A$3:.A$33];[Hours.C$3:.C$33])" office:value-type="float" office:value="21">
            <text:p>21</text:p>
          </table:table-cell>
          <table:table-cell table:formula="of:=[.I134]/7" office:value-type="float" office:value="3">
            <text:p>3</text:p>
          </table:table-cell>
          <table:table-cell table:formula="of:=[.J134]*[.G134]" office:value-type="float" office:value="3">
            <text:p>3</text:p>
          </table:table-cell>
          <table:table-cell table:number-columns-repeated="1013"/>
        </table:table-row>
        <table:table-row table:style-name="ro2">
          <table:table-cell office:value-type="string">
            <text:p>bw_graphviz</text:p>
          </table:table-cell>
          <table:table-cell office:value-type="string">
            <text:p>Display a GraphViz diagram</text:p>
          </table:table-cell>
          <table:table-cell office:value-type="float" office:value="2">
            <text:p>2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35];[Hours.A$3:.A$33];[Hours.C$3:.C$33])" office:value-type="float" office:value="7">
            <text:p>7</text:p>
          </table:table-cell>
          <table:table-cell table:formula="of:=[.I135]/7" office:value-type="float" office:value="1">
            <text:p>1</text:p>
          </table:table-cell>
          <table:table-cell table:formula="of:=[.J135]*[.G135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p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36];[Hours.A$3:.A$33];[Hours.C$3:.C$33])" office:value-type="float" office:value="7">
            <text:p>7</text:p>
          </table:table-cell>
          <table:table-cell table:formula="of:=[.I136]/7" office:value-type="float" office:value="1">
            <text:p>1</text:p>
          </table:table-cell>
          <table:table-cell table:formula="of:=[.J136]*[.G136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earch</text:p>
          </table:table-cell>
          <table:table-cell office:value-type="string">
            <text:p>Display search form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7];[Hours.A$3:.A$33];[Hours.C$3:.C$33])" office:value-type="float" office:value="7">
            <text:p>7</text:p>
          </table:table-cell>
          <table:table-cell table:formula="of:=[.I137]/7" office:value-type="float" office:value="1">
            <text:p>1</text:p>
          </table:table-cell>
          <table:table-cell table:formula="of:=[.J137]*[.G13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xt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8];[Hours.A$3:.A$33];[Hours.C$3:.C$33])" office:value-type="float" office:value="7">
            <text:p>7</text:p>
          </table:table-cell>
          <table:table-cell table:formula="of:=[.I138]/7" office:value-type="float" office:value="1">
            <text:p>1</text:p>
          </table:table-cell>
          <table:table-cell table:formula="of:=[.J138]*[.G13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drupal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bob-bing-wid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39];[Hours.A$3:.A$33];[Hours.C$3:.C$33])" office:value-type="float" office:value="7">
            <text:p>7</text:p>
          </table:table-cell>
          <table:table-cell table:formula="of:=[.I139]/7" office:value-type="float" office:value="1">
            <text:p>1</text:p>
          </table:table-cell>
          <table:table-cell table:formula="of:=[.J139]*[.G13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one</text:p>
          </table:table-cell>
          <table:table-cell office:value-type="string">
            <text:p>Display the clone tree/form for a post</text:p>
          </table:table-cell>
          <table:table-cell office:value-type="float" office:value="4">
            <text:p>4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0];[Hours.A$3:.A$33];[Hours.C$3:.C$33])" office:value-type="float" office:value="7">
            <text:p>7</text:p>
          </table:table-cell>
          <table:table-cell table:formula="of:=[.I140]/7" office:value-type="float" office:value="1">
            <text:p>1</text:p>
          </table:table-cell>
          <table:table-cell table:formula="of:=[.J140]*[.G14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oned</text:p>
          </table:table-cell>
          <table:table-cell office:value-type="string">
            <text:p>Display clones of this content</text:p>
          </table:table-cell>
          <table:table-cell office:value-type="float" office:value="3">
            <text:p>3</text:p>
          </table:table-cell>
          <table:table-cell office:value-type="string">
            <text:p>oik-clone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1];[Hours.A$3:.A$33];[Hours.C$3:.C$33])" office:value-type="float" office:value="7">
            <text:p>7</text:p>
          </table:table-cell>
          <table:table-cell table:formula="of:=[.I141]/7" office:value-type="float" office:value="1">
            <text:p>1</text:p>
          </table:table-cell>
          <table:table-cell table:formula="of:=[.J141]*[.G14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autop</text:p>
          </table:table-cell>
          <table:table-cell office:value-type="string">
            <text:p>Dynamically re-enable/disable automatic paragraph generation</text:p>
          </table:table-cell>
          <table:table-cell office:value-type="float" office:value="1">
            <text:p>1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2];[Hours.A$3:.A$33];[Hours.C$3:.C$33])" office:value-type="float" office:value="7">
            <text:p>7</text:p>
          </table:table-cell>
          <table:table-cell table:formula="of:=[.I142]/7" office:value-type="float" office:value="1">
            <text:p>1</text:p>
          </table:table-cell>
          <table:table-cell table:formula="of:=[.J142]*[.G14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ackground</text:p>
          </table:table-cell>
          <table:table-cell office:value-type="string">
            <text:p>Use attached image as the background</text:p>
          </table:table-cell>
          <table:table-cell office:value-type="float" office:value="5">
            <text:p>5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3];[Hours.A$3:.A$33];[Hours.C$3:.C$33])" office:value-type="float" office:value="21">
            <text:p>21</text:p>
          </table:table-cell>
          <table:table-cell table:formula="of:=[.I143]/7" office:value-type="float" office:value="3">
            <text:p>3</text:p>
          </table:table-cell>
          <table:table-cell table:formula="of:=[.J143]*[.G143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css</text:p>
          </table:table-cell>
          <table:table-cell office:value-type="string">
            <text:p>Add internal CSS styl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4];[Hours.A$3:.A$33];[Hours.C$3:.C$33])" office:value-type="float" office:value="7">
            <text:p>7</text:p>
          </table:table-cell>
          <table:table-cell table:formula="of:=[.I144]/7" office:value-type="float" office:value="1">
            <text:p>1</text:p>
          </table:table-cell>
          <table:table-cell table:formula="of:=[.J144]*[.G144]" office:value-type="float" office:value="1">
            <text:p>1</text:p>
          </table:table-cell>
          <table:table-cell table:number-columns-repeated="1013"/>
        </table:table-row>
        <table:table-row table:style-name="ro2">
          <table:table-cell office:value-type="string">
            <text:p>bw_geshi</text:p>
          </table:table-cell>
          <table:table-cell office:value-type="string">
            <text:p>Generic Syntax Highlighting</text:p>
          </table:table-cell>
          <table:table-cell office:value-type="float" office:value="2">
            <text:p>2</text:p>
          </table:table-cell>
          <table:table-cell office:value-type="string">
            <text:p>oik-cs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45];[Hours.A$3:.A$33];[Hours.C$3:.C$33])" office:value-type="float" office:value="7">
            <text:p>7</text:p>
          </table:table-cell>
          <table:table-cell table:formula="of:=[.I145]/7" office:value-type="float" office:value="1">
            <text:p>1</text:p>
          </table:table-cell>
          <table:table-cell table:formula="of:=[.J145]*[.G145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otd</text:p>
          </table:table-cell>
          <table:table-cell office:value-type="string">
            <text:p>Display 'On this day' in history related content </text:p>
          </table:table-cell>
          <table:table-cell office:value-type="float" office:value="19">
            <text:p>19</text:p>
          </table:table-cell>
          <table:table-cell office:value-type="string">
            <text:p>oik-dat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6];[Hours.A$3:.A$33];[Hours.C$3:.C$33])" office:value-type="float" office:value="42">
            <text:p>42</text:p>
          </table:table-cell>
          <table:table-cell table:formula="of:=[.I146]/7" office:value-type="float" office:value="6">
            <text:p>6</text:p>
          </table:table-cell>
          <table:table-cell table:formula="of:=[.J146]*[.G146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_edd_apikey</text:p>
          </table:table-cell>
          <table:table-cell office:value-type="string">
            <text:p>get API key form for EDD</text:p>
          </table:table-cell>
          <table:table-cell office:value-type="float" office:value="0">
            <text:p>0</text:p>
          </table:table-cell>
          <table:table-cell office:value-type="string">
            <text:p>oik-ed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7];[Hours.A$3:.A$33];[Hours.C$3:.C$33])" office:value-type="float" office:value="7">
            <text:p>7</text:p>
          </table:table-cell>
          <table:table-cell table:formula="of:=[.I147]/7" office:value-type="float" office:value="1">
            <text:p>1</text:p>
          </table:table-cell>
          <table:table-cell table:formula="of:=[.J147]*[.G14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fields</text:p>
          </table:table-cell>
          <table:table-cell office:value-type="string">
            <text:p>Format custom field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48];[Hours.A$3:.A$33];[Hours.C$3:.C$33])" office:value-type="float" office:value="7">
            <text:p>7</text:p>
          </table:table-cell>
          <table:table-cell table:formula="of:=[.I148]/7" office:value-type="float" office:value="1">
            <text:p>1</text:p>
          </table:table-cell>
          <table:table-cell table:formula="of:=[.J148]*[.G148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group</text:p>
          </table:table-cell>
          <table:table-cell office:value-type="string">
            <text:p>Display summary of selected items</text:p>
          </table:table-cell>
          <table:table-cell office:value-type="float" office:value="2">
            <text:p>2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49];[Hours.A$3:.A$33];[Hours.C$3:.C$33])" office:value-type="float" office:value="7">
            <text:p>7</text:p>
          </table:table-cell>
          <table:table-cell table:formula="of:=[.I149]/7" office:value-type="float" office:value="1">
            <text:p>1</text:p>
          </table:table-cell>
          <table:table-cell table:formula="of:=[.J149]*[.G14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new</text:p>
          </table:table-cell>
          <table:table-cell office:value-type="string">
            <text:p>Display a form to create a new post</text:p>
          </table:table-cell>
          <table:table-cell office:value-type="float" office:value="3">
            <text:p>3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0];[Hours.A$3:.A$33];[Hours.C$3:.C$33])" office:value-type="float" office:value="7">
            <text:p>7</text:p>
          </table:table-cell>
          <table:table-cell table:formula="of:=[.I150]/7" office:value-type="float" office:value="1">
            <text:p>1</text:p>
          </table:table-cell>
          <table:table-cell table:formula="of:=[.J150]*[.G15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elated</text:p>
          </table:table-cell>
          <table:table-cell office:value-type="string">
            <text:p>Display related content</text:p>
          </table:table-cell>
          <table:table-cell office:value-type="float" office:value="5">
            <text:p>5</text:p>
          </table:table-cell>
          <table:table-cell office:value-type="string">
            <text:p>oik-field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1];[Hours.A$3:.A$33];[Hours.C$3:.C$33])" office:value-type="float" office:value="21">
            <text:p>21</text:p>
          </table:table-cell>
          <table:table-cell table:formula="of:=[.I151]/7" office:value-type="float" office:value="3">
            <text:p>3</text:p>
          </table:table-cell>
          <table:table-cell table:formula="of:=[.J151]*[.G15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g</text:p>
          </table:table-cell>
          <table:table-cell office:value-type="string">
            <text:p>Select blog to proces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2];[Hours.A$3:.A$33];[Hours.C$3:.C$33])" office:value-type="float" office:value="7">
            <text:p>7</text:p>
          </table:table-cell>
          <table:table-cell table:formula="of:=[.I152]/7" office:value-type="float" office:value="1">
            <text:p>1</text:p>
          </table:table-cell>
          <table:table-cell table:formula="of:=[.J152]*[.G15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blogs</text:p>
          </table:table-cell>
          <table:table-cell office:value-type="string">
            <text:p>List blogs or display content for selected blogs</text:p>
          </table:table-cell>
          <table:table-cell office:value-type="float" office:value="1">
            <text:p>1</text:p>
          </table:table-cell>
          <table:table-cell office:value-type="string">
            <text:p>oik-m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3];[Hours.A$3:.A$33];[Hours.C$3:.C$33])" office:value-type="float" office:value="7">
            <text:p>7</text:p>
          </table:table-cell>
          <table:table-cell table:formula="of:=[.I153]/7" office:value-type="float" office:value="1">
            <text:p>1</text:p>
          </table:table-cell>
          <table:table-cell table:formula="of:=[.J153]*[.G153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nivo</text:p>
          </table:table-cell>
          <table:table-cell office:value-type="string">
            <text:p>Display the nivo slideshow for attachments or other post types.</text:p>
          </table:table-cell>
          <table:table-cell office:value-type="float" office:value="29">
            <text:p>29</text:p>
          </table:table-cell>
          <table:table-cell office:value-type="string">
            <text:p>oik-nivo-slid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4];[Hours.A$3:.A$33];[Hours.C$3:.C$33])" office:value-type="float" office:value="42">
            <text:p>42</text:p>
          </table:table-cell>
          <table:table-cell table:formula="of:=[.I154]/7" office:value-type="float" office:value="6">
            <text:p>6</text:p>
          </table:table-cell>
          <table:table-cell table:formula="of:=[.J154]*[.G154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p_download</text:p>
          </table:table-cell>
          <table:table-cell office:value-type="string">
            <text:p>Produce a download button for a plugin</text:p>
          </table:table-cell>
          <table:table-cell office:value-type="float" office:value="2">
            <text:p>2</text:p>
          </table:table-cell>
          <table:table-cell office:value-type="string">
            <text:p>oik-plugin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5];[Hours.A$3:.A$33];[Hours.C$3:.C$33])" office:value-type="float" office:value="7">
            <text:p>7</text:p>
          </table:table-cell>
          <table:table-cell table:formula="of:=[.I155]/7" office:value-type="float" office:value="1">
            <text:p>1</text:p>
          </table:table-cell>
          <table:table-cell table:formula="of:=[.J155]*[.G15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popup</text:p>
          </table:table-cell>
          <table:table-cell office:value-type="string">
            <text:p>Display a popup after a timed delay</text:p>
          </table:table-cell>
          <table:table-cell office:value-type="float" office:value="23">
            <text:p>23</text:p>
          </table:table-cell>
          <table:table-cell office:value-type="string">
            <text:p>oik-popup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6];[Hours.A$3:.A$33];[Hours.C$3:.C$33])" office:value-type="float" office:value="42">
            <text:p>42</text:p>
          </table:table-cell>
          <table:table-cell table:formula="of:=[.I156]/7" office:value-type="float" office:value="6">
            <text:p>6</text:p>
          </table:table-cell>
          <table:table-cell table:formula="of:=[.J156]*[.G156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more</text:p>
          </table:table-cell>
          <table:table-cell office:value-type="string">
            <text:p>Read more button to progressively reveal content</text:p>
          </table:table-cell>
          <table:table-cell office:value-type="float" office:value="2">
            <text:p>2</text:p>
          </table:table-cell>
          <table:table-cell office:value-type="string">
            <text:p>oik-read-mor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57];[Hours.A$3:.A$33];[Hours.C$3:.C$33])" office:value-type="float" office:value="7">
            <text:p>7</text:p>
          </table:table-cell>
          <table:table-cell table:formula="of:=[.I157]/7" office:value-type="float" office:value="1">
            <text:p>1</text:p>
          </table:table-cell>
          <table:table-cell table:formula="of:=[.J157]*[.G15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rwd</text:p>
          </table:table-cell>
          <table:table-cell office:value-type="string">
            <text:p>Dynamically generate oik responsive web design CSS classes</text:p>
          </table:table-cell>
          <table:table-cell office:value-type="float" office:value="1">
            <text:p>1</text:p>
          </table:table-cell>
          <table:table-cell office:value-type="string">
            <text:p>oik-rwd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8];[Hours.A$3:.A$33];[Hours.C$3:.C$33])" office:value-type="float" office:value="7">
            <text:p>7</text:p>
          </table:table-cell>
          <table:table-cell table:formula="of:=[.I158]/7" office:value-type="float" office:value="1">
            <text:p>1</text:p>
          </table:table-cell>
          <table:table-cell table:formula="of:=[.J158]*[.G15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udio</text:p>
          </table:table-cell>
          <table:table-cell office:value-type="string">
            <text:p>Displays uploaded audio file as an audio player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59];[Hours.A$3:.A$33];[Hours.C$3:.C$33])" office:value-type="float" office:value="7">
            <text:p>7</text:p>
          </table:table-cell>
          <table:table-cell table:formula="of:=[.I159]/7" office:value-type="float" office:value="1">
            <text:p>1</text:p>
          </table:table-cell>
          <table:table-cell table:formula="of:=[.J159]*[.G15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backtotop</text:p>
          </table:table-cell>
          <table:table-cell office:value-type="string">
            <text:p>Produces the 'Return to Top' link</text:p>
          </table:table-cell>
          <table:table-cell office:value-type="float" office:value="5">
            <text:p>5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0];[Hours.A$3:.A$33];[Hours.C$3:.C$33])" office:value-type="float" office:value="21">
            <text:p>21</text:p>
          </table:table-cell>
          <table:table-cell table:formula="of:=[.I160]/7" office:value-type="float" office:value="3">
            <text:p>3</text:p>
          </table:table-cell>
          <table:table-cell table:formula="of:=[.J160]*[.G16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childtheme_link</text:p>
          </table:table-cell>
          <table:table-cell office:value-type="string">
            <text:p>Display link to child the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1];[Hours.A$3:.A$33];[Hours.C$3:.C$33])" office:value-type="float" office:value="7">
            <text:p>7</text:p>
          </table:table-cell>
          <table:table-cell table:formula="of:=[.I161]/7" office:value-type="float" office:value="1">
            <text:p>1</text:p>
          </table:table-cell>
          <table:table-cell table:formula="of:=[.J161]*[.G16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copyright</text:p>
          </table:table-cell>
          <table:table-cell office:value-type="string">
            <text:p>Display copyright notic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2];[Hours.A$3:.A$33];[Hours.C$3:.C$33])" office:value-type="float" office:value="7">
            <text:p>7</text:p>
          </table:table-cell>
          <table:table-cell table:formula="of:=[.I162]/7" office:value-type="float" office:value="1">
            <text:p>1</text:p>
          </table:table-cell>
          <table:table-cell table:formula="of:=[.J162]*[.G16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genesis_link</text:p>
          </table:table-cell>
          <table:table-cell office:value-type="string">
            <text:p>Display link to the Genesis Framework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3];[Hours.A$3:.A$33];[Hours.C$3:.C$33])" office:value-type="float" office:value="7">
            <text:p>7</text:p>
          </table:table-cell>
          <table:table-cell table:formula="of:=[.I163]/7" office:value-type="float" office:value="1">
            <text:p>1</text:p>
          </table:table-cell>
          <table:table-cell table:formula="of:=[.J163]*[.G16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loginout</text:p>
          </table:table-cell>
          <table:table-cell office:value-type="string">
            <text:p>Display link to WordPress.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4];[Hours.A$3:.A$33];[Hours.C$3:.C$33])" office:value-type="float" office:value="7">
            <text:p>7</text:p>
          </table:table-cell>
          <table:table-cell table:formula="of:=[.I164]/7" office:value-type="float" office:value="1">
            <text:p>1</text:p>
          </table:table-cell>
          <table:table-cell table:formula="of:=[.J164]*[.G16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studiopress_link</text:p>
          </table:table-cell>
          <table:table-cell office:value-type="string">
            <text:p>Display link to Studio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5];[Hours.A$3:.A$33];[Hours.C$3:.C$33])" office:value-type="float" office:value="7">
            <text:p>7</text:p>
          </table:table-cell>
          <table:table-cell table:formula="of:=[.I165]/7" office:value-type="float" office:value="1">
            <text:p>1</text:p>
          </table:table-cell>
          <table:table-cell table:formula="of:=[.J165]*[.G16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ooter_wordpress_link</text:p>
          </table:table-cell>
          <table:table-cell office:value-type="string">
            <text:p>Display link to WordPress.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6];[Hours.A$3:.A$33];[Hours.C$3:.C$33])" office:value-type="float" office:value="7">
            <text:p>7</text:p>
          </table:table-cell>
          <table:table-cell table:formula="of:=[.I166]/7" office:value-type="float" office:value="1">
            <text:p>1</text:p>
          </table:table-cell>
          <table:table-cell table:formula="of:=[.J166]*[.G16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author</text:p>
          </table:table-cell>
          <table:table-cell office:value-type="string">
            <text:p>Display post author name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7];[Hours.A$3:.A$33];[Hours.C$3:.C$33])" office:value-type="float" office:value="7">
            <text:p>7</text:p>
          </table:table-cell>
          <table:table-cell table:formula="of:=[.I167]/7" office:value-type="float" office:value="1">
            <text:p>1</text:p>
          </table:table-cell>
          <table:table-cell table:formula="of:=[.J167]*[.G16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author_link</text:p>
          </table:table-cell>
          <table:table-cell office:value-type="string">
            <text:p>Display post author link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8];[Hours.A$3:.A$33];[Hours.C$3:.C$33])" office:value-type="float" office:value="7">
            <text:p>7</text:p>
          </table:table-cell>
          <table:table-cell table:formula="of:=[.I168]/7" office:value-type="float" office:value="1">
            <text:p>1</text:p>
          </table:table-cell>
          <table:table-cell table:formula="of:=[.J168]*[.G16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author_posts_link</text:p>
          </table:table-cell>
          <table:table-cell office:value-type="string">
            <text:p>Display link to author's posts</text:p>
          </table:table-cell>
          <table:table-cell office:value-type="float" office:value="2">
            <text:p>2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69];[Hours.A$3:.A$33];[Hours.C$3:.C$33])" office:value-type="float" office:value="7">
            <text:p>7</text:p>
          </table:table-cell>
          <table:table-cell table:formula="of:=[.I169]/7" office:value-type="float" office:value="1">
            <text:p>1</text:p>
          </table:table-cell>
          <table:table-cell table:formula="of:=[.J169]*[.G16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categories</text:p>
          </table:table-cell>
          <table:table-cell office:value-type="string">
            <text:p>Display category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0];[Hours.A$3:.A$33];[Hours.C$3:.C$33])" office:value-type="float" office:value="7">
            <text:p>7</text:p>
          </table:table-cell>
          <table:table-cell table:formula="of:=[.I170]/7" office:value-type="float" office:value="1">
            <text:p>1</text:p>
          </table:table-cell>
          <table:table-cell table:formula="of:=[.J170]*[.G170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comments</text:p>
          </table:table-cell>
          <table:table-cell office:value-type="string">
            <text:p>Display link to post comments</text:p>
          </table:table-cell>
          <table:table-cell office:value-type="float" office:value="6">
            <text:p>6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1];[Hours.A$3:.A$33];[Hours.C$3:.C$33])" office:value-type="float" office:value="21">
            <text:p>21</text:p>
          </table:table-cell>
          <table:table-cell table:formula="of:=[.I171]/7" office:value-type="float" office:value="3">
            <text:p>3</text:p>
          </table:table-cell>
          <table:table-cell table:formula="of:=[.J171]*[.G17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date</text:p>
          </table:table-cell>
          <table:table-cell office:value-type="string">
            <text:p>Display post publication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2];[Hours.A$3:.A$33];[Hours.C$3:.C$33])" office:value-type="float" office:value="7">
            <text:p>7</text:p>
          </table:table-cell>
          <table:table-cell table:formula="of:=[.I172]/7" office:value-type="float" office:value="1">
            <text:p>1</text:p>
          </table:table-cell>
          <table:table-cell table:formula="of:=[.J172]*[.G17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edit</text:p>
          </table:table-cell>
          <table:table-cell office:value-type="string">
            <text:p>Display edit post link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3];[Hours.A$3:.A$33];[Hours.C$3:.C$33])" office:value-type="float" office:value="7">
            <text:p>7</text:p>
          </table:table-cell>
          <table:table-cell table:formula="of:=[.I173]/7" office:value-type="float" office:value="1">
            <text:p>1</text:p>
          </table:table-cell>
          <table:table-cell table:formula="of:=[.J173]*[.G17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modified_date</text:p>
          </table:table-cell>
          <table:table-cell office:value-type="string">
            <text:p>Display post last modified dat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4];[Hours.A$3:.A$33];[Hours.C$3:.C$33])" office:value-type="float" office:value="7">
            <text:p>7</text:p>
          </table:table-cell>
          <table:table-cell table:formula="of:=[.I174]/7" office:value-type="float" office:value="1">
            <text:p>1</text:p>
          </table:table-cell>
          <table:table-cell table:formula="of:=[.J174]*[.G17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modified_time</text:p>
          </table:table-cell>
          <table:table-cell office:value-type="string">
            <text:p>Display post last modified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5];[Hours.A$3:.A$33];[Hours.C$3:.C$33])" office:value-type="float" office:value="7">
            <text:p>7</text:p>
          </table:table-cell>
          <table:table-cell table:formula="of:=[.I175]/7" office:value-type="float" office:value="1">
            <text:p>1</text:p>
          </table:table-cell>
          <table:table-cell table:formula="of:=[.J175]*[.G17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tags</text:p>
          </table:table-cell>
          <table:table-cell office:value-type="string">
            <text:p>Display tag links list</text:p>
          </table:table-cell>
          <table:table-cell office:value-type="float" office:value="3">
            <text:p>3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6];[Hours.A$3:.A$33];[Hours.C$3:.C$33])" office:value-type="float" office:value="7">
            <text:p>7</text:p>
          </table:table-cell>
          <table:table-cell table:formula="of:=[.I176]/7" office:value-type="float" office:value="1">
            <text:p>1</text:p>
          </table:table-cell>
          <table:table-cell table:formula="of:=[.J176]*[.G17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terms</text:p>
          </table:table-cell>
          <table:table-cell office:value-type="string">
            <text:p>Display linked post taxonomy terms list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7];[Hours.A$3:.A$33];[Hours.C$3:.C$33])" office:value-type="float" office:value="7">
            <text:p>7</text:p>
          </table:table-cell>
          <table:table-cell table:formula="of:=[.I177]/7" office:value-type="float" office:value="1">
            <text:p>1</text:p>
          </table:table-cell>
          <table:table-cell table:formula="of:=[.J177]*[.G177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ost_time</text:p>
          </table:table-cell>
          <table:table-cell office:value-type="string">
            <text:p>Display post publication time</text:p>
          </table:table-cell>
          <table:table-cell office:value-type="float" office:value="4">
            <text:p>4</text:p>
          </table:table-cell>
          <table:table-cell office:value-type="string">
            <text:p>oik-sc-help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8];[Hours.A$3:.A$33];[Hours.C$3:.C$33])" office:value-type="float" office:value="7">
            <text:p>7</text:p>
          </table:table-cell>
          <table:table-cell table:formula="of:=[.I178]/7" office:value-type="float" office:value="1">
            <text:p>1</text:p>
          </table:table-cell>
          <table:table-cell table:formula="of:=[.J178]*[.G178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apis</text:p>
          </table:table-cell>
          <table:table-cell office:value-type="string">
            <text:p>Link to API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79];[Hours.A$3:.A$33];[Hours.C$3:.C$33])" office:value-type="float" office:value="7">
            <text:p>7</text:p>
          </table:table-cell>
          <table:table-cell table:formula="of:=[.I179]/7" office:value-type="float" office:value="1">
            <text:p>1</text:p>
          </table:table-cell>
          <table:table-cell table:formula="of:=[.J179]*[.G179]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w_api</text:p>
          </table:table-cell>
          <table:table-cell office:value-type="string">
            <text:p>Dynamic API syntax help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LOOKUP([.C180];[Hours.A$3:.A$33];[Hours.C$3:.C$33])" office:value-type="float" office:value="7">
            <text:p>7</text:p>
          </table:table-cell>
          <table:table-cell table:formula="of:=[.I180]/7" office:value-type="float" office:value="1">
            <text:p>1</text:p>
          </table:table-cell>
          <table:table-cell table:formula="of:=[.J180]*[.G18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classes</text:p>
          </table:table-cell>
          <table:table-cell office:value-type="string">
            <text:p>Link to clas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1];[Hours.A$3:.A$33];[Hours.C$3:.C$33])" office:value-type="float" office:value="7">
            <text:p>7</text:p>
          </table:table-cell>
          <table:table-cell table:formula="of:=[.I181]/7" office:value-type="float" office:value="1">
            <text:p>1</text:p>
          </table:table-cell>
          <table:table-cell table:formula="of:=[.J181]*[.G181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ile</text:p>
          </table:table-cell>
          <table:table-cell office:value-type="string">
            <text:p>Display reference for a file</text:p>
          </table:table-cell>
          <table:table-cell office:value-type="float" office:value="1">
            <text:p>1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2];[Hours.A$3:.A$33];[Hours.C$3:.C$33])" office:value-type="float" office:value="7">
            <text:p>7</text:p>
          </table:table-cell>
          <table:table-cell table:formula="of:=[.I182]/7" office:value-type="float" office:value="1">
            <text:p>1</text:p>
          </table:table-cell>
          <table:table-cell table:formula="of:=[.J182]*[.G182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files</text:p>
          </table:table-cell>
          <table:table-cell office:value-type="string">
            <text:p>Link to files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3];[Hours.A$3:.A$33];[Hours.C$3:.C$33])" office:value-type="float" office:value="7">
            <text:p>7</text:p>
          </table:table-cell>
          <table:table-cell table:formula="of:=[.I183]/7" office:value-type="float" office:value="1">
            <text:p>1</text:p>
          </table:table-cell>
          <table:table-cell table:formula="of:=[.J183]*[.G183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hook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4];[Hours.A$3:.A$33];[Hours.C$3:.C$33])" office:value-type="float" office:value="7">
            <text:p>7</text:p>
          </table:table-cell>
          <table:table-cell table:formula="of:=[.I184]/7" office:value-type="float" office:value="1">
            <text:p>1</text:p>
          </table:table-cell>
          <table:table-cell table:formula="of:=[.J184]*[.G184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hooks</text:p>
          </table:table-cell>
          <table:table-cell office:value-type="string">
            <text:p>Link to hook definitions</text:p>
          </table:table-cell>
          <table:table-cell office:value-type="float" office:value="3">
            <text:p>3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5];[Hours.A$3:.A$33];[Hours.C$3:.C$33])" office:value-type="float" office:value="7">
            <text:p>7</text:p>
          </table:table-cell>
          <table:table-cell table:formula="of:=[.I185]/7" office:value-type="float" office:value="1">
            <text:p>1</text:p>
          </table:table-cell>
          <table:table-cell table:formula="of:=[.J185]*[.G185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parsed_sourc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hortcod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6];[Hours.A$3:.A$33];[Hours.C$3:.C$33])" office:value-type="float" office:value="7">
            <text:p>7</text:p>
          </table:table-cell>
          <table:table-cell table:formula="of:=[.I186]/7" office:value-type="float" office:value="1">
            <text:p>1</text:p>
          </table:table-cell>
          <table:table-cell table:formula="of:=[.J186]*[.G186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squeeze</text:p>
          </table:table-cell>
          <table:table-cell office:value-type="string">
            <text:p>bw_shortcode_event</text:p>
          </table:table-cell>
          <table:table-cell office:value-type="float" office:value="0">
            <text:p>0</text:p>
          </table:table-cell>
          <table:table-cell office:value-type="string">
            <text:p>oik-squeeze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7];[Hours.A$3:.A$33];[Hours.C$3:.C$33])" office:value-type="float" office:value="7">
            <text:p>7</text:p>
          </table:table-cell>
          <table:table-cell table:formula="of:=[.I187]/7" office:value-type="float" office:value="1">
            <text:p>1</text:p>
          </table:table-cell>
          <table:table-cell table:formula="of:=[.J187]*[.G187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estimonials</text:p>
          </table:table-cell>
          <table:table-cell office:value-type="string">
            <text:p>Display testimonials</text:p>
          </table:table-cell>
          <table:table-cell office:value-type="float" office:value="20">
            <text:p>20</text:p>
          </table:table-cell>
          <table:table-cell office:value-type="string">
            <text:p>oik-testimonial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88];[Hours.A$3:.A$33];[Hours.C$3:.C$33])" office:value-type="float" office:value="42">
            <text:p>42</text:p>
          </table:table-cell>
          <table:table-cell table:formula="of:=[.I188]/7" office:value-type="float" office:value="6">
            <text:p>6</text:p>
          </table:table-cell>
          <table:table-cell table:formula="of:=[.J188]*[.G188]" office:value-type="float" office:value="6">
            <text:p>6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oikth_download</text:p>
          </table:table-cell>
          <table:table-cell office:value-type="string">
            <text:p>Produce a download button for a theme</text:p>
          </table:table-cell>
          <table:table-cell office:value-type="float" office:value="2">
            <text:p>2</text:p>
          </table:table-cell>
          <table:table-cell office:value-type="string">
            <text:p>oik-themes</text:p>
          </table:table-cell>
          <table:table-cell office:value-type="string">
            <text:p>Block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LOOKUP([.C189];[Hours.A$3:.A$33];[Hours.C$3:.C$33])" office:value-type="float" office:value="7">
            <text:p>7</text:p>
          </table:table-cell>
          <table:table-cell table:formula="of:=[.I189]/7" office:value-type="float" office:value="1">
            <text:p>1</text:p>
          </table:table-cell>
          <table:table-cell table:formula="of:=[.J189]*[.G189]" office:value-type="float" office:value="0">
            <text:p>0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user</text:p>
          </table:table-cell>
          <table:table-cell office:value-type="string">
            <text:p>Display information about a user</text:p>
          </table:table-cell>
          <table:table-cell office:value-type="float" office:value="2">
            <text:p>2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0];[Hours.A$3:.A$33];[Hours.C$3:.C$33])" office:value-type="float" office:value="7">
            <text:p>7</text:p>
          </table:table-cell>
          <table:table-cell table:formula="of:=[.I190]/7" office:value-type="float" office:value="1">
            <text:p>1</text:p>
          </table:table-cell>
          <table:table-cell table:formula="of:=[.J190]*[.G190]" office:value-type="float" office:value="1">
            <text:p>1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users</text:p>
          </table:table-cell>
          <table:table-cell office:value-type="string">
            <text:p>Display information about site users</text:p>
          </table:table-cell>
          <table:table-cell office:value-type="float" office:value="8">
            <text:p>8</text:p>
          </table:table-cell>
          <table:table-cell office:value-type="string">
            <text:p>oik-user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1];[Hours.A$3:.A$33];[Hours.C$3:.C$33])" office:value-type="float" office:value="21">
            <text:p>21</text:p>
          </table:table-cell>
          <table:table-cell table:formula="of:=[.I191]/7" office:value-type="float" office:value="3">
            <text:p>3</text:p>
          </table:table-cell>
          <table:table-cell table:formula="of:=[.J191]*[.G191]" office:value-type="float" office:value="3">
            <text:p>3</text:p>
          </table:table-cell>
          <table:table-cell table:number-columns-repeated="1013"/>
        </table:table-row>
        <table:table-row table:style-name="ro2" table:visibility="filter">
          <table:table-cell office:value-type="string">
            <text:p>bw_tides</text:p>
          </table:table-cell>
          <table:table-cell office:value-type="string">
            <text:p>Display times and tides for a UK location</text:p>
          </table:table-cell>
          <table:table-cell office:value-type="float" office:value="3">
            <text:p>3</text:p>
          </table:table-cell>
          <table:table-cell office:value-type="string">
            <text:p>uk-tides</text:p>
          </table:table-cell>
          <table:table-cell office:value-type="string">
            <text:p>Blo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LOOKUP([.C192];[Hours.A$3:.A$33];[Hours.C$3:.C$33])" office:value-type="float" office:value="7">
            <text:p>7</text:p>
          </table:table-cell>
          <table:table-cell table:formula="of:=[.I192]/7" office:value-type="float" office:value="1">
            <text:p>1</text:p>
          </table:table-cell>
          <table:table-cell table:formula="of:=[.J192]*[.G192]" office:value-type="float" office:value="1">
            <text:p>1</text:p>
          </table:table-cell>
          <table:table-cell table:number-columns-repeated="1013"/>
        </table:table-row>
      </table:table>
      <table:table table:name="Site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8"/>
          <table:table-cell table:style-name="ce1" table:formula="of:=SUM([.I3:.I110])" office:value-type="float" office:value="40.8571428571429">
            <text:p>40.8571428571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WordPress version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Plugins</text:p>
          </table:table-cell>
          <table:table-cell table:style-name="ce1" office:value-type="string">
            <text:p>Themes</text:p>
          </table:table-cell>
          <table:table-cell table:style-name="ce1"/>
          <table:table-cell table:style-name="ce1" office:value-type="string">
            <text:p>Update</text:p>
          </table:table-cell>
          <table:table-cell table:style-name="ce1" office:value-type="string">
            <text:p>Tes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Effort</text:p>
          </table:table-cell>
          <table:table-cell table:style-name="ce1" office:value-type="string">
            <text:p>Day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ordpress</text:p>
          </table:table-cell>
          <table:table-cell office:value-type="float" office:value="229">
            <text:p>229</text:p>
          </table:table-cell>
          <table:table-cell office:value-type="float" office:value="108">
            <text:p>10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]+([.F3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wpms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PMS</text:p>
          </table:table-cell>
          <table:table-cell table:formula="of:=[.G4]+([.F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m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]+([.F5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plug</text:p>
          </table:table-cell>
          <table:table-cell office:value-type="float" office:value="94">
            <text:p>94</text:p>
          </table:table-cell>
          <table:table-cell office:value-type="float" office:value="23">
            <text:p>2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]+([.F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bwdesign</text:p>
          </table:table-cell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]+([.F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wp47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Test oikcom</text:p>
          </table:table-cell>
          <table:table-cell table:formula="of:=[.G8]+([.F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oikcouk</text:p>
          </table:table-cell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]+([.F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ikeu</text:p>
          </table:table-cell>
          <table:table-cell office:value-type="float" office:value="71">
            <text:p>71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10]+([.F1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"</text:p>
          </table:table-cell>
          <table:table-cell office:value-type="string">
            <text:p>rcwdcom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G11]+([.F11]/7)" office:value-type="float" office:value="0.142857142857143">
            <text:p>0.1428571429</text:p>
          </table:table-cell>
          <table:table-cell table:number-columns-repeated="1015"/>
        </table:table-row>
        <table:table-row table:style-name="ro1">
          <table:table-cell office:value-type="string">
            <text:p>"4.9.4"</text:p>
          </table:table-cell>
          <table:table-cell office:value-type="string">
            <text:p>.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2]+([.F12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4.7"</text:p>
          </table:table-cell>
          <table:table-cell office:value-type="string">
            <text:p>wporg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3]+([.F1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hm</text:p>
          </table:table-cell>
          <table:table-cell office:value-type="float" office:value="57">
            <text:p>57</text:p>
          </table:table-cell>
          <table:table-cell office:value-type="float" office:value="17">
            <text:p>1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4]+([.F14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officialcaravan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5]+([.F15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src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6]+([.F1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6"</text:p>
          </table:table-cell>
          <table:table-cell office:value-type="string">
            <text:p>hampshire-eft</text:p>
          </table:table-cell>
          <table:table-cell office:value-type="float" office:value="49">
            <text:p>49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7]+([.F1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bwcom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8]+([.F1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cwiccer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19]+([.F1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5.0-alpha-42125-src"</text:p>
          </table:table-cell>
          <table:table-cell office:value-type="string">
            <text:p>wp50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20]+([.F2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hallsgs</text:p>
          </table:table-cell>
          <table:table-cell office:value-type="float" office:value="41">
            <text:p>41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1]+([.F2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szerelmey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2]+([.F2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uk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3]+([.F2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hifianswers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4]+([.F2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ourlistenersclub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5]+([.F2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5"</text:p>
          </table:table-cell>
          <table:table-cell office:value-type="string">
            <text:p>wp34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6]+([.F2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handmadestudios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27]+([.F2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obit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8]+([.F2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symondson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29]+([.F2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.1"</text:p>
          </table:table-cell>
          <table:table-cell office:value-type="string">
            <text:p>wp-a2z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0]+([.F30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8.1"</text:p>
          </table:table-cell>
          <table:table-cell office:value-type="string">
            <text:p>rf</text:p>
          </table:table-cell>
          <table:table-cell office:value-type="float" office:value="35">
            <text:p>35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1]+([.F3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symondson_internetMarketing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2]+([.F3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susancowemiller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</text:p>
          </table:table-cell>
          <table:table-cell table:formula="of:=[.G33]+([.F33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4.11"</text:p>
          </table:table-cell>
          <table:table-cell office:value-type="string">
            <text:p>rjd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4]+([.F3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.1"</text:p>
          </table:table-cell>
          <table:table-cell office:value-type="string">
            <text:p>olc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5]+([.F3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hm1013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6]+([.F3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3.1"</text:p>
          </table:table-cell>
          <table:table-cell office:value-type="string">
            <text:p>aumabs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7]+([.F3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wws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38]+([.F3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4"</text:p>
          </table:table-cell>
          <table:table-cell office:value-type="string">
            <text:p>wp-pompey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39]+([.F39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.4"</text:p>
          </table:table-cell>
          <table:table-cell office:value-type="string">
            <text:p>wpit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0]+([.F4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4.12"</text:p>
          </table:table-cell>
          <table:table-cell office:value-type="string">
            <text:p>rathmorefinancial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1]+([.F4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janecoomb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2]+([.F4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wp-a2z-v4.4.2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3]+([.F43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.1"</text:p>
          </table:table-cell>
          <table:table-cell office:value-type="string">
            <text:p>act</text:p>
          </table:table-cell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4]+([.F4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5"</text:p>
          </table:table-cell>
          <table:table-cell office:value-type="string">
            <text:p>colours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5]+([.F4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3"</text:p>
          </table:table-cell>
          <table:table-cell office:value-type="string">
            <text:p>cookie-cat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46]+([.F46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8.11"</text:p>
          </table:table-cell>
          <table:table-cell office:value-type="string">
            <text:p>rjd2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7]+([.F4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yellowbrand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8]+([.F4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3.2"</text:p>
          </table:table-cell>
          <table:table-cell office:value-type="string">
            <text:p>hm061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49]+([.F4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2"</text:p>
          </table:table-cell>
          <table:table-cell office:value-type="string">
            <text:p>aldworth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50]+([.F50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8.1"</text:p>
          </table:table-cell>
          <table:table-cell office:value-type="string">
            <text:p>lalucouk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1]+([.F5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8"</text:p>
          </table:table-cell>
          <table:table-cell office:value-type="string">
            <text:p>rngs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2]+([.F52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5.1"</text:p>
          </table:table-cell>
          <table:table-cell office:value-type="string">
            <text:p>wp3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3]+([.F5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.2"</text:p>
          </table:table-cell>
          <table:table-cell office:value-type="string">
            <text:p>owcs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4]+([.F54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igram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55]+([.F5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2.10"</text:p>
          </table:table-cell>
          <table:table-cell office:value-type="string">
            <text:p>surviv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6]+([.F5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.1"</text:p>
          </table:table-cell>
          <table:table-cell office:value-type="string">
            <text:p>bettercorestrength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7]+([.F5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3"</text:p>
          </table:table-cell>
          <table:table-cell office:value-type="string">
            <text:p>dws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8]+([.F5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7"</text:p>
          </table:table-cell>
          <table:table-cell office:value-type="string">
            <text:p>therealc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59]+([.F5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"</text:p>
          </table:table-cell>
          <table:table-cell office:value-type="string">
            <text:p>hsoh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0]+([.F6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2"</text:p>
          </table:table-cell>
          <table:table-cell office:value-type="string">
            <text:p>hosh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1]+([.F6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9.1"</text:p>
          </table:table-cell>
          <table:table-cell office:value-type="string">
            <text:p>tags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2]+([.F6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2"</text:p>
          </table:table-cell>
          <table:table-cell office:value-type="string">
            <text:p>engarc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3]+([.F6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4.2"</text:p>
          </table:table-cell>
          <table:table-cell office:value-type="string">
            <text:p>edw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4]+([.F6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5"</text:p>
          </table:table-cell>
          <table:table-cell office:value-type="string">
            <text:p>fsp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5]+([.F65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2.1"</text:p>
          </table:table-cell>
          <table:table-cell office:value-type="string">
            <text:p>hsoh_old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6]+([.F6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2.2"</text:p>
          </table:table-cell>
          <table:table-cell office:value-type="string">
            <text:p>balancingbyart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7]+([.F6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1.4"</text:p>
          </table:table-cell>
          <table:table-cell office:value-type="string">
            <text:p>wholebeingwellbeing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68]+([.F68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ft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69]+([.F6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wpml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0]+([.F7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4.2"</text:p>
          </table:table-cell>
          <table:table-cell office:value-type="string">
            <text:p>coaching2inspire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1]+([.F71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happystevehook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2]+([.F72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2.2"</text:p>
          </table:table-cell>
          <table:table-cell office:value-type="string">
            <text:p>pretty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3]+([.F7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6.1"</text:p>
          </table:table-cell>
          <table:table-cell office:value-type="string">
            <text:p>lfd4u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4]+([.F74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8"</text:p>
          </table:table-cell>
          <table:table-cell office:value-type="string">
            <text:p>broad-builders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75]+([.F75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secre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6]+([.F7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gtate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7]+([.F7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.3"</text:p>
          </table:table-cell>
          <table:table-cell office:value-type="string">
            <text:p>blogbbf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8]+([.F7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2"</text:p>
          </table:table-cell>
          <table:table-cell office:value-type="string">
            <text:p>eedge11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79]+([.F7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1.1"</text:p>
          </table:table-cell>
          <table:table-cell office:value-type="string">
            <text:p>classic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0]+([.F80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3.1"</text:p>
          </table:table-cell>
          <table:table-cell office:value-type="string">
            <text:p>eedge1114b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1]+([.F81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6.3"</text:p>
          </table:table-cell>
          <table:table-cell office:value-type="string">
            <text:p>solentro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2]+([.F82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6.1"</text:p>
          </table:table-cell>
          <table:table-cell office:value-type="string">
            <text:p>pwaep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3]+([.F8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com-renamed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4]+([.F8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6.1"</text:p>
          </table:table-cell>
          <table:table-cell office:value-type="string">
            <text:p>bwdevel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5]+([.F8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4.1"</text:p>
          </table:table-cell>
          <table:table-cell office:value-type="string">
            <text:p>wp33</text:p>
          </table:table-cell>
          <table:table-cell table:number-columns-repeated="2" office:value-type="float" office:value="9">
            <text:p>9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6]+([.F8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eedge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87]+([.F87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.1"</text:p>
          </table:table-cell>
          <table:table-cell office:value-type="string">
            <text:p>gdwifa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88]+([.F88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4.7"</text:p>
          </table:table-cell>
          <table:table-cell office:value-type="string">
            <text:p>phpunit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89]+([.F89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3.0"</text:p>
          </table:table-cell>
          <table:table-cell office:value-type="string">
            <text:p>design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0]+([.F9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-pro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G91]+([.F91]/7)"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"3.3.1"</text:p>
          </table:table-cell>
          <table:table-cell office:value-type="string">
            <text:p>jtth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2]+([.F9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5"</text:p>
          </table:table-cell>
          <table:table-cell office:value-type="string">
            <text:p>eoci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3]+([.F93]/7)" office:value-type="float" office:value="1.14285714285714">
            <text:p>1.1428571429</text:p>
          </table:table-cell>
          <table:table-cell table:number-columns-repeated="1015"/>
        </table:table-row>
        <table:table-row table:style-name="ro1">
          <table:table-cell office:value-type="string">
            <text:p>"4.9-alpha-40977"</text:p>
          </table:table-cell>
          <table:table-cell office:value-type="string">
            <text:p>build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4]+([.F94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9"</text:p>
          </table:table-cell>
          <table:table-cell office:value-type="string">
            <text:p>andrea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5]+([.F9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2.1"</text:p>
          </table:table-cell>
          <table:table-cell office:value-type="string">
            <text:p>wp3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6]+([.F96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"</text:p>
          </table:table-cell>
          <table:table-cell office:value-type="string">
            <text:p>owzs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97]+([.F97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0"</text:p>
          </table:table-cell>
          <table:table-cell office:value-type="string">
            <text:p>oik-plugins.u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8]+([.F98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3.0"</text:p>
          </table:table-cell>
          <table:table-cell office:value-type="string">
            <text:p>dealwithstres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99]+([.F99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9-alpha"</text:p>
          </table:table-cell>
          <table:table-cell office:value-type="string">
            <text:p>sv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0]+([.F100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8"</text:p>
          </table:table-cell>
          <table:table-cell office:value-type="string">
            <text:p>wp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1]+([.F101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3.7.1"</text:p>
          </table:table-cell>
          <table:table-cell office:value-type="string">
            <text:p>wp3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2]+([.F102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9-RC2"</text:p>
          </table:table-cell>
          <table:table-cell office:value-type="string">
            <text:p>wpms-sav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3]+([.F103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8"</text:p>
          </table:table-cell>
          <table:table-cell office:value-type="string">
            <text:p>achoired-tas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[.G104]+([.F104]/7)" office:value-type="float" office:value="1.14285714285714">
            <text:p>1.1428571429</text:p>
          </table:table-cell>
          <table:table-cell table:number-columns-repeated="1015"/>
        </table:table-row>
        <table:table-row table:style-name="ro2">
          <table:table-cell office:value-type="string">
            <text:p>"4.7.3"</text:p>
          </table:table-cell>
          <table:table-cell office:value-type="string">
            <text:p>oikcom-renamed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5]+([.F105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7.1"</text:p>
          </table:table-cell>
          <table:table-cell office:value-type="string">
            <text:p>wp473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6]+([.F106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"</text:p>
          </table:table-cell>
          <table:table-cell office:value-type="string">
            <text:p>wp4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7]+([.F107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6.1"</text:p>
          </table:table-cell>
          <table:table-cell office:value-type="string">
            <text:p>wpit4.6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8]+([.F108]/7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"4.5.4"</text:p>
          </table:table-cell>
          <table:table-cell office:value-type="string">
            <text:p>bigram-renam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09]+([.F109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"4.5.4-alpha-38000"</text:p>
          </table:table-cell>
          <table:table-cell office:value-type="string">
            <text:p>hm-pregit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formula="of:=[.G110]+([.F110]/7)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NOWPC</text:p>
          </table:table-cell>
          <table:table-cell office:value-type="string">
            <text:p>okeffe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.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.idea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table:style-name="ce2" office:value-type="date" office:date-value="2018-05-18">
            <text:p>18/05/18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ome - Rathmore financial_fil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nd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Parser-mast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anchorgo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anchorgolfc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obbing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archiv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pcsup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t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bwwd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arava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c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j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lassi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ookie-categor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customer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enis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eniset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imc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ownload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rupal-librari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rupal-modul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dti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ei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ab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ndaballte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ndabalt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ionatho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obbonghid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oppapedrett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funkygree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d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dwifa-co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bber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kz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ordont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avit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grippi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arves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c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f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her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-promo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m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nsuranc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itconsultan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anecoombsinfo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apic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b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jimm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kamarkle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ka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arave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azzar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c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ettings-in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go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onework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ltcf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arshall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da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d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ountainvie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mrl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2.7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nivo-slider-v3.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batchmov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cs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nivo-slider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oik-privacy-policy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a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athofbe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c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enoyr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Documentor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Librari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ailer_v2.3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ailer_v5.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3.2.5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3.3.2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4.6.6-englis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-4.7.6-all-languag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hpMyAdmin4.2.1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k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m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i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y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ettyas_ol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problem-solv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quickstart-basi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bn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g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h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orguk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roofi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ctc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act-SB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tirementcoach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etirementmanager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rm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c2-pre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mple_html_d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itemap_gen-1.5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usa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usancowereiki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asset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plugin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svn_tool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d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echsuppor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wenty-tens.com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twentyt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k-tides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ploadify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us-tides_sv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c-log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c-res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ebdesig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admin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conten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include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-super-cache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07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292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31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39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git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lan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lang-3.6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pmudev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wwwcomp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xdebug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xmas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ellow</text:p>
          </table:table-cell>
          <table:table-cell table:number-columns-repeated="1022"/>
        </table:table-row>
        <table:table-row table:style-name="ro1">
          <table:table-cell office:value-type="string">
            <text:p>NOVER</text:p>
          </table:table-cell>
          <table:table-cell office:value-type="string">
            <text:p>yogatherapy.me</text:p>
          </table:table-cell>
          <table:table-cell table:number-columns-repeated="1022"/>
        </table:table-row>
      </table:table>
      <table:table table:name="content" table:style-name="ta1" table:print="false">
        <table:table-column table:style-name="co17" table:default-cell-style-name="Default"/>
        <table:table-column table:style-name="co2" table:number-columns-repeated="1021" table:default-cell-style-name="Default"/>
        <table:table-row table:style-name="ro4">
          <table:table-cell table:style-name="ce3" office:value-type="string">
            <text:p>Content summary – pre-enablement</text:p>
          </table:table-cell>
          <table:table-cell table:number-columns-repeated="6"/>
          <table:table-cell table:style-name="ce4" table:formula="of:=[.H2]/[.$M2]" office:value-type="percentage" office:value="0.0498490824583819">
            <text:p>5.0%</text:p>
          </table:table-cell>
          <table:table-cell table:style-name="ce4" table:formula="of:=[.I2]/[.$M2]" office:value-type="percentage" office:value="0.051571209006907">
            <text:p>5.2%</text:p>
          </table:table-cell>
          <table:table-cell table:style-name="ce4" office:value-type="string">
            <text:p><text:s/></text:p>
          </table:table-cell>
          <table:table-cell table:style-name="ce4" table:formula="of:=[.K2]/[.$M2]" office:value-type="percentage" office:value="0.00983278706738514">
            <text:p>1.0%</text:p>
          </table:table-cell>
          <table:table-cell table:style-name="ce4" table:formula="of:=[.L2]/[.$M2]" office:value-type="percentage" office:value="0.888746921467326">
            <text:p>88.9%</text:p>
          </table:table-cell>
          <table:table-cell table:number-columns-repeated="1010"/>
        </table:table-row>
        <table:table-row table:style-name="ro1">
          <table:table-cell office:value-type="string">
            <text:p><text:s/></text:p>
          </table:table-cell>
          <table:table-cell table:number-columns-repeated="6"/>
          <table:table-cell table:formula="of:=SUM([.H5:.H24])" office:value-type="float" office:value="2692">
            <text:p>2692</text:p>
          </table:table-cell>
          <table:table-cell table:formula="of:=SUM([.I5:.I24])" office:value-type="float" office:value="2785">
            <text:p>2785</text:p>
          </table:table-cell>
          <table:table-cell office:value-type="string">
            <text:p><text:s/></text:p>
          </table:table-cell>
          <table:table-cell table:formula="of:=SUM([.K5:.K24])" office:value-type="float" office:value="531">
            <text:p>531</text:p>
          </table:table-cell>
          <table:table-cell table:formula="of:=SUM([.L5:.L24])" office:value-type="float" office:value="47995">
            <text:p>47995</text:p>
          </table:table-cell>
          <table:table-cell table:formula="of:=SUM([.H2:.L2])" office:value-type="float" office:value="54003">
            <text:p>54003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1" office:value-type="string">
            <text:p>Post type 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" office:value-type="string">
            <text:p>Posts</text:p>
          </table:table-cell>
          <table:table-cell table:style-name="ce1" table:number-columns-repeated="2"/>
          <table:table-cell table:style-name="ce1" office:value-type="string">
            <text:p><text:s/>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>
            <text:p>Site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Gutenberg</text:p>
          </table:table-cell>
          <table:table-cell table:style-name="ce1" office:value-type="string">
            <text:p>Media</text:p>
          </table:table-cell>
          <table:table-cell table:style-name="ce1" office:value-type="string">
            <text:p>Revisions</text:p>
          </table:table-cell>
          <table:table-cell table:style-name="ce1" office:value-type="string">
            <text:p>n/a</text:p>
          </table:table-cell>
          <table:table-cell table:style-name="ce1" office:value-type="string">
            <text:p>Classic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Date</text:p>
          </table:table-cell>
          <table:table-cell table:style-name="ce1" table:number-columns-repeated="1008"/>
        </table:table-row>
        <table:table-row table:style-name="ro1">
          <table:table-cell office:value-type="string">
            <text:p>qw 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B5:.F5])"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39">
            <text:p>39</text:p>
          </table:table-cell>
          <table:table-cell office:value-type="float" office:value="280">
            <text:p>28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table:formula="of:=SUM([.H5:.L5])" office:value-type="float" office:value="495">
            <text:p>495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cwiccer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SUM([.B6:.F6])" office:value-type="float" office:value="10">
            <text:p>10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H6:.L6])" office:value-type="float" office:value="411">
            <text:p>411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m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table:formula="of:=SUM([.B7:.F7])" office:value-type="float" office:value="32">
            <text:p>32</text:p>
          </table:table-cell>
          <table:table-cell office:value-type="float" office:value="620">
            <text:p>620</text:p>
          </table:table-cell>
          <table:table-cell office:value-type="float" office:value="968">
            <text:p>968</text:p>
          </table:table-cell>
          <table:table-cell office:value-type="float" office:value="4170">
            <text:p>4170</text:p>
          </table:table-cell>
          <table:table-cell office:value-type="float" office:value="103">
            <text:p>103</text:p>
          </table:table-cell>
          <table:table-cell office:value-type="float" office:value="11637">
            <text:p>11637</text:p>
          </table:table-cell>
          <table:table-cell table:formula="of:=SUM([.H7:.L7])" office:value-type="float" office:value="17498">
            <text:p>17498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couk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SUM([.B8:.F8])" office:value-type="float" office:value="29">
            <text:p>29</text:p>
          </table:table-cell>
          <table:table-cell office:value-type="float" office:value="216">
            <text:p>216</text:p>
          </table:table-cell>
          <table:table-cell office:value-type="float" office:value="648">
            <text:p>648</text:p>
          </table:table-cell>
          <table:table-cell office:value-type="float" office:value="857">
            <text:p>857</text:p>
          </table:table-cell>
          <table:table-cell office:value-type="float" office:value="120">
            <text:p>120</text:p>
          </table:table-cell>
          <table:table-cell office:value-type="float" office:value="7869">
            <text:p>7869</text:p>
          </table:table-cell>
          <table:table-cell table:formula="of:=SUM([.H8:.L8])" office:value-type="float" office:value="9710">
            <text:p>971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ikeu</text:p>
          </table:table-cell>
          <table:table-cell table:number-columns-repeated="1021"/>
        </table:table-row>
        <table:table-row table:style-name="ro1">
          <table:table-cell office:value-type="string">
            <text:p>qw/src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SUM([.B10:.F10])" office:value-type="float" office:value="10">
            <text:p>10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518">
            <text:p>51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SUM([.H10:.L10])" office:value-type="float" office:value="656">
            <text:p>656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ordpres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formula="of:=SUM([.B11:.F11])" office:value-type="float" office:value="44">
            <text:p>44</text:p>
          </table:table-cell>
          <table:table-cell office:value-type="float" office:value="904">
            <text:p>904</text:p>
          </table:table-cell>
          <table:table-cell office:value-type="float" office:value="547">
            <text:p>547</text:p>
          </table:table-cell>
          <table:table-cell office:value-type="float" office:value="5398">
            <text:p>5398</text:p>
          </table:table-cell>
          <table:table-cell office:value-type="float" office:value="181">
            <text:p>181</text:p>
          </table:table-cell>
          <table:table-cell office:value-type="float" office:value="23304">
            <text:p>23304</text:p>
          </table:table-cell>
          <table:table-cell table:formula="of:=SUM([.H11:.L11])" office:value-type="float" office:value="30334">
            <text:p>30334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-pompey</text:p>
          </table:table-cell>
          <table:table-cell office:value-type="float" office:value="3">
            <text:p>3</text:p>
            <draw:frame table:end-cell-address="content.I36" table:end-x="0.294cm" table:end-y="0.236cm" draw:z-index="0" draw:style-name="gr1" draw:text-style-name="P1" svg:width="15.999cm" svg:height="10.781cm" svg:x="0.102cm" svg:y="0.294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B12:.F12])" office:value-type="float" office:value="14">
            <text:p>14</text:p>
          </table:table-cell>
          <table:table-cell office:value-type="float" office:value="112">
            <text:p>112</text:p>
          </table:table-cell>
          <table:table-cell office:value-type="float" office:value="75">
            <text:p>75</text:p>
          </table:table-cell>
          <table:table-cell office:value-type="float" office:value="568">
            <text:p>568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SUM([.H12:.L12])" office:value-type="float" office:value="790">
            <text:p>79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wpms</text:p>
          </table:table-cell>
          <table:table-cell table:number-columns-repeated="12"/>
          <table:table-cell table:style-name="ce2"/>
          <table:table-cell table:number-columns-repeated="1008"/>
        </table:table-row>
        <table:table-row table:style-name="ro1">
          <table:table-cell office:value-type="string">
            <text:p>qw/wp5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SUM([.B14:.F14])" office:value-type="float" office:value="9">
            <text:p>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table:formula="of:=SUM([.H14:.L14])" office:value-type="float" office:value="47">
            <text:p>47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office:value-type="string">
            <text:p>qw/hm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SUM([.B15:.F15])" office:value-type="float" office:value="24">
            <text:p>24</text:p>
          </table:table-cell>
          <table:table-cell office:value-type="float" office:value="428">
            <text:p>428</text:p>
          </table:table-cell>
          <table:table-cell office:value-type="float" office:value="288">
            <text:p>288</text:p>
          </table:table-cell>
          <table:table-cell office:value-type="float" office:value="3408">
            <text:p>3408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table:formula="of:=SUM([.H15:.L15])" office:value-type="float" office:value="4170">
            <text:p>4170</text:p>
          </table:table-cell>
          <table:table-cell table:style-name="ce2" office:value-type="date" office:date-value="2018-03-12">
            <text:p>12/03/18</text:p>
          </table:table-cell>
          <table:table-cell table:number-columns-repeated="1008"/>
        </table:table-row>
        <table:table-row table:style-name="ro1">
          <table:table-cell office:value-type="string">
            <text:p>qw/officialcaravan</text:p>
          </table:table-cell>
          <table:table-cell table:number-columns-repeated="1021"/>
        </table:table-row>
        <table:table-row table:style-name="ro1">
          <table:table-cell office:value-type="string">
            <text:p>qw/oobit</text:p>
          </table:table-cell>
          <table:table-cell table:number-columns-repeated="1021"/>
        </table:table-row>
        <table:table-row table:style-name="ro1">
          <table:table-cell office:value-type="string">
            <text:p>qw/bwcom</text:p>
          </table:table-cell>
          <table:table-cell table:number-columns-repeated="1021"/>
        </table:table-row>
        <table:table-row table:style-name="ro1">
          <table:table-cell office:value-type="string">
            <text:p>qw/bwdesign</text:p>
          </table:table-cell>
          <table:table-cell table:number-columns-repeated="5"/>
          <table:table-cell table:formula="of:=SUM([.B19:.F19])" office:value-type="float" office:value="0">
            <text:p>0</text:p>
          </table:table-cell>
          <table:table-cell table:number-columns-repeated="5"/>
          <table:table-cell table:formula="of:=SUM([.H19:.L19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qw/tag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content.J43" table:end-x="0.795cm" table:end-y="0.279cm" draw:z-index="1" draw:style-name="gr1" draw:text-style-name="P1" svg:width="15.999cm" svg:height="10.353cm" svg:x="0.603cm" svg:y="0.313cm">
              <draw:object draw:notify-on-update-of-ranges="content.A28:content.A31 content.B28:content.B3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  <svg:title>Block editor coverage</svg:title>
              <svg:desc>Pre-enablement</svg:desc>
            </draw:frame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SUM([.B20:.F20])" office:value-type="float" office:value="15">
            <text:p>15</text:p>
          </table:table-cell>
          <table:table-cell office:value-type="float" office:value="114">
            <text:p>114</text:p>
          </table:table-cell>
          <table:table-cell office:value-type="float" office:value="165">
            <text:p>165</text:p>
          </table:table-cell>
          <table:table-cell office:value-type="float" office:value="4512">
            <text:p>4512</text:p>
          </table:table-cell>
          <table:table-cell office:value-type="float" office:value="12">
            <text:p>12</text:p>
          </table:table-cell>
          <table:table-cell office:value-type="float" office:value="5147">
            <text:p>5147</text:p>
          </table:table-cell>
          <table:table-cell table:formula="of:=SUM([.H20:.L20])" office:value-type="float" office:value="9950">
            <text:p>9950</text:p>
          </table:table-cell>
          <table:table-cell table:style-name="ce2" office:value-type="date" office:date-value="2018-03-13">
            <text:p>13/03/18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formula="of:=SUM([.B21:.F21])" office:value-type="float" office:value="0">
            <text:p>0</text:p>
          </table:table-cell>
          <table:table-cell table:number-columns-repeated="5"/>
          <table:table-cell table:formula="of:=SUM([.H21:.L21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2:.F22])" office:value-type="float" office:value="0">
            <text:p>0</text:p>
          </table:table-cell>
          <table:table-cell table:number-columns-repeated="5"/>
          <table:table-cell table:formula="of:=SUM([.H22:.L22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3:.F23])" office:value-type="float" office:value="0">
            <text:p>0</text:p>
          </table:table-cell>
          <table:table-cell table:number-columns-repeated="5"/>
          <table:table-cell table:formula="of:=SUM([.H23:.L2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formula="of:=SUM([.B24:.F24])" office:value-type="float" office:value="0">
            <text:p>0</text:p>
          </table:table-cell>
          <table:table-cell table:number-columns-repeated="5"/>
          <table:table-cell table:formula="of:=SUM([.H24:.L24])" office:value-type="float" office:value="0">
            <text:p>0</text:p>
          </table:table-cell>
          <table:table-cell table:number-columns-repeated="1009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office:value-type="string">
            <text:p>Block</text:p>
          </table:table-cell>
          <table:table-cell table:formula="of:=[.H$2]" office:value-type="float" office:value="2692">
            <text:p>2692</text:p>
          </table:table-cell>
          <table:table-cell table:number-columns-repeated="1020"/>
        </table:table-row>
        <table:table-row table:style-name="ro1">
          <table:table-cell office:value-type="string">
            <text:p>Media</text:p>
          </table:table-cell>
          <table:table-cell table:formula="of:=[.I$2]" office:value-type="float" office:value="2785">
            <text:p>2785</text:p>
          </table:table-cell>
          <table:table-cell table:number-columns-repeated="1020"/>
        </table:table-row>
        <table:table-row table:style-name="ro1">
          <table:table-cell office:value-type="string">
            <text:p>n/a</text:p>
          </table:table-cell>
          <table:table-cell table:formula="of:=[.K$2]" office:value-type="float" office:value="531">
            <text:p>531</text:p>
          </table:table-cell>
          <table:table-cell table:number-columns-repeated="1020"/>
        </table:table-row>
        <table:table-row table:style-name="ro1">
          <table:table-cell office:value-type="string">
            <text:p>Classic</text:p>
          </table:table-cell>
          <table:table-cell table:formula="of:=[.L$2]" office:value-type="float" office:value="47995">
            <text:p>47995</text:p>
          </table:table-cell>
          <table:table-cell table:number-columns-repeated="1020"/>
        </table:table-row>
      </table:table>
      <table:table table:name="Gut feel" table:style-name="ta1" table:print="false">
        <table:shapes>
          <draw:frame draw:z-index="0" draw:style-name="gr1" draw:text-style-name="P1" svg:width="17.244cm" svg:height="9.194cm" svg:x="23.316cm" svg:y="0.705cm">
            <draw:object draw:notify-on-update-of-ranges="'Gut feel'.A2:'Gut feel'.A5 'Gut feel'.B2:'Gut feel'.B5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Default"/>
        <table:table-column table:style-name="co19" table:default-cell-style-name="Default"/>
        <table:table-column table:style-name="co2" table:number-columns-repeated="5" table:default-cell-style-name="Default"/>
        <table:table-column table:style-name="co2" table:default-cell-style-name="ce7"/>
        <table:table-column table:style-name="co2" table:default-cell-style-name="ce4"/>
        <table:table-column table:style-name="co2" table:number-columns-repeated="6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column table:style-name="co2" table:number-columns-repeated="996" table:default-cell-style-name="Default"/>
        <table:table-row table:style-name="ro1">
          <table:table-cell table:style-name="ce1"/>
          <table:table-cell table:style-name="ce1" table:formula="of:=SUM([.B2:.B5])" office:value-type="float" office:value="57170">
            <text:p>57170</text:p>
          </table:table-cell>
          <table:table-cell table:style-name="ce5" table:formula="of:=SUM([.C2:.C5])" office:value-type="percentage" office:value="1">
            <text:p>100.0%</text:p>
          </table:table-cell>
          <table:table-cell table:style-name="ce5"/>
          <table:table-cell table:style-name="ce1" table:number-columns-repeated="3"/>
          <table:table-cell table:style-name="ce6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ompatible</text:p>
          </table:table-cell>
          <table:table-cell table:style-name="ce1" table:formula="of:=[.C7]" office:value-type="float" office:value="2602">
            <text:p>2602</text:p>
          </table:table-cell>
          <table:table-cell table:style-name="ce5" table:formula="of:=[.B2]/[.B$1]" office:value-type="percentage" office:value="0.0455133811439566">
            <text:p>4.6%</text:p>
          </table:table-cell>
          <table:table-cell table:style-name="ce5"/>
          <table:table-cell table:style-name="ce1" table:number-columns-repeated="3"/>
          <table:table-cell table:style-name="ce6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eed work</text:p>
          </table:table-cell>
          <table:table-cell table:style-name="ce1" table:formula="of:=[.E7]-[.C7]" office:value-type="float" office:value="341">
            <text:p>341</text:p>
          </table:table-cell>
          <table:table-cell table:style-name="ce5" table:formula="of:=[.B3]/[.B$1]" office:value-type="percentage" office:value="0.00596466678327794">
            <text:p>0.6%</text:p>
          </table:table-cell>
          <table:table-cell table:style-name="ce5"/>
          <table:table-cell table:style-name="ce1" table:number-columns-repeated="3"/>
          <table:table-cell table:style-name="ce6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Not analysed</text:p>
          </table:table-cell>
          <table:table-cell table:style-name="ce1" table:formula="of:=[.F7]-[.E7]" office:value-type="float" office:value="1998">
            <text:p>1998</text:p>
          </table:table-cell>
          <table:table-cell table:style-name="ce5" table:formula="of:=[.B4]/[.B$1]" office:value-type="percentage" office:value="0.0349483995102326">
            <text:p>3.5%</text:p>
          </table:table-cell>
          <table:table-cell table:style-name="ce5"/>
          <table:table-cell table:style-name="ce1" table:number-columns-repeated="3"/>
          <table:table-cell table:style-name="ce6"/>
          <table:table-cell/>
          <table:table-cell table:style-name="ce1" table:number-columns-repeated="1015"/>
        </table:table-row>
        <table:table-row table:style-name="ro1">
          <table:table-cell table:style-name="ce1" office:value-type="string">
            <text:p>Classic</text:p>
          </table:table-cell>
          <table:table-cell table:style-name="ce1" table:formula="of:=[.G7]-[.F7]" office:value-type="float" office:value="52229">
            <text:p>52229</text:p>
          </table:table-cell>
          <table:table-cell table:style-name="ce5" table:formula="of:=[.B5]/[.B$1]" office:value-type="percentage" office:value="0.913573552562533">
            <text:p>91.4%</text:p>
          </table:table-cell>
          <table:table-cell table:style-name="ce5"/>
          <table:table-cell table:style-name="ce1" table:number-columns-repeated="3"/>
          <table:table-cell table:style-name="ce6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3"/>
          <table:table-cell table:style-name="ce6"/>
          <table:table-cell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1" table:formula="of:=SUM([.C9:.C23])" office:value-type="float" office:value="2602">
            <text:p>2602</text:p>
          </table:table-cell>
          <table:table-cell table:style-name="ce5" table:formula="of:=[.C7]/[.E7]" office:value-type="percentage" office:value="0.884131838260279">
            <text:p>88.4%</text:p>
          </table:table-cell>
          <table:table-cell table:style-name="ce1" table:formula="of:=SUM([.E9:.E23])" office:value-type="float" office:value="2943">
            <text:p>2943</text:p>
          </table:table-cell>
          <table:table-cell table:style-name="ce1" table:formula="of:=SUM([.F9:.F23])" office:value-type="float" office:value="4941">
            <text:p>4941</text:p>
          </table:table-cell>
          <table:table-cell table:style-name="ce1" table:formula="of:=SUM([.G9:.G23])" office:value-type="float" office:value="57170">
            <text:p>57170</text:p>
          </table:table-cell>
          <table:table-cell table:style-name="ce6"/>
          <table:table-cell table:formula="of:=[.F7]/[.G7]" office:value-type="percentage" office:value="0.0864264474374672">
            <text:p>8.6%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Compatible</text:p>
          </table:table-cell>
          <table:table-cell table:style-name="ce1" office:value-type="string">
            <text:p>%compatible</text:p>
          </table:table-cell>
          <table:table-cell table:style-name="ce1" office:value-type="string">
            <text:p>Analysed</text:p>
          </table:table-cell>
          <table:table-cell table:style-name="ce1" office:value-type="string">
            <text:p>Potential</text:p>
          </table:table-cell>
          <table:table-cell table:style-name="ce1" office:value-type="string">
            <text:p>Site</text:p>
          </table:table-cell>
          <table:table-cell table:style-name="ce6" office:value-type="string">
            <text:p>Coverage</text:p>
          </table:table-cell>
          <table:table-cell office:value-type="string">
            <text:p><text:s/>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 </text:p>
          </table:table-cell>
          <table:table-cell office:value-type="float" office:value="110">
            <text:p>110</text:p>
          </table:table-cell>
          <table:table-cell office:value-type="float" office:value="87.3">
            <text:p>87.3</text:p>
          </table:table-cell>
          <table:table-cell table:number-columns-repeated="2" office:value-type="float" office:value="126">
            <text:p>126</text:p>
          </table:table-cell>
          <table:table-cell office:value-type="float" office:value="214">
            <text:p>214</text:p>
          </table:table-cell>
          <table:table-cell office:value-type="float" office:value="58.9">
            <text:p>58.9</text:p>
          </table:table-cell>
          <table:table-cell table:formula="of:=[.F9]/[.G9]" office:value-type="percentage" office:value="0.588785046728972">
            <text:p>58.9%</text:p>
          </table:table-cell>
          <table:table-cell table:number-columns-repeated="1015"/>
        </table:table-row>
        <table:table-row table:style-name="ro3">
          <table:table-cell office:value-type="string">
            <text:p><text:s/></text:p>
          </table:table-cell>
          <table:table-cell office:value-type="string">
            <text:p>qw/bigram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2005">
            <text:p>2005</text:p>
          </table:table-cell>
          <table:table-cell office:value-type="float" office:value="2656">
            <text:p>2656</text:p>
          </table:table-cell>
          <table:table-cell office:value-type="float" office:value="75.5">
            <text:p>75.5</text:p>
          </table:table-cell>
          <table:table-cell table:formula="of:=[.F10]/[.G10]" office:value-type="percentage" office:value="0.754894578313253">
            <text:p>75.5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bwdesign</text:p>
          </table:table-cell>
          <table:table-cell office:value-type="float" office:value="314">
            <text:p>31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14">
            <text:p>314</text:p>
          </table:table-cell>
          <table:table-cell office:value-type="float" office:value="613">
            <text:p>613</text:p>
          </table:table-cell>
          <table:table-cell office:value-type="float" office:value="51.2">
            <text:p>51.2</text:p>
          </table:table-cell>
          <table:table-cell table:formula="of:=[.F11]/[.G11]" office:value-type="percentage" office:value="0.512234910277325">
            <text:p>51.2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cwiccer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5">
            <text:p>75.0</text:p>
          </table:table-cell>
          <table:table-cell table:formula="of:=[.F12]/[.G12]" office:value-type="percentage" office:value="0.75">
            <text:p>75.0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hm</text:p>
          </table:table-cell>
          <table:table-cell office:value-type="float" office:value="427">
            <text:p>42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7">
            <text:p>427</text:p>
          </table:table-cell>
          <table:table-cell office:value-type="float" office:value="762">
            <text:p>762</text:p>
          </table:table-cell>
          <table:table-cell office:value-type="float" office:value="56">
            <text:p>56.0</text:p>
          </table:table-cell>
          <table:table-cell table:formula="of:=[.F13]/[.G13]" office:value-type="percentage" office:value="0.560367454068242">
            <text:p>56.0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oikcom</text:p>
          </table:table-cell>
          <table:table-cell office:value-type="float" office:value="381">
            <text:p>381</text:p>
          </table:table-cell>
          <table:table-cell office:value-type="float" office:value="64.2">
            <text:p>64.2</text:p>
          </table:table-cell>
          <table:table-cell office:value-type="float" office:value="593">
            <text:p>593</text:p>
          </table:table-cell>
          <table:table-cell office:value-type="float" office:value="601">
            <text:p>601</text:p>
          </table:table-cell>
          <table:table-cell office:value-type="float" office:value="13309">
            <text:p>13309</text:p>
          </table:table-cell>
          <table:table-cell office:value-type="float" office:value="4.5">
            <text:p>4.5</text:p>
          </table:table-cell>
          <table:table-cell table:formula="of:=[.F14]/[.G14]" office:value-type="percentage" office:value="0.0451574122774063">
            <text:p>4.5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oikcouk</text:p>
          </table:table-cell>
          <table:table-cell office:value-type="float" office:value="114">
            <text:p>114</text:p>
          </table:table-cell>
          <table:table-cell office:value-type="float" office:value="53">
            <text:p>53</text:p>
          </table:table-cell>
          <table:table-cell table:number-columns-repeated="2" office:value-type="float" office:value="215">
            <text:p>215</text:p>
          </table:table-cell>
          <table:table-cell office:value-type="float" office:value="8852">
            <text:p>8852</text:p>
          </table:table-cell>
          <table:table-cell office:value-type="float" office:value="2.4">
            <text:p>2.4</text:p>
          </table:table-cell>
          <table:table-cell table:formula="of:=[.F15]/[.G15]" office:value-type="percentage" office:value="0.0242882964301853">
            <text:p>2.4%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5"/>
          <table:table-cell office:value-type="string">
            <text:p>$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6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oobit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31.2">
            <text:p>31.2</text:p>
          </table:table-cell>
          <table:table-cell table:formula="of:=[.F16]/[.G16]" office:value-type="percentage" office:value="0.311827956989247">
            <text:p>31.2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src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132">
            <text:p>132</text:p>
          </table:table-cell>
          <table:table-cell office:value-type="float" office:value="73.5">
            <text:p>73.5</text:p>
          </table:table-cell>
          <table:table-cell table:formula="of:=[.F17]/[.G17]" office:value-type="percentage" office:value="0.734848484848485">
            <text:p>73.5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tags</text:p>
          </table:table-cell>
          <table:table-cell office:value-type="float" office:value="102">
            <text:p>102</text:p>
          </table:table-cell>
          <table:table-cell office:value-type="float" office:value="90.3">
            <text:p>90.3</text:p>
          </table:table-cell>
          <table:table-cell table:number-columns-repeated="2" office:value-type="float" office:value="113">
            <text:p>113</text:p>
          </table:table-cell>
          <table:table-cell office:value-type="float" office:value="5437">
            <text:p>5437</text:p>
          </table:table-cell>
          <table:table-cell office:value-type="float" office:value="2.1">
            <text:p>2.1</text:p>
          </table:table-cell>
          <table:table-cell table:formula="of:=[.F18]/[.G18]" office:value-type="percentage" office:value="0.0207835203237079">
            <text:p>2.1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wordpress</text:p>
          </table:table-cell>
          <table:table-cell office:value-type="float" office:value="835">
            <text:p>835</text:p>
          </table:table-cell>
          <table:table-cell office:value-type="float" office:value="99.9">
            <text:p>99.9</text:p>
          </table:table-cell>
          <table:table-cell table:number-columns-repeated="2" office:value-type="float" office:value="836">
            <text:p>836</text:p>
          </table:table-cell>
          <table:table-cell office:value-type="float" office:value="24768">
            <text:p>24768</text:p>
          </table:table-cell>
          <table:table-cell office:value-type="float" office:value="3.4">
            <text:p>3.4</text:p>
          </table:table-cell>
          <table:table-cell table:formula="of:=[.F19]/[.G19]" office:value-type="percentage" office:value="0.0337532299741602">
            <text:p>3.4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wp-pompey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7">
            <text:p>107</text:p>
          </table:table-cell>
          <table:table-cell office:value-type="float" office:value="225">
            <text:p>225</text:p>
          </table:table-cell>
          <table:table-cell office:value-type="float" office:value="47.6">
            <text:p>47.6</text:p>
          </table:table-cell>
          <table:table-cell table:formula="of:=[.F20]/[.G20]" office:value-type="percentage" office:value="0.475555555555556">
            <text:p>47.6%</text:p>
          </table:table-cell>
          <table:table-cell table:number-columns-repeated="1015"/>
        </table:table-row>
        <table:table-row table:style-name="ro2">
          <table:table-cell office:value-type="string">
            <text:p><text:s/></text:p>
          </table:table-cell>
          <table:table-cell office:value-type="string">
            <text:p>qw/wp50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.0</text:p>
          </table:table-cell>
          <table:table-cell table:formula="of:=[.F21]/[.G21]" office:value-type="percentage" office:value="0.32">
            <text:p>32.0%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qw/cookie-cat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buddypress.wp.a2z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5274">
            <text:p>15274</text:p>
          </table:table-cell>
          <table:table-cell office:value-type="float" office:value="0">
            <text:p>0.0</text:p>
          </table:table-cell>
          <table:table-cell table:formula="of:=[.F27]/[.G27]" office:value-type="percentage" office:value="0.000261882938326568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core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16594">
            <text:p>16594</text:p>
          </table:table-cell>
          <table:table-cell office:value-type="float" office:value="0">
            <text:p>0.0</text:p>
          </table:table-cell>
          <table:table-cell table:formula="of:=[.F28]/[.G28]" office:value-type="percentage" office:value="0.000301313727853441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edd.wp.a2z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float" office:value="21915">
            <text:p>21915</text:p>
          </table:table-cell>
          <table:table-cell office:value-type="float" office:value="0">
            <text:p>0.0</text:p>
          </table:table-cell>
          <table:table-cell table:formula="of:=[.F29]/[.G29]" office:value-type="percentage" office:value="0.000319415925165412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genesis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998">
            <text:p>16998</text:p>
          </table:table-cell>
          <table:table-cell office:value-type="float" office:value="0">
            <text:p>0.0</text:p>
          </table:table-cell>
          <table:table-cell table:formula="of:=[.F30]/[.G30]" office:value-type="percentage" office:value="0.000411813154488763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jetpack.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4490">
            <text:p>24490</text:p>
          </table:table-cell>
          <table:table-cell office:value-type="float" office:value="0">
            <text:p>0.0</text:p>
          </table:table-cell>
          <table:table-cell table:formula="of:=[.F31]/[.G31]" office:value-type="percentage" office:value="0.000204164965291956">
            <text:p>0.0%</text:p>
          </table:table-cell>
          <table:table-cell table:number-columns-repeated="1015"/>
        </table:table-row>
        <table:table-row table:style-name="ro2">
          <table:table-cell office:value-type="string">
            <text:p>Multisite</text:p>
          </table:table-cell>
          <table:table-cell office:value-type="string">
            <text:p>qw/bwcom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21">
            <text:p>321</text:p>
          </table:table-cell>
          <table:table-cell office:value-type="float" office:value="19">
            <text:p>19.0</text:p>
          </table:table-cell>
          <table:table-cell table:formula="of:=[.F32]/[.G32]" office:value-type="percentage" office:value="0.193146417445483">
            <text:p>19.3%</text:p>
          </table:table-cell>
          <table:table-cell table:number-columns-repeated="1015"/>
        </table:table-row>
        <table:table-row table:style-name="ro2">
          <table:table-cell office:value-type="string">
            <text:p>Multisite</text:p>
          </table:table-cell>
          <table:table-cell office:value-type="string">
            <text:p>qw/officialcaravan</text:p>
          </table:table-cell>
          <table:table-cell table:number-columns-repeated="3"/>
          <table:table-cell table:number-columns-repeated="2"/>
          <table:table-cell/>
          <table:table-cell table:formula="of:=[.F33]/[.G33]" office:value-type="percentage" office:value="0">
            <text:p>#DIV/0!</text:p>
          </table:table-cell>
          <table:table-cell table:number-columns-repeated="1015"/>
        </table:table-row>
        <table:table-row table:style-name="ro2">
          <table:table-cell office:value-type="string">
            <text:p>Multisite</text:p>
          </table:table-cell>
          <table:table-cell office:value-type="string">
            <text:p>qw/oikeu</text:p>
          </table:table-cell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87">
            <text:p>87</text:p>
          </table:table-cell>
          <table:table-cell office:value-type="float" office:value="40">
            <text:p>40.0</text:p>
          </table:table-cell>
          <table:table-cell table:formula="of:=[.F34]/[.G34]" office:value-type="percentage" office:value="0.402298850574713">
            <text:p>40.2%</text:p>
          </table:table-cell>
          <table:table-cell table:number-columns-repeated="1015"/>
        </table:table-row>
        <table:table-row table:style-name="ro2">
          <table:table-cell office:value-type="string">
            <text:p>Multisite</text:p>
          </table:table-cell>
          <table:table-cell office:value-type="string">
            <text:p>qw/wpms</text:p>
          </table:table-cell>
          <table:table-cell office:value-type="float" office:value="51">
            <text:p>51</text:p>
          </table:table-cell>
          <table:table-cell office:value-type="float" office:value="91.1">
            <text:p>91.1</text:p>
          </table:table-cell>
          <table:table-cell table:number-columns-repeated="2"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56">
            <text:p>56.0</text:p>
          </table:table-cell>
          <table:table-cell table:formula="of:=[.F35]/[.G35]" office:value-type="percentage" office:value="0.56">
            <text:p>56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ocommerce.wp.a2z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3728">
            <text:p>23728</text:p>
          </table:table-cell>
          <table:table-cell office:value-type="float" office:value="0">
            <text:p>0.0</text:p>
          </table:table-cell>
          <table:table-cell table:formula="of:=[.F36]/[.G36]" office:value-type="percentage" office:value="0.000252865812542144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ordpress-seo.wp.a2z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5730">
            <text:p>5730</text:p>
          </table:table-cell>
          <table:table-cell office:value-type="float" office:value="0">
            <text:p>0.0</text:p>
          </table:table-cell>
          <table:table-cell table:formula="of:=[.F37]/[.G37]" office:value-type="percentage" office:value="0.000349040139616056">
            <text:p>0.0%</text:p>
          </table:table-cell>
          <table:table-cell table:number-columns-repeated="1015"/>
        </table:table-row>
        <table:table-row table:style-name="ro1">
          <table:table-cell office:value-type="string">
            <text:p>Multisite</text:p>
          </table:table-cell>
          <table:table-cell office:value-type="string">
            <text:p>wp.a2z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7575">
            <text:p>17575</text:p>
          </table:table-cell>
          <table:table-cell office:value-type="float" office:value="0">
            <text:p>0.0</text:p>
          </table:table-cell>
          <table:table-cell table:formula="of:=[.F38]/[.G38]" office:value-type="percentage" office:value="0.000455192034139403">
            <text:p>0.0%</text:p>
          </table:table-cell>
          <table:table-cell table:number-columns-repeated="1015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ugin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7"/>
          <table:table-cell table:style-name="ce1" table:formula="of:=SUM([.H51:.H194])" office:value-type="float" office:value="84">
            <text:p>84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Site</text:p>
          </table:table-cell>
          <table:table-cell table:style-name="ce1" office:value-type="string">
            <text:p>Test compatible?</text:p>
          </table:table-cell>
          <table:table-cell table:style-name="ce1" office:value-type="string">
            <text:p>Compatible?</text:p>
          </table:table-cell>
          <table:table-cell table:style-name="ce1" table:number-columns-repeated="1015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2"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ookie-ca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soh_old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igra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umab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cwiccer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andmadestudio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aldworth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officialcaravan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ikcouk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dw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.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bw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2"/>
          <table:table-cell office:value-type="string">
            <text:p>h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0618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m101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hoired-tas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lassi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hpun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dw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edg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3"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wco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dwif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rett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bigram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gtat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ndrea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3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-plugins.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fs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pwaep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ifiansw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ldwor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okie-ca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zs-p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u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ob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urlistenersclu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t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2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dealwithst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wicc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igram-rename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oci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c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aching2inspir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4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i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alancingbyar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w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aumab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hereal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ettercorestrengt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rvive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logbb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holebeingwellbe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fd4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road-builde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eu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ndmadestudio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47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usancowemiller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hosh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f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athmorefinancial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mpshire-eft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35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fficialcarava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lls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n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olentro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a2z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laluco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happystevehoo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zerelm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jduk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ik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-pompey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owc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m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.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por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_internetMarketing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ngarc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tag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janecoomb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wordpres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cwdcom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yellowbrand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olours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bwdesign </text:p>
          </table:table-cell>
          <table:table-cell table:number-columns-repeated="1017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ymondson </text:p>
          </table:table-cell>
          <table:table-cell table:number-columns-repeated="1017"/>
        </table:table-row>
      </table:table>
      <table:table table:name="Component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ponent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Third Party</text:p>
          </table:table-cell>
          <table:table-cell table:style-name="ce1" office:value-type="string">
            <text:p>Tests</text:p>
          </table:table-cell>
          <table:table-cell table:style-name="ce1" office:value-type="string">
            <text:p>Test compatibility?</text:p>
          </table:table-cell>
          <table:table-cell table:style-name="ce1" office:value-type="string">
            <text:p>Compatible?</text:p>
          </table:table-cell>
          <table:table-cell table:style-name="ce1" table:number-columns-repeated="1016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ookr</text:p>
          </table:table-cell>
          <table:table-cell office:value-type="float" office:value="1">
            <text:p>1</text:p>
          </table:table-cell>
          <table:table-cell office:value-type="string">
            <text:p>@explodybi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photo</text:p>
          </table:table-cell>
          <table:table-cell office:value-type="float" office:value="1">
            <text:p>1</text:p>
          </table:table-cell>
          <table:table-cell office:value-type="string">
            <text:p>&lt;a href="http://weston.ruter.net/"&gt;Weston Ruter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rontrol</text:p>
          </table:table-cell>
          <table:table-cell office:value-type="float" office:value="1">
            <text:p>1</text:p>
          </table:table-cell>
          <table:table-cell office:value-type="string">
            <text:p>&lt;a href="http://www.scompt.com/"&gt;Edward Dale&lt;/a&gt; &amp; &lt;a href="http://lud.icro.us/"&gt;John Blackbourn&lt;/a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fficient-related-posts</text:p>
          </table:table-cell>
          <table:table-cell office:value-type="float" office:value="2">
            <text:p>2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framework</text:p>
          </table:table-cell>
          <table:table-cell office:value-type="float" office:value="1">
            <text:p>1</text:p>
          </table:table-cell>
          <table:table-cell office:value-type="string">
            <text:p>Aaron D. Campb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member-me-checked</text:p>
          </table:table-cell>
          <table:table-cell office:value-type="float" office:value="1">
            <text:p>1</text:p>
          </table:table-cell>
          <table:table-cell office:value-type="string">
            <text:p>Aaron Edwards (for 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nstagram</text:p>
          </table:table-cell>
          <table:table-cell office:value-type="float" office:value="1">
            <text:p>1</text:p>
          </table:table-cell>
          <table:table-cell office:value-type="string">
            <text:p>Aaron Spe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</text:p>
          </table:table-cell>
          <table:table-cell office:value-type="float" office:value="1">
            <text:p>1</text:p>
          </table:table-cell>
          <table:table-cell office:value-type="string">
            <text:p>AdamGol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ess-permit-core</text:p>
          </table:table-cell>
          <table:table-cell office:value-type="float" office:value="2">
            <text:p>2</text:p>
          </table:table-cell>
          <table:table-cell office:value-type="string">
            <text:p>Agapetry Creations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et-old-post</text:p>
          </table:table-cell>
          <table:table-cell office:value-type="float" office:value="1">
            <text:p>1</text:p>
          </table:table-cell>
          <table:table-cell office:value-type="string">
            <text:p>Ajay Mathar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map-shortcode</text:p>
          </table:table-cell>
          <table:table-cell office:value-type="float" office:value="1">
            <text:p>1</text:p>
          </table:table-cell>
          <table:table-cell office:value-type="string">
            <text:p>Alain Gonzale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generate-thumbnails</text:p>
          </table:table-cell>
          <table:table-cell office:value-type="float" office:value="8">
            <text:p>8</text:p>
          </table:table-cell>
          <table:table-cell office:value-type="string">
            <text:p>Alex Mills (Viper007Bon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ory-usage</text:p>
          </table:table-cell>
          <table:table-cell office:value-type="float" office:value="1">
            <text:p>1</text:p>
          </table:table-cell>
          <table:table-cell office:value-type="string">
            <text:p>Alex Ra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video-plus</text:p>
          </table:table-cell>
          <table:table-cell office:value-type="float" office:value="1">
            <text:p>1</text:p>
          </table:table-cell>
          <table:table-cell office:value-type="string">
            <text:p>Alexander H√∂re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all-for-price</text:p>
          </table:table-cell>
          <table:table-cell office:value-type="float" office:value="1">
            <text:p>1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jetpack</text:p>
          </table:table-cell>
          <table:table-cell office:value-type="float" office:value="2">
            <text:p>2</text:p>
          </table:table-cell>
          <table:table-cell office:value-type="string">
            <text:p>Algoritmika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ags</text:p>
          </table:table-cell>
          <table:table-cell office:value-type="float" office:value="1">
            <text:p>1</text:p>
          </table:table-cell>
          <table:table-cell office:value-type="string">
            <text:p>Amaury BALM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ive-star-rating</text:p>
          </table:table-cell>
          <table:table-cell office:value-type="float" office:value="1">
            <text:p>1</text:p>
          </table:table-cell>
          <table:table-cell office:value-type="string">
            <text:p>Andrew Alb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deprecated-notices</text:p>
          </table:table-cell>
          <table:table-cell office:value-type="float" office:value="2">
            <text:p>2</text:p>
          </table:table-cell>
          <table:table-cell office:value-type="string">
            <text:p>Andrew Nac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nymce-advanced</text:p>
          </table:table-cell>
          <table:table-cell office:value-type="float" office:value="5">
            <text:p>5</text:p>
          </table:table-cell>
          <table:table-cell office:value-type="string">
            <text:p>Andrew Oz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oolbar-theme-switcher</text:p>
          </table:table-cell>
          <table:table-cell office:value-type="float" office:value="1">
            <text:p>1</text:p>
          </table:table-cell>
          <table:table-cell office:value-type="string">
            <text:p>Andrey "Rarst" Savchen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mmentluv-premium</text:p>
          </table:table-cell>
          <table:table-cell office:value-type="float" office:value="1">
            <text:p>1</text:p>
          </table:table-cell>
          <table:table-cell office:value-type="string">
            <text:p>Andy Bai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and-follow</text:p>
          </table:table-cell>
          <table:table-cell office:value-type="float" office:value="1">
            <text:p>1</text:p>
          </table:table-cell>
          <table:table-cell office:value-type="string">
            <text:p>Andy Kill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ipping-awd</text:p>
          </table:table-cell>
          <table:table-cell office:value-type="float" office:value="1">
            <text:p>1</text:p>
          </table:table-cell>
          <table:table-cell office:value-type="string">
            <text:p>Andy_P (modified by Mantish to make it state base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favicon</text:p>
          </table:table-cell>
          <table:table-cell office:value-type="float" office:value="1">
            <text:p>1</text:p>
          </table:table-cell>
          <table:table-cell office:value-type="string">
            <text:p>Arne Frank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</text:p>
          </table:table-cell>
          <table:table-cell office:value-type="float" office:value="1">
            <text:p>1</text:p>
          </table:table-cell>
          <table:table-cell office:value-type="string">
            <text:p>Austin Matzk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</text:p>
          </table:table-cell>
          <table:table-cell office:value-type="float" office:value="85">
            <text:p>85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</text:p>
          </table:table-cell>
          <table:table-cell office:value-type="float" office:value="41">
            <text:p>41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nster-widget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sh-syndication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ats</text:p>
          </table:table-cell>
          <table:table-cell office:value-type="float" office:value="1">
            <text:p>1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</text:p>
          </table:table-cell>
          <table:table-cell office:value-type="float" office:value="22">
            <text:p>22</text:p>
          </table:table-cell>
          <table:table-cell office:value-type="string">
            <text:p>Automattic</text:p>
          </table:table-cell>
          <table:table-cell table:number-columns-repeated="1020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ateway-paypal-express-checkout</text:p>
          </table:table-cell>
          <table:table-cell office:value-type="float" office:value="2">
            <text:p>2</text:p>
          </table:table-cell>
          <table:table-cell office:value-type="string">
            <text:p>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p-scanner</text:p>
          </table:table-cell>
          <table:table-cell office:value-type="float" office:value="1">
            <text:p>1</text:p>
          </table:table-cell>
          <table:table-cell office:value-type="string">
            <text:p>Automattic (Original code by Pross Otto42 and Thorsten Ott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quantity-increment</text:p>
          </table:table-cell>
          <table:table-cell office:value-type="float" office:value="2">
            <text:p>2</text:p>
          </table:table-cell>
          <table:table-cell office:value-type="string">
            <text:p>Automattic 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-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sterslider</text:p>
          </table:table-cell>
          <table:table-cell office:value-type="float" office:value="1">
            <text:p>1</text:p>
          </table:table-cell>
          <table:table-cell office:value-type="string">
            <text:p>aver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posts</text:p>
          </table:table-cell>
          <table:table-cell office:value-type="float" office:value="2">
            <text:p>2</text:p>
          </table:table-cell>
          <table:table-cell office:value-type="string">
            <text:p>Barry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hip</text:p>
          </table:table-cell>
          <table:table-cell office:value-type="float" office:value="6">
            <text:p>6</text:p>
          </table:table-cell>
          <table:table-cell office:value-type="string">
            <text:p>Barry (Incsub) Cole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eo</text:p>
          </table:table-cell>
          <table:table-cell office:value-type="float" office:value="1">
            <text:p>1</text:p>
          </table:table-cell>
          <table:table-cell office:value-type="string">
            <text:p>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tcha</text:p>
          </table:table-cell>
          <table:table-cell office:value-type="float" office:value="3">
            <text:p>3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plugin</text:p>
          </table:table-cell>
          <table:table-cell office:value-type="float" office:value="2">
            <text:p>2</text:p>
          </table:table-cell>
          <table:table-cell office:value-type="string">
            <text:p>BestWebSo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wp-security</text:p>
          </table:table-cell>
          <table:table-cell office:value-type="float" office:value="1">
            <text:p>1</text:p>
          </table:table-cell>
          <table:table-cell office:value-type="string">
            <text:p>Bit51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</text:p>
          </table:table-cell>
          <table:table-cell office:value-type="float" office:value="4">
            <text:p>4</text:p>
          </table:table-cell>
          <table:table-cell office:value-type="string">
            <text:p>Blogpl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werpress</text:p>
          </table:table-cell>
          <table:table-cell office:value-type="float" office:value="2">
            <text:p>2</text:p>
          </table:table-cell>
          <table:table-cell office:value-type="string">
            <text:p>Blubr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d</text:p>
          </table:table-cell>
          <table:table-cell office:value-type="float" office:value="1">
            <text:p>1</text:p>
          </table:table-cell>
          <table:table-cell office:value-type="string">
            <text:p>Bobbing Wide Pippin William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float" office:value="27918">
            <text:p>27918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allow-reinstall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bboing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igram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obbing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s8484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-typ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bwdesign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aly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mmentaso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</text:p>
          </table:table-cell>
          <table:table-cell office:value-type="float" office:value="46">
            <text:p>4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cookie-category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62wp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nlo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iy-oik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rafts-for-friend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tib-review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dw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ffort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epag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foo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-footer-widget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nesistant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get-ctrl-importer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k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localmail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mbo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</text:p>
          </table:table-cell>
          <table:table-cell office:value-type="float" office:value="87">
            <text:p>87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2z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d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ajax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</text:p>
          </table:table-cell>
          <table:table-cell office:value-type="float" office:value="31">
            <text:p>3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atchmove</text:p>
          </table:table-cell>
          <table:table-cell office:value-type="float" office:value="19">
            <text:p>1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bpres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logger-redirect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b-bing-wide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ook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p-signup-email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usines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bwtrace</text:p>
          </table:table-cell>
          <table:table-cell office:value-type="float" office:value="63">
            <text:p>63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artcountry-shippin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hild-them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</text:p>
          </table:table-cell>
          <table:table-cell office:value-type="float" office:value="21">
            <text:p>2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lone-wx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mb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n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aw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ookie-lis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</text:p>
          </table:table-cell>
          <table:table-cell office:value-type="float" office:value="40">
            <text:p>4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css3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at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ebug-filters</text:p>
          </table:table-cell>
          <table:table-cell office:value-type="float" office:value="14">
            <text:p>1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ownload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dropcap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dd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mail-signature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external-link-warning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ields</text:p>
          </table:table-cell>
          <table:table-cell office:value-type="float" office:value="54">
            <text:p>5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fum</text:p>
          </table:table-cell>
          <table:table-cell office:value-type="float" office:value="15">
            <text:p>1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eader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-importer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html2markdow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18n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fusionsoft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intouchcrm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lib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dia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ember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ney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oreoptions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mshot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nivo-slider</text:p>
          </table:table-cell>
          <table:table-cell office:value-type="float" office:value="42">
            <text:p>4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optio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ayment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g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-fields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lugin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pup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ost-type-support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esentation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ivacy-policy</text:p>
          </table:table-cell>
          <table:table-cell office:value-type="float" office:value="53">
            <text:p>5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pro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at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ad-more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publish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quest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sponsive-menu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ewri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rwd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c-hel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elect-menu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</text:p>
          </table:table-cell>
          <table:table-cell office:value-type="float" office:value="17">
            <text:p>1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hortcodes-a2z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debar</text:p>
          </table:table-cell>
          <table:table-cell office:value-type="float" office:value="8">
            <text:p>8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i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queeze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syndicate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estimonials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-fields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me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esis-featurebox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hugin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do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os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unes</text:p>
          </table:table-cell>
          <table:table-cell office:value-type="float" office:value="10">
            <text:p>1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types</text:p>
          </table:table-cell>
          <table:table-cell office:value-type="float" office:value="37">
            <text:p>3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user</text:p>
          </table:table-cell>
          <table:table-cell office:value-type="float" office:value="18">
            <text:p>18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video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</text:p>
          </table:table-cell>
          <table:table-cell office:value-type="float" office:value="9">
            <text:p>9</text:p>
          </table:table-cell>
          <table:table-cell office:value-type="string">
            <text:p>bobbingwide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-zone-shipping-pro</text:p>
          </table:table-cell>
          <table:table-cell office:value-type="float" office:value="13">
            <text:p>1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</text:p>
          </table:table-cell>
          <table:table-cell office:value-type="float" office:value="16">
            <text:p>1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eightcountry-shipping-pro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dget-cache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indow-width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o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orking-feedback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wzs-rates</text:p>
          </table:table-cell>
          <table:table-cell office:value-type="float" office:value="6">
            <text:p>6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ik-zip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lc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oobar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la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>
          <table:table-cell office:value-type="string">
            <text:p>plugins</text:p>
          </table:table-cell>
          <table:table-cell office:value-type="string">
            <text:p>premium-plugin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estrict-shipping-classe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rfi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chunter</text:p>
          </table:table-cell>
          <table:table-cell office:value-type="float" office:value="7">
            <text:p>7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etup</text:p>
          </table:table-cell>
          <table:table-cell office:value-type="float" office:value="20">
            <text:p>20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log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mart-bbboing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sneak-peek</text:p>
          </table:table-cell>
          <table:table-cell office:value-type="float" office:value="4">
            <text:p>4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ags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ennis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rac29608</text:p>
          </table:table-cell>
          <table:table-cell office:value-type="float" office:value="5">
            <text:p>5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txt2md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k-tides</text:p>
          </table:table-cell>
          <table:table-cell office:value-type="float" office:value="22">
            <text:p>2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us-tides</text:p>
          </table:table-cell>
          <table:table-cell office:value-type="float" office:value="11">
            <text:p>11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ordpress-develop-tests</text:p>
          </table:table-cell>
          <table:table-cell office:value-type="float" office:value="12">
            <text:p>12</text:p>
          </table:table-cell>
          <table:table-cell office:value-type="string">
            <text:p>bobbingwide</text:p>
          </table:table-cell>
          <table:table-cell table:number-columns-repeated="1020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db-alt</text:p>
          </table:table-cell>
          <table:table-cell office:value-type="float" office:value="2">
            <text:p>2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wppompey</text:p>
          </table:table-cell>
          <table:table-cell office:value-type="float" office:value="3">
            <text:p>3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youtube_oembed_fix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plugins</text:p>
          </table:table-cell>
          <table:table-cell office:value-type="string">
            <text:p>z</text:p>
          </table:table-cell>
          <table:table-cell office:value-type="float" office:value="1">
            <text:p>1</text:p>
          </table:table-cell>
          <table:table-cell office:value-type="string">
            <text:p>bobbingwi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bsafe_print_r</text:p>
          </table:table-cell>
          <table:table-cell office:value-type="float" office:value="5">
            <text:p>5</text:p>
          </table:table-cell>
          <table:table-cell office:value-type="string">
            <text:p>bobbingwide vsgloi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ean-up</text:p>
          </table:table-cell>
          <table:table-cell office:value-type="float" office:value="1">
            <text:p>1</text:p>
          </table:table-cell>
          <table:table-cell office:value-type="string">
            <text:p>BoLiQu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_VC_Addons</text:p>
          </table:table-cell>
          <table:table-cell office:value-type="float" office:value="1">
            <text:p>1</text:p>
          </table:table-cell>
          <table:table-cell office:value-type="string">
            <text:p>Brainstorm For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limstat</text:p>
          </table:table-cell>
          <table:table-cell office:value-type="float" office:value="3">
            <text:p>3</text:p>
          </table:table-cell>
          <table:table-cell office:value-type="string">
            <text:p>Cam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demon</text:p>
          </table:table-cell>
          <table:table-cell office:value-type="float" office:value="1">
            <text:p>1</text:p>
          </table:table-cell>
          <table:table-cell office:value-type="string">
            <text:p>CarDem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embers</text:p>
          </table:table-cell>
          <table:table-cell office:value-type="float" office:value="15">
            <text:p>15</text:p>
          </table:table-cell>
          <table:table-cell office:value-type="string">
            <text:p>Chad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wordpress</text:p>
          </table:table-cell>
          <table:table-cell office:value-type="float" office:value="1">
            <text:p>1</text:p>
          </table:table-cell>
          <table:table-cell office:value-type="string">
            <text:p>Charles Joh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bnet-ping-optimizer</text:p>
          </table:table-cell>
          <table:table-cell office:value-type="float" office:value="1">
            <text:p>1</text:p>
          </table:table-cell>
          <table:table-cell office:value-type="string">
            <text:p>chipbenn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hp-info</text:p>
          </table:table-cell>
          <table:table-cell office:value-type="float" office:value="1">
            <text:p>1</text:p>
          </table:table-cell>
          <table:table-cell office:value-type="string">
            <text:p>Christopher 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-social-login</text:p>
          </table:table-cell>
          <table:table-cell office:value-type="float" office:value="1">
            <text:p>1</text:p>
          </table:table-cell>
          <table:table-cell office:value-type="string">
            <text:p>Claude Schless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lef</text:p>
          </table:table-cell>
          <table:table-cell office:value-type="float" office:value="2">
            <text:p>2</text:p>
          </table:table-cell>
          <table:table-cell office:value-type="string">
            <text:p>Clef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toembed</text:p>
          </table:table-cell>
          <table:table-cell office:value-type="float" office:value="2">
            <text:p>2</text:p>
          </table:table-cell>
          <table:table-cell office:value-type="string">
            <text:p>Corey Wilson Jason Hines Christopher John Jack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l</text:p>
          </table:table-cell>
          <table:table-cell office:value-type="float" office:value="1">
            <text:p>1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</text:p>
          </table:table-cell>
          <table:table-cell office:value-type="float" office:value="2">
            <text:p>2</text:p>
          </table:table-cell>
          <table:table-cell office:value-type="string">
            <text:p>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activation-status</text:p>
          </table:table-cell>
          <table:table-cell office:value-type="float" office:value="5">
            <text:p>5</text:p>
          </table:table-cell>
          <table:table-cell office:value-type="string">
            <text:p>Curtiss Grymal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siness-directory-plugin</text:p>
          </table:table-cell>
          <table:table-cell office:value-type="float" office:value="1">
            <text:p>1</text:p>
          </table:table-cell>
          <table:table-cell office:value-type="string">
            <text:p>D. Rodenba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d-formmaile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generator</text:p>
          </table:table-cell>
          <table:table-cell office:value-type="float" office:value="1">
            <text:p>1</text:p>
          </table:table-cell>
          <table:table-cell office:value-type="string">
            <text:p>Dagon Desig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write-rules-inspector</text:p>
          </table:table-cell>
          <table:table-cell office:value-type="float" office:value="1">
            <text:p>1</text:p>
          </table:table-cell>
          <table:table-cell office:value-type="string">
            <text:p>Daniel Bachhuber Automatt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name-changer</text:p>
          </table:table-cell>
          <table:table-cell office:value-type="float" office:value="1">
            <text:p>1</text:p>
          </table:table-cell>
          <table:table-cell office:value-type="string">
            <text:p>Daniel J Griffith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add-countries</text:p>
          </table:table-cell>
          <table:table-cell office:value-type="float" office:value="3">
            <text:p>3</text:p>
          </table:table-cell>
          <table:table-cell office:value-type="string">
            <text:p>Daniele De Sant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optimize</text:p>
          </table:table-cell>
          <table:table-cell office:value-type="float" office:value="3">
            <text:p>3</text:p>
          </table:table-cell>
          <table:table-cell office:value-type="string">
            <text:p>David Anderson Ruhani Rabin Team Updraf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layout-extras</text:p>
          </table:table-cell>
          <table:table-cell office:value-type="float" office:value="1">
            <text:p>1</text:p>
          </table:table-cell>
          <table:table-cell office:value-type="string">
            <text:p>David Decker - DECKER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tter-recent-posts-widget</text:p>
          </table:table-cell>
          <table:table-cell office:value-type="float" office:value="1">
            <text:p>1</text:p>
          </table:table-cell>
          <table:table-cell office:value-type="string">
            <text:p>David Gewirtz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rgebot</text:p>
          </table:table-cell>
          <table:table-cell office:value-type="float" office:value="1">
            <text:p>1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</text:p>
          </table:table-cell>
          <table:table-cell office:value-type="float" office:value="7">
            <text:p>7</text:p>
          </table:table-cell>
          <table:table-cell office:value-type="string">
            <text:p>Delicious Bra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ivate-buddypress</text:p>
          </table:table-cell>
          <table:table-cell office:value-type="float" office:value="3">
            <text:p>3</text:p>
          </table:table-cell>
          <table:table-cell office:value-type="string">
            <text:p>Dennis Morhar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ntenance-mode</text:p>
          </table:table-cell>
          <table:table-cell office:value-type="float" office:value="1">
            <text:p>1</text:p>
          </table:table-cell>
          <table:table-cell office:value-type="string">
            <text:p>Designmod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framework</text:p>
          </table:table-cell>
          <table:table-cell office:value-type="float" office:value="1">
            <text:p>1</text:p>
          </table:table-cell>
          <table:table-cell office:value-type="string">
            <text:p>Devin P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ision-control</text:p>
          </table:table-cell>
          <table:table-cell office:value-type="float" office:value="2">
            <text:p>2</text:p>
          </table:table-cell>
          <table:table-cell office:value-type="string">
            <text:p>Dion Huls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erformance-score-booster</text:p>
          </table:table-cell>
          <table:table-cell office:value-type="float" office:value="1">
            <text:p>1</text:p>
          </table:table-cell>
          <table:table-cell office:value-type="string">
            <text:p>Dipak C. Gajj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ublic-post-preview</text:p>
          </table:table-cell>
          <table:table-cell office:value-type="float" office:value="1">
            <text:p>1</text:p>
          </table:table-cell>
          <table:table-cell office:value-type="string">
            <text:p>Dominik Schillin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s-for-comments</text:p>
          </table:table-cell>
          <table:table-cell office:value-type="float" office:value="2">
            <text:p>2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loit-scanner</text:p>
          </table:table-cell>
          <table:table-cell office:value-type="float" office:value="1">
            <text:p>1</text:p>
          </table:table-cell>
          <table:table-cell office:value-type="string">
            <text:p>Donncha O Caoim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</text:p>
          </table:table-cell>
          <table:table-cell office:value-type="float" office:value="2">
            <text:p>2</text:p>
          </table:table-cell>
          <table:table-cell office:value-type="string">
            <text:p>Dustin Bolt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curity-lab</text:p>
          </table:table-cell>
          <table:table-cell office:value-type="float" office:value="1">
            <text:p>1</text:p>
          </table:table-cell>
          <table:table-cell office:value-type="string">
            <text:p>eConsultants.it Lt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cwid-shopping-cart</text:p>
          </table:table-cell>
          <table:table-cell office:value-type="float" office:value="1">
            <text:p>1</text:p>
          </table:table-cell>
          <table:table-cell office:value-type="string">
            <text:p>Ecwid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vteam</text:p>
          </table:table-cell>
          <table:table-cell office:value-type="float" office:value="1">
            <text:p>1</text:p>
          </table:table-cell>
          <table:table-cell office:value-type="string">
            <text:p>Egemene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vi-builder</text:p>
          </table:table-cell>
          <table:table-cell office:value-type="float" office:value="1">
            <text:p>1</text:p>
          </table:table-cell>
          <table:table-cell office:value-type="string">
            <text:p>Elegant 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options-page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f-repeater</text:p>
          </table:table-cell>
          <table:table-cell office:value-type="float" office:value="1">
            <text:p>1</text:p>
          </table:table-cell>
          <table:table-cell office:value-type="string">
            <text:p>Elliot Con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slider</text:p>
          </table:table-cell>
          <table:table-cell office:value-type="float" office:value="1">
            <text:p>1</text:p>
          </table:table-cell>
          <table:table-cell office:value-type="string">
            <text:p>Enigma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ubepress</text:p>
          </table:table-cell>
          <table:table-cell office:value-type="float" office:value="1">
            <text:p>1</text:p>
          </table:table-cell>
          <table:table-cell office:value-type="string">
            <text:p>Eric D. Houg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-and-replace</text:p>
          </table:table-cell>
          <table:table-cell office:value-type="float" office:value="1">
            <text:p>1</text:p>
          </table:table-cell>
          <table:table-cell office:value-type="string">
            <text:p>Frank B&amp;uuml;ltg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3-total-cache</text:p>
          </table:table-cell>
          <table:table-cell office:value-type="float" office:value="2">
            <text:p>2</text:p>
          </table:table-cell>
          <table:table-cell office:value-type="string">
            <text:p>Frederick Tow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ui</text:p>
          </table:table-cell>
          <table:table-cell office:value-type="float" office:value="3">
            <text:p>3</text:p>
          </table:table-cell>
          <table:table-cell office:value-type="string">
            <text:p>Fusion Engineering and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preview</text:p>
          </table:table-cell>
          <table:table-cell office:value-type="float" office:value="1">
            <text:p>1</text:p>
          </table:table-cell>
          <table:table-cell office:value-type="string">
            <text:p>Gabriel Nagm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carousel</text:p>
          </table:table-cell>
          <table:table-cell office:value-type="float" office:value="1">
            <text:p>1</text:p>
          </table:table-cell>
          <table:table-cell office:value-type="string">
            <text:p>GhozyLab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-to-twitter</text:p>
          </table:table-cell>
          <table:table-cell office:value-type="float" office:value="2">
            <text:p>2</text:p>
          </table:table-cell>
          <table:table-cell office:value-type="string">
            <text:p>Glyn Moon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er-reviews</text:p>
          </table:table-cell>
          <table:table-cell office:value-type="float" office:value="1">
            <text:p>1</text:p>
          </table:table-cell>
          <table:table-cell office:value-type="string">
            <text:p>Go Web Solutio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3-profiler</text:p>
          </table:table-cell>
          <table:table-cell office:value-type="float" office:value="3">
            <text:p>3</text:p>
          </table:table-cell>
          <table:table-cell office:value-type="string">
            <text:p>GoDadd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f-author-url-control</text:p>
          </table:table-cell>
          <table:table-cell office:value-type="float" office:value="1">
            <text:p>1</text:p>
          </table:table-cell>
          <table:table-cell office:value-type="string">
            <text:p>Gr√©gory Vigui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tended-page-lists</text:p>
          </table:table-cell>
          <table:table-cell office:value-type="float" office:value="6">
            <text:p>6</text:p>
          </table:table-cell>
          <table:table-cell office:value-type="string">
            <text:p>grandslambe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_portfolio</text:p>
          </table:table-cell>
          <table:table-cell office:value-type="float" office:value="1">
            <text:p>1</text:p>
          </table:table-cell>
          <table:table-cell office:value-type="string">
            <text:p>Gran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trans</text:p>
          </table:table-cell>
          <table:table-cell office:value-type="float" office:value="1">
            <text:p>1</text:p>
          </table:table-cell>
          <table:table-cell office:value-type="string">
            <text:p>GTransla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</text:p>
          </table:table-cell>
          <table:table-cell office:value-type="float" office:value="6">
            <text:p>6</text:p>
          </table:table-cell>
          <table:table-cell office:value-type="string">
            <text:p>Gutenberg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ppointments</text:p>
          </table:table-cell>
          <table:table-cell office:value-type="float" office:value="2">
            <text:p>2</text:p>
          </table:table-cell>
          <table:table-cell office:value-type="string">
            <text:p>Hakan Evin &lt;hakan@incsub.com&gt;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torm10</text:p>
          </table:table-cell>
          <table:table-cell office:value-type="float" office:value="1">
            <text:p>1</text:p>
          </table:table-cell>
          <table:table-cell office:value-type="string">
            <text:p>Her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ck</text:p>
          </table:table-cell>
          <table:table-cell office:value-type="float" office:value="4">
            <text:p>4</text:p>
          </table:table-cell>
          <table:table-cell office:value-type="string">
            <text:p>Herb Miller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protector</text:p>
          </table:table-cell>
          <table:table-cell office:value-type="float" office:value="1">
            <text:p>1</text:p>
          </table:table-cell>
          <table:table-cell office:value-type="string">
            <text:p>Hirofumi Oht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wordpress</text:p>
          </table:table-cell>
          <table:table-cell office:value-type="float" office:value="30">
            <text:p>30</text:p>
          </table:table-cell>
          <table:table-cell office:value-type="string">
            <text:p>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for-wp</text:p>
          </table:table-cell>
          <table:table-cell office:value-type="float" office:value="2">
            <text:p>2</text:p>
          </table:table-cell>
          <table:table-cell office:value-type="string">
            <text:p>iberi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we-codes</text:p>
          </table:table-cell>
          <table:table-cell office:value-type="float" office:value="1">
            <text:p>1</text:p>
          </table:table-cell>
          <table:table-cell office:value-type="string">
            <text:p>imat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wpup</text:p>
          </table:table-cell>
          <table:table-cell office:value-type="float" office:value="16">
            <text:p>16</text:p>
          </table:table-cell>
          <table:table-cell office:value-type="string">
            <text:p>Inpsyde Gmb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oups</text:p>
          </table:table-cell>
          <table:table-cell office:value-type="float" office:value="1">
            <text:p>1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volume-discount-coupons</text:p>
          </table:table-cell>
          <table:table-cell office:value-type="float" office:value="2">
            <text:p>2</text:p>
          </table:table-cell>
          <table:table-cell office:value-type="string">
            <text:p>itthinx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ithub-release-downloads</text:p>
          </table:table-cell>
          <table:table-cell office:value-type="float" office:value="1">
            <text:p>1</text:p>
          </table:table-cell>
          <table:table-cell office:value-type="string">
            <text:p>Ivan Ridao Freit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-widget</text:p>
          </table:table-cell>
          <table:table-cell office:value-type="float" office:value="1">
            <text:p>1</text:p>
          </table:table-cell>
          <table:table-cell office:value-type="string">
            <text:p>James Laffer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roken-link-checker</text:p>
          </table:table-cell>
          <table:table-cell office:value-type="float" office:value="6">
            <text:p>6</text:p>
          </table:table-cell>
          <table:table-cell office:value-type="string">
            <text:p>Janis Els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onlinebackup</text:p>
          </table:table-cell>
          <table:table-cell office:value-type="float" office:value="3">
            <text:p>3</text:p>
          </table:table-cell>
          <table:table-cell office:value-type="string">
            <text:p>Jason Woods @ Backup Technolog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-sales-pages</text:p>
          </table:table-cell>
          <table:table-cell office:value-type="float" office:value="1">
            <text:p>1</text:p>
          </table:table-cell>
          <table:table-cell office:value-type="string">
            <text:p>Jeff Bull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-google-analytics</text:p>
          </table:table-cell>
          <table:table-cell office:value-type="float" office:value="1">
            <text:p>1</text:p>
          </table:table-cell>
          <table:table-cell office:value-type="string">
            <text:p>Jeff Star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derconstruction</text:p>
          </table:table-cell>
          <table:table-cell office:value-type="float" office:value="14">
            <text:p>14</text:p>
          </table:table-cell>
          <table:table-cell office:value-type="string">
            <text:p>Jeremy Masse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nu-exporter</text:p>
          </table:table-cell>
          <table:table-cell office:value-type="float" office:value="2">
            <text:p>2</text:p>
          </table:table-cell>
          <table:table-cell office:value-type="string">
            <text:p>Joe Hoyle - Human Made Limit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pam-remover</text:p>
          </table:table-cell>
          <table:table-cell office:value-type="float" office:value="1">
            <text:p>1</text:p>
          </table:table-cell>
          <table:table-cell office:value-type="string">
            <text:p>Joel Har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mit-login-attempts</text:p>
          </table:table-cell>
          <table:table-cell office:value-type="float" office:value="3">
            <text:p>3</text:p>
          </table:table-cell>
          <table:table-cell office:value-type="string">
            <text:p>Johan Eenfeld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ery-monitor</text:p>
          </table:table-cell>
          <table:table-cell office:value-type="float" office:value="6">
            <text:p>6</text:p>
          </table:table-cell>
          <table:table-cell office:value-type="string">
            <text:p>John Blackbourn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switching</text:p>
          </table:table-cell>
          <table:table-cell office:value-type="float" office:value="1">
            <text:p>1</text:p>
          </table:table-cell>
          <table:table-cell office:value-type="string">
            <text:p>John Blackbour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oce-widget-cache</text:p>
          </table:table-cell>
          <table:table-cell office:value-type="float" office:value="3">
            <text:p>3</text:p>
          </table:table-cell>
          <table:table-cell office:value-type="string">
            <text:p>John Ciacia Mark Parolis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direction</text:p>
          </table:table-cell>
          <table:table-cell office:value-type="float" office:value="10">
            <text:p>10</text:p>
          </table:table-cell>
          <table:table-cell office:value-type="string">
            <text:p>John God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-switcher</text:p>
          </table:table-cell>
          <table:table-cell office:value-type="float" office:value="16">
            <text:p>16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erm-images</text:p>
          </table:table-cell>
          <table:table-cell office:value-type="float" office:value="1">
            <text:p>1</text:p>
          </table:table-cell>
          <table:table-cell office:value-type="string">
            <text:p>John James Jaco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custom-css</text:p>
          </table:table-cell>
          <table:table-cell office:value-type="float" office:value="1">
            <text:p>1</text:p>
          </table:table-cell>
          <table:table-cell office:value-type="string">
            <text:p>John Regan Danny Van Koot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wrangler</text:p>
          </table:table-cell>
          <table:table-cell office:value-type="float" office:value="7">
            <text:p>7</text:p>
          </table:table-cell>
          <table:table-cell office:value-type="string">
            <text:p>Jonathan Daggerhar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dia-file-renamer</text:p>
          </table:table-cell>
          <table:table-cell office:value-type="float" office:value="5">
            <text:p>5</text:p>
          </table:table-cell>
          <table:table-cell office:value-type="string">
            <text:p>Jordy Me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-twitter</text:p>
          </table:table-cell>
          <table:table-cell office:value-type="float" office:value="5">
            <text:p>5</text:p>
          </table:table-cell>
          <table:table-cell office:value-type="string">
            <text:p>Joseph Do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mbers</text:p>
          </table:table-cell>
          <table:table-cell office:value-type="float" office:value="2">
            <text:p>2</text:p>
          </table:table-cell>
          <table:table-cell office:value-type="string">
            <text:p>Justin Tadl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output-cache</text:p>
          </table:table-cell>
          <table:table-cell office:value-type="float" office:value="1">
            <text:p>1</text:p>
          </table:table-cell>
          <table:table-cell office:value-type="string">
            <text:p>Kaspars Damb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ternal-link-manager</text:p>
          </table:table-cell>
          <table:table-cell office:value-type="float" office:value="2">
            <text:p>2</text:p>
          </table:table-cell>
          <table:table-cell office:value-type="string">
            <text:p>Kevin Lear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vacy-policy</text:p>
          </table:table-cell>
          <table:table-cell office:value-type="float" office:value="1">
            <text:p>1</text:p>
          </table:table-cell>
          <table:table-cell office:value-type="string">
            <text:p>Kevin Sparrow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analytics</text:p>
          </table:table-cell>
          <table:table-cell office:value-type="float" office:value="3">
            <text:p>3</text:p>
          </table:table-cell>
          <table:table-cell office:value-type="string">
            <text:p>Kevin Sylvestr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ayerSlider</text:p>
          </table:table-cell>
          <table:table-cell office:value-type="float" office:value="1">
            <text:p>1</text:p>
          </table:table-cell>
          <table:table-cell office:value-type="string">
            <text:p>Kreatura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uk-counties</text:p>
          </table:table-cell>
          <table:table-cell office:value-type="float" office:value="1">
            <text:p>1</text:p>
          </table:table-cell>
          <table:table-cell office:value-type="string">
            <text:p>Lee Will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tw-testimonials</text:p>
          </table:table-cell>
          <table:table-cell office:value-type="float" office:value="11">
            <text:p>11</text:p>
          </table:table-cell>
          <table:table-cell office:value-type="string">
            <text:p>LessThanWe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raftsForFriends</text:p>
          </table:table-cell>
          <table:table-cell office:value-type="float" office:value="2">
            <text:p>2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genavi</text:p>
          </table:table-cell>
          <table:table-cell office:value-type="float" office:value="6">
            <text:p>6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ll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ostviews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rint</text:p>
          </table:table-cell>
          <table:table-cell office:value-type="float" office:value="1">
            <text:p>1</text:p>
          </table:table-cell>
          <table:table-cell office:value-type="string">
            <text:p>Lester 'GaMerZ' Ch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uplicator</text:p>
          </table:table-cell>
          <table:table-cell office:value-type="float" office:value="2">
            <text:p>2</text:p>
          </table:table-cell>
          <table:table-cell office:value-type="string">
            <text:p>LifeInTheGri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-icon-pro</text:p>
          </table:table-cell>
          <table:table-cell office:value-type="float" office:value="1">
            <text:p>1</text:p>
          </table:table-cell>
          <table:table-cell office:value-type="string">
            <text:p>Luca Spil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ote-rotator</text:p>
          </table:table-cell>
          <table:table-cell office:value-type="float" office:value="1">
            <text:p>1</text:p>
          </table:table-cell>
          <table:table-cell office:value-type="string">
            <text:p>Luke Howel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htaccess-editor</text:p>
          </table:table-cell>
          <table:table-cell office:value-type="float" office:value="1">
            <text:p>1</text:p>
          </table:table-cell>
          <table:table-cell office:value-type="string">
            <text:p>Lukenz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lchimp</text:p>
          </table:table-cell>
          <table:table-cell office:value-type="float" office:value="1">
            <text:p>1</text:p>
          </table:table-cell>
          <table:table-cell office:value-type="string">
            <text:p>MailChimp and Crowd Favorit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loner</text:p>
          </table:table-cell>
          <table:table-cell office:value-type="float" office:value="3">
            <text:p>3</text:p>
          </table:table-cell>
          <table:table-cell office:value-type="string">
            <text:p>Manuel Razzari Patricio Taranti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core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googleplugin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heatmap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archenginesetting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eoboost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bchemistry-shortcodes</text:p>
          </table:table-cell>
          <table:table-cell office:value-type="float" office:value="1">
            <text:p>1</text:p>
          </table:table-cell>
          <table:table-cell office:value-type="string">
            <text:p>Mark Edmun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push</text:p>
          </table:table-cell>
          <table:table-cell office:value-type="float" office:value="1">
            <text:p>1</text:p>
          </table:table-cell>
          <table:table-cell office:value-type="string">
            <text:p>Mark Rowatt 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external-images</text:p>
          </table:table-cell>
          <table:table-cell office:value-type="float" office:value="3">
            <text:p>3</text:p>
          </table:table-cell>
          <table:table-cell office:value-type="string">
            <text:p>Marty Thorn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-live-update-urls</text:p>
          </table:table-cell>
          <table:table-cell office:value-type="float" office:value="4">
            <text:p>4</text:p>
          </table:table-cell>
          <table:table-cell office:value-type="string">
            <text:p>Mat Lip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l-slider</text:p>
          </table:table-cell>
          <table:table-cell office:value-type="float" office:value="1">
            <text:p>1</text:p>
          </table:table-cell>
          <table:table-cell office:value-type="string">
            <text:p>Matcha La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tions-importer</text:p>
          </table:table-cell>
          <table:table-cell office:value-type="float" office:value="4">
            <text:p>4</text:p>
          </table:table-cell>
          <table:table-cell office:value-type="string">
            <text:p>Matthew Boyn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-form-builder</text:p>
          </table:table-cell>
          <table:table-cell office:value-type="float" office:value="1">
            <text:p>1</text:p>
          </table:table-cell>
          <table:table-cell office:value-type="string">
            <text:p>Matthew Mu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scribe2</text:p>
          </table:table-cell>
          <table:table-cell office:value-type="float" office:value="1">
            <text:p>1</text:p>
          </table:table-cell>
          <table:table-cell office:value-type="string">
            <text:p>Matthew Robin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widget</text:p>
          </table:table-cell>
          <table:table-cell office:value-type="float" office:value="1">
            <text:p>1</text:p>
          </table:table-cell>
          <table:table-cell office:value-type="string">
            <text:p>Michael Field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axonomy-images</text:p>
          </table:table-cell>
          <table:table-cell office:value-type="float" office:value="1">
            <text:p>1</text:p>
          </table:table-cell>
          <table:table-cell office:value-type="string">
            <text:p>Michael Fields Ben Hu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_composer</text:p>
          </table:table-cell>
          <table:table-cell office:value-type="float" office:value="2">
            <text:p>2</text:p>
          </table:table-cell>
          <table:table-cell office:value-type="string">
            <text:p>Michael M - WPBakery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intenance-mode</text:p>
          </table:table-cell>
          <table:table-cell office:value-type="float" office:value="2">
            <text:p>2</text:p>
          </table:table-cell>
          <table:table-cell office:value-type="string">
            <text:p>Michael W√∂hr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to-any</text:p>
          </table:table-cell>
          <table:table-cell office:value-type="float" office:value="9">
            <text:p>9</text:p>
          </table:table-cell>
          <table:table-cell office:value-type="string">
            <text:p>micropa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ontact-form</text:p>
          </table:table-cell>
          <table:table-cell office:value-type="float" office:value="15">
            <text:p>15</text:p>
          </table:table-cell>
          <table:table-cell office:value-type="string">
            <text:p>Mike Challis Ken Carl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gift-wrap</text:p>
          </table:table-cell>
          <table:table-cell office:value-type="float" office:value="2">
            <text:p>2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job-manager</text:p>
          </table:table-cell>
          <table:table-cell office:value-type="float" office:value="1">
            <text:p>1</text:p>
          </table:table-cell>
          <table:table-cell office:value-type="string">
            <text:p>Mike Jol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beta-tester</text:p>
          </table:table-cell>
          <table:table-cell office:value-type="float" office:value="2">
            <text:p>2</text:p>
          </table:table-cell>
          <table:table-cell office:value-type="string">
            <text:p>mitcho (Michael Yoshitaka Erlewine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widget</text:p>
          </table:table-cell>
          <table:table-cell office:value-type="float" office:value="2">
            <text:p>2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events-calendar</text:p>
          </table:table-cell>
          <table:table-cell office:value-type="float" office:value="8">
            <text:p>8</text:p>
          </table:table-cell>
          <table:table-cell office:value-type="string">
            <text:p>Modern Tribe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bar</text:p>
          </table:table-cell>
          <table:table-cell office:value-type="float" office:value="3">
            <text:p>3</text:p>
          </table:table-cell>
          <table:table-cell office:value-type="string">
            <text:p>Monjurul Dol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tatistics</text:p>
          </table:table-cell>
          <table:table-cell office:value-type="float" office:value="2">
            <text:p>2</text:p>
          </table:table-cell>
          <table:table-cell office:value-type="string">
            <text:p>Mostafa Souf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slider</text:p>
          </table:table-cell>
          <table:table-cell office:value-type="float" office:value="1">
            <text:p>1</text:p>
          </table:table-cell>
          <table:table-cell office:value-type="string">
            <text:p>Mr.Vi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ui-demo</text:p>
          </table:table-cell>
          <table:table-cell office:value-type="float" office:value="1">
            <text:p>1</text:p>
          </table:table-cell>
          <table:table-cell office:value-type="string">
            <text:p>Mte9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beta-tester</text:p>
          </table:table-cell>
          <table:table-cell office:value-type="float" office:value="1">
            <text:p>1</text:p>
          </table:table-cell>
          <table:table-cell office:value-type="string">
            <text:p>Nathan R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ta-tag-manager</text:p>
          </table:table-cell>
          <table:table-cell office:value-type="float" office:value="1">
            <text:p>1</text:p>
          </table:table-cell>
          <table:table-cell office:value-type="string">
            <text:p>NetWebLogic LL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-manager</text:p>
          </table:table-cell>
          <table:table-cell office:value-type="float" office:value="1">
            <text:p>1</text:p>
          </table:table-cell>
          <table:table-cell office:value-type="string">
            <text:p>Never5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mail-as-username-for-wp-members</text:p>
          </table:table-cell>
          <table:table-cell office:value-type="float" office:value="1">
            <text:p>1</text:p>
          </table:table-cell>
          <table:table-cell office:value-type="string">
            <text:p>New Tribes Mission (Stephen Narwold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responsive-video-embedder</text:p>
          </table:table-cell>
          <table:table-cell office:value-type="float" office:value="1">
            <text:p>1</text:p>
          </table:table-cell>
          <table:table-cell office:value-type="string">
            <text:p>Nicolas Jona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</text:p>
          </table:table-cell>
          <table:table-cell office:value-type="float" office:value="1">
            <text:p>1</text:p>
          </table:table-cell>
          <table:table-cell office:value-type="string">
            <text:p>Nikolay Bachiysk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-types-order</text:p>
          </table:table-cell>
          <table:table-cell office:value-type="float" office:value="1">
            <text:p>1</text:p>
          </table:table-cell>
          <table:table-cell office:value-type="string">
            <text:p>Nsp Cod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-check</text:p>
          </table:table-cell>
          <table:table-cell office:value-type="float" office:value="1">
            <text:p>1</text:p>
          </table:table-cell>
          <table:table-cell office:value-type="string">
            <text:p>Otto42 pro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elcome-pack</text:p>
          </table:table-cell>
          <table:table-cell office:value-type="float" office:value="1">
            <text:p>1</text:p>
          </table:table-cell>
          <table:table-cell office:value-type="string">
            <text:p>Paul Gibb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theme-switcher</text:p>
          </table:table-cell>
          <table:table-cell office:value-type="float" office:value="1">
            <text:p>1</text:p>
          </table:table-cell>
          <table:table-cell office:value-type="string">
            <text:p>Paul Menard (Incsub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rce-regenerate-thumbnails</text:p>
          </table:table-cell>
          <table:table-cell office:value-type="float" office:value="4">
            <text:p>4</text:p>
          </table:table-cell>
          <table:table-cell office:value-type="string">
            <text:p>Pedro Elsn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mthumb-vulnerability-scanner</text:p>
          </table:table-cell>
          <table:table-cell office:value-type="float" office:value="3">
            <text:p>3</text:p>
          </table:table-cell>
          <table:table-cell office:value-type="string">
            <text:p>Peter Butl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c-searchengine-verify</text:p>
          </table:table-cell>
          <table:table-cell office:value-type="float" office:value="11">
            <text:p>11</text:p>
          </table:table-cell>
          <table:table-cell office:value-type="string">
            <text:p>Peter Coughl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interest-verify</text:p>
          </table:table-cell>
          <table:table-cell office:value-type="float" office:value="1">
            <text:p>1</text:p>
          </table:table-cell>
          <table:table-cell office:value-type="string">
            <text:p>Phil Derks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taxonomy-edits</text:p>
          </table:table-cell>
          <table:table-cell office:value-type="float" office:value="1">
            <text:p>1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c-tweaks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pplier-directory</text:p>
          </table:table-cell>
          <table:table-cell office:value-type="float" office:value="2">
            <text:p>2</text:p>
          </table:table-cell>
          <table:table-cell office:value-type="string">
            <text:p>Phil Meadow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adsense</text:p>
          </table:table-cell>
          <table:table-cell office:value-type="float" office:value="1">
            <text:p>1</text:p>
          </table:table-cell>
          <table:table-cell office:value-type="string">
            <text:p>Philip Z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nivo-slider</text:p>
          </table:table-cell>
          <table:table-cell office:value-type="float" office:value="1">
            <text:p>1</text:p>
          </table:table-cell>
          <table:table-cell office:value-type="string">
            <text:p>Phillip Brya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</text:p>
          </table:table-cell>
          <table:table-cell office:value-type="float" office:value="10">
            <text:p>10</text:p>
          </table:table-cell>
          <table:table-cell office:value-type="string">
            <text:p>Pippin Williamson and Company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up-domination</text:p>
          </table:table-cell>
          <table:table-cell office:value-type="float" office:value="2">
            <text:p>2</text:p>
          </table:table-cell>
          <table:table-cell office:value-type="string">
            <text:p>PopUp Domination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</text:p>
          </table:table-cell>
          <table:table-cell office:value-type="float" office:value="2">
            <text:p>2</text:p>
          </table:table-cell>
          <table:table-cell office:value-type="string">
            <text:p>Qian Q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fancybox</text:p>
          </table:table-cell>
          <table:table-cell office:value-type="float" office:value="1">
            <text:p>1</text:p>
          </table:table-cell>
          <table:table-cell office:value-type="string">
            <text:p>Ravan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rtfolio-slideshow</text:p>
          </table:table-cell>
          <table:table-cell office:value-type="float" office:value="6">
            <text:p>6</text:p>
          </table:table-cell>
          <table:table-cell office:value-type="string">
            <text:p>Raygu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ostock-gallery</text:p>
          </table:table-cell>
          <table:table-cell office:value-type="float" office:value="1">
            <text:p>1</text:p>
          </table:table-cell>
          <table:table-cell office:value-type="string">
            <text:p>RevoStoc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law-info</text:p>
          </table:table-cell>
          <table:table-cell office:value-type="float" office:value="2">
            <text:p>2</text:p>
          </table:table-cell>
          <table:table-cell office:value-type="string">
            <text:p>Richard Ashb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rontend-uploader</text:p>
          </table:table-cell>
          <table:table-cell office:value-type="float" office:value="1">
            <text:p>1</text:p>
          </table:table-cell>
          <table:table-cell office:value-type="string">
            <text:p>Rinat Khaziev Daniel Bachhu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-car-dealer</text:p>
          </table:table-cell>
          <table:table-cell office:value-type="float" office:value="1">
            <text:p>1</text:p>
          </table:table-cell>
          <table:table-cell office:value-type="string">
            <text:p>Roberto Brun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</text:p>
          </table:table-cell>
          <table:table-cell office:value-type="float" office:value="12">
            <text:p>12</text:p>
          </table:table-cell>
          <table:table-cell office:value-type="string">
            <text:p>rocketgeniu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il</text:p>
          </table:table-cell>
          <table:table-cell office:value-type="float" office:value="1">
            <text:p>1</text:p>
          </table:table-cell>
          <table:table-cell office:value-type="string">
            <text:p>Root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video-lightbox</text:p>
          </table:table-cell>
          <table:table-cell office:value-type="float" office:value="1">
            <text:p>1</text:p>
          </table:table-cell>
          <table:table-cell office:value-type="string">
            <text:p>Ruhul Am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ckr-flickr</text:p>
          </table:table-cell>
          <table:table-cell office:value-type="float" office:value="1">
            <text:p>1</text:p>
          </table:table-cell>
          <table:table-cell office:value-type="string">
            <text:p>Russell Jamie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Parser</text:p>
          </table:table-cell>
          <table:table-cell office:value-type="float" office:value="2">
            <text:p>2</text:p>
          </table:table-cell>
          <table:table-cell office:value-type="string">
            <text:p>Ryan McCue Paul Gibbs Andrey "Rarst" Savchenko and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ec-php</text:p>
          </table:table-cell>
          <table:table-cell office:value-type="float" office:value="1">
            <text:p>1</text:p>
          </table:table-cell>
          <table:table-cell office:value-type="string">
            <text:p>S&amp;ouml;ren Web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</text:p>
          </table:table-cell>
          <table:table-cell office:value-type="float" office:value="3">
            <text:p>3</text:p>
          </table:table-cell>
          <table:table-cell office:value-type="string">
            <text:p>s2Member / WebSharks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ousel-slider</text:p>
          </table:table-cell>
          <table:table-cell office:value-type="float" office:value="1">
            <text:p>1</text:p>
          </table:table-cell>
          <table:table-cell office:value-type="string">
            <text:p>Sayful Isl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dio</text:p>
          </table:table-cell>
          <table:table-cell office:value-type="float" office:value="5">
            <text:p>5</text:p>
          </table:table-cell>
          <table:table-cell office:value-type="string">
            <text:p>Scott Taylo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creets-lc</text:p>
          </table:table-cell>
          <table:table-cell office:value-type="float" office:value="1">
            <text:p>1</text:p>
          </table:table-cell>
          <table:table-cell office:value-type="string">
            <text:p>Screets Tea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ugin-dependencies</text:p>
          </table:table-cell>
          <table:table-cell office:value-type="float" office:value="1">
            <text:p>1</text:p>
          </table:table-cell>
          <table:table-cell office:value-type="string">
            <text:p>scrib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coming-soon-page</text:p>
          </table:table-cell>
          <table:table-cell office:value-type="float" office:value="1">
            <text:p>1</text:p>
          </table:table-cell>
          <table:table-cell office:value-type="string">
            <text:p>SeedPro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arousel-free</text:p>
          </table:table-cell>
          <table:table-cell office:value-type="float" office:value="1">
            <text:p>1</text:p>
          </table:table-cell>
          <table:table-cell office:value-type="string">
            <text:p>ShapedPlu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holic</text:p>
          </table:table-cell>
          <table:table-cell office:value-type="float" office:value="2">
            <text:p>2</text:p>
          </table:table-cell>
          <table:table-cell office:value-type="string">
            <text:p>Shareaholi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footer</text:p>
          </table:table-cell>
          <table:table-cell office:value-type="float" office:value="1">
            <text:p>1</text:p>
          </table:table-cell>
          <table:table-cell office:value-type="string">
            <text:p>Sherief Mursyi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g-cachepress</text:p>
          </table:table-cell>
          <table:table-cell office:value-type="float" office:value="3">
            <text:p>3</text:p>
          </table:table-cell>
          <table:table-cell office:value-type="string">
            <text:p>SiteGrou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origin-panels</text:p>
          </table:table-cell>
          <table:table-cell office:value-type="float" office:value="4">
            <text:p>4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-widgets-bundle</text:p>
          </table:table-cell>
          <table:table-cell office:value-type="float" office:value="3">
            <text:p>3</text:p>
          </table:table-cell>
          <table:table-cell office:value-type="string">
            <text:p>SiteOrig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</text:p>
          </table:table-cell>
          <table:table-cell office:value-type="float" office:value="1">
            <text:p>1</text:p>
          </table:table-cell>
          <table:table-cell office:value-type="string">
            <text:p>Sonicity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yntax</text:p>
          </table:table-cell>
          <table:table-cell office:value-type="float" office:value="2">
            <text:p>2</text:p>
          </table:table-cell>
          <table:table-cell office:value-type="string">
            <text:p>Steven A. Zah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idget-importer-exporter</text:p>
          </table:table-cell>
          <table:table-cell office:value-type="float" office:value="5">
            <text:p>5</text:p>
          </table:table-cell>
          <table:table-cell office:value-type="string">
            <text:p>Steven Glieb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taxonomy-images</text:p>
          </table:table-cell>
          <table:table-cell office:value-type="float" office:value="1">
            <text:p>1</text:p>
          </table:table-cell>
          <table:table-cell office:value-type="string">
            <text:p>studiograsshopper themike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connect-woocommerce</text:p>
          </table:table-cell>
          <table:table-cell office:value-type="float" office:value="3">
            <text:p>3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responsive-slider</text:p>
          </table:table-cell>
          <table:table-cell office:value-type="float" office:value="1">
            <text:p>1</text:p>
          </table:table-cell>
          <table:table-cell office:value-type="string">
            <text:p>Studio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lk-move</text:p>
          </table:table-cell>
          <table:table-cell office:value-type="float" office:value="1">
            <text:p>1</text:p>
          </table:table-cell>
          <table:table-cell office:value-type="string">
            <text:p>Suda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captcha</text:p>
          </table:table-cell>
          <table:table-cell office:value-type="float" office:value="1">
            <text:p>1</text:p>
          </table:table-cell>
          <table:table-cell office:value-type="string">
            <text:p>Takayuki Miyosh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act-forms</text:p>
          </table:table-cell>
          <table:table-cell office:value-type="float" office:value="1">
            <text:p>1</text:p>
          </table:table-cell>
          <table:table-cell office:value-type="string">
            <text:p>Taylor Lovet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stributor</text:p>
          </table:table-cell>
          <table:table-cell office:value-type="float" office:value="2">
            <text:p>2</text:p>
          </table:table-cell>
          <table:table-cell office:value-type="string">
            <text:p>Taylor Lovett 10up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</text:p>
          </table:table-cell>
          <table:table-cell office:value-type="float" office:value="1">
            <text:p>1</text:p>
          </table:table-cell>
          <table:table-cell office:value-type="string">
            <text:p>Team Yoast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press</text:p>
          </table:table-cell>
          <table:table-cell office:value-type="float" office:value="7">
            <text:p>7</text:p>
          </table:table-cell>
          <table:table-cell office:value-type="string">
            <text:p>The bbPress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alth-check</text:p>
          </table:table-cell>
          <table:table-cell office:value-type="float" office:value="1">
            <text:p>1</text:p>
          </table:table-cell>
          <table:table-cell office:value-type="string">
            <text:p>The WordPress.org communit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builder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usion-core</text:p>
          </table:table-cell>
          <table:table-cell office:value-type="float" office:value="3">
            <text:p>3</text:p>
          </table:table-cell>
          <table:table-cell office:value-type="string">
            <text:p>ThemeFusi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-grid</text:p>
          </table:table-cell>
          <table:table-cell office:value-type="float" office:value="1">
            <text:p>1</text:p>
          </table:table-cell>
          <table:table-cell office:value-type="string">
            <text:p>Themeon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ssential-grid</text:p>
          </table:table-cell>
          <table:table-cell office:value-type="float" office:value="1">
            <text:p>1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vslider</text:p>
          </table:table-cell>
          <table:table-cell office:value-type="float" office:value="3">
            <text:p>3</text:p>
          </table:table-cell>
          <table:table-cell office:value-type="string">
            <text:p>ThemePunch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oating-admin-menu</text:p>
          </table:table-cell>
          <table:table-cell office:value-type="float" office:value="1">
            <text:p>1</text:p>
          </table:table-cell>
          <table:table-cell office:value-type="string">
            <text:p>Till Kr√º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</text:p>
          </table:table-cell>
          <table:table-cell office:value-type="float" office:value="4">
            <text:p>4</text:p>
          </table:table-cell>
          <table:table-cell office:value-type="string">
            <text:p>Time.ly Network Inc.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egamenu</text:p>
          </table:table-cell>
          <table:table-cell office:value-type="float" office:value="1">
            <text:p>1</text:p>
          </table:table-cell>
          <table:table-cell office:value-type="string">
            <text:p>Tom Hemsle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ob-manager</text:p>
          </table:table-cell>
          <table:table-cell office:value-type="float" office:value="2">
            <text:p>2</text:p>
          </table:table-cell>
          <table:table-cell office:value-type="string">
            <text:p>Tom Townse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b-testimonials</text:p>
          </table:table-cell>
          <table:table-cell office:value-type="float" office:value="7">
            <text:p>7</text:p>
          </table:table-cell>
          <table:table-cell office:value-type="string">
            <text:p>Travis Ballar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ne-click-child-theme</text:p>
          </table:table-cell>
          <table:table-cell office:value-type="float" office:value="1">
            <text:p>1</text:p>
          </table:table-cell>
          <table:table-cell office:value-type="string">
            <text:p>tycha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oor-guys-swiss-knife</text:p>
          </table:table-cell>
          <table:table-cell office:value-type="float" office:value="2">
            <text:p>2</text:p>
          </table:table-cell>
          <table:table-cell office:value-type="string">
            <text:p>Uli Hak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xport-users-to-csv</text:p>
          </table:table-cell>
          <table:table-cell office:value-type="float" office:value="1">
            <text:p>1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</text:p>
          </table:table-cell>
          <table:table-cell office:value-type="float" office:value="4">
            <text:p>4</text:p>
          </table:table-cell>
          <table:table-cell office:value-type="string">
            <text:p>Ulrich Sossou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plugins-smart-update-pinger</text:p>
          </table:table-cell>
          <table:table-cell office:value-type="float" office:value="1">
            <text:p>1</text:p>
          </table:table-cell>
          <table:table-cell office:value-type="string">
            <text:p>Ultimate Plugin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pdraftplus</text:p>
          </table:table-cell>
          <table:table-cell office:value-type="float" office:value="3">
            <text:p>3</text:p>
          </table:table-cell>
          <table:table-cell office:value-type="string">
            <text:p>UpdraftPlus.Com DavidAnders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instagram</text:p>
          </table:table-cell>
          <table:table-cell office:value-type="float" office:value="1">
            <text:p>1</text:p>
          </table:table-cell>
          <table:table-cell office:value-type="string">
            <text:p>Velo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elvet-blues-update-urls</text:p>
          </table:table-cell>
          <table:table-cell office:value-type="float" office:value="3">
            <text:p>3</text:p>
          </table:table-cell>
          <table:table-cell office:value-type="string">
            <text:p>VelvetBlue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germanized</text:p>
          </table:table-cell>
          <table:table-cell office:value-type="float" office:value="1">
            <text:p>1</text:p>
          </table:table-cell>
          <table:table-cell office:value-type="string">
            <text:p>Vendider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-rss-feed-reader</text:p>
          </table:table-cell>
          <table:table-cell office:value-type="float" office:value="1">
            <text:p>1</text:p>
          </table:table-cell>
          <table:table-cell office:value-type="string">
            <text:p>Viance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itter-tools-bitly-links</text:p>
          </table:table-cell>
          <table:table-cell office:value-type="float" office:value="1">
            <text:p>1</text:p>
          </table:table-cell>
          <table:table-cell office:value-type="string">
            <text:p>Viper007Bon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ser-role-editor</text:p>
          </table:table-cell>
          <table:table-cell office:value-type="float" office:value="3">
            <text:p>3</text:p>
          </table:table-cell>
          <table:table-cell office:value-type="string">
            <text:p>Vladimir Garaguly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post-type-ui</text:p>
          </table:table-cell>
          <table:table-cell office:value-type="float" office:value="2">
            <text:p>2</text:p>
          </table:table-cell>
          <table:table-cell office:value-type="string">
            <text:p>WebDevStudio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list</text:p>
          </table:table-cell>
          <table:table-cell office:value-type="float" office:value="1">
            <text:p>1</text:p>
          </table:table-cell>
          <table:table-cell office:value-type="string">
            <text:p>webvitaly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ally-simple-facebook-twitter-share-buttons</text:p>
          </table:table-cell>
          <table:table-cell office:value-type="float" office:value="1">
            <text:p>1</text:p>
          </table:table-cell>
          <table:table-cell office:value-type="string">
            <text:p>WhileTru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eet</text:p>
          </table:table-cell>
          <table:table-cell office:value-type="float" office:value="1">
            <text:p>1</text:p>
          </table:table-cell>
          <table:table-cell office:value-type="string">
            <text:p>wokamot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pro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olors</text:p>
          </table:table-cell>
          <table:table-cell office:value-type="float" office:value="1">
            <text:p>1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smart-coupon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sidebars</text:p>
          </table:table-cell>
          <table:table-cell office:value-type="float" office:value="2">
            <text:p>2</text:p>
          </table:table-cell>
          <table:table-cell office:value-type="string">
            <text:p>WooTheme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fence</text:p>
          </table:table-cell>
          <table:table-cell office:value-type="float" office:value="6">
            <text:p>6</text:p>
          </table:table-cell>
          <table:table-cell office:value-type="string">
            <text:p>Wordfen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nk-manager</text:p>
          </table:table-cell>
          <table:table-cell office:value-type="float" office:value="1">
            <text:p>1</text:p>
          </table:table-cell>
          <table:table-cell office:value-type="string">
            <text:p>WordPres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assic-editor</text:p>
          </table:table-cell>
          <table:table-cell office:value-type="float" office:value="5">
            <text:p>5</text:p>
          </table:table-cell>
          <table:table-cell office:value-type="string">
            <text:p>WordPress Contributo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logger-importer</text:p>
          </table:table-cell>
          <table:table-cell office:value-type="float" office:value="3">
            <text:p>3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</text:p>
          </table:table-cell>
          <table:table-cell office:value-type="float" office:value="5">
            <text:p>5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ss-importer</text:p>
          </table:table-cell>
          <table:table-cell office:value-type="float" office:value="1">
            <text:p>1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27">
            <text:p>27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cat2tag-importer</text:p>
          </table:table-cell>
          <table:table-cell office:value-type="float" office:value="2">
            <text:p>2</text:p>
          </table:table-cell>
          <table:table-cell office:value-type="string">
            <text:p>wordpressdotorg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-listings</text:p>
          </table:table-cell>
          <table:table-cell office:value-type="float" office:value="1">
            <text:p>1</text:p>
          </table:table-cell>
          <table:table-cell office:value-type="string">
            <text:p>WP Auto Listing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s-qr-code-generator</text:p>
          </table:table-cell>
          <table:table-cell office:value-type="float" office:value="4">
            <text:p>4</text:p>
          </table:table-cell>
          <table:table-cell office:value-type="string">
            <text:p>WP Code Snippets (Luke America)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gold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-pro</text:p>
          </table:table-cell>
          <table:table-cell office:value-type="float" office:value="1">
            <text:p>1</text:p>
          </table:table-cell>
          <table:table-cell office:value-type="string">
            <text:p>WP Google Map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ocket</text:p>
          </table:table-cell>
          <table:table-cell office:value-type="float" office:value="1">
            <text:p>1</text:p>
          </table:table-cell>
          <table:table-cell office:value-type="string">
            <text:p>WP Medi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</text:p>
          </table:table-cell>
          <table:table-cell office:value-type="float" office:value="2">
            <text:p>2</text:p>
          </table:table-cell>
          <table:table-cell office:value-type="string">
            <text:p>WP-SpamFre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role-based-methods</text:p>
          </table:table-cell>
          <table:table-cell office:value-type="float" office:value="2">
            <text:p>2</text:p>
          </table:table-cell>
          <table:table-cell office:value-type="string">
            <text:p>WPBackOffice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on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site-content-copier</text:p>
          </table:table-cell>
          <table:table-cell office:value-type="float" office:value="1">
            <text:p>1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over</text:p>
          </table:table-cell>
          <table:table-cell office:value-type="float" office:value="2">
            <text:p>2</text:p>
          </table:table-cell>
          <table:table-cell office:value-type="string">
            <text:p>WPMU 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-newsletter</text:p>
          </table:table-cell>
          <table:table-cell office:value-type="float" office:value="1">
            <text:p>1</text:p>
          </table:table-cell>
          <table:table-cell office:value-type="string">
            <text:p>WPMUDEV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manager</text:p>
          </table:table-cell>
          <table:table-cell office:value-type="float" office:value="1">
            <text:p>1</text:p>
          </table:table-cell>
          <table:table-cell office:value-type="string">
            <text:p>xyzscripts.com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ryo-activity-log</text:p>
          </table:table-cell>
          <table:table-cell office:value-type="float" office:value="1">
            <text:p>1</text:p>
          </table:table-cell>
          <table:table-cell office:value-type="string">
            <text:p>Yakir Sitbon Maor Chasen Ariel Klikstei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drop-cap</text:p>
          </table:table-cell>
          <table:table-cell office:value-type="float" office:value="1">
            <text:p>1</text:p>
          </table:table-cell>
          <table:table-cell office:value-type="string">
            <text:p>Yudhistira Mauri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forwp-blocks</text:p>
          </table:table-cell>
          <table:table-cell office:value-type="float" office:value="2">
            <text:p>2</text:p>
          </table:table-cell>
          <table:table-cell office:value-type="string">
            <text:p>Zac Gordon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bug-bar-cron</text:p>
          </table:table-cell>
          <table:table-cell office:value-type="float" office:value="2">
            <text:p>2</text:p>
          </table:table-cell>
          <table:table-cell office:value-type="string">
            <text:p>Zack Tollman Helen Hou-Sandi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otals</text:p>
          </table:table-cell>
          <table:table-cell office:value-type="float" office:value="1174">
            <text:p>1174</text:p>
          </table:table-cell>
          <table:table-cell office:value-type="float" office:value="4009">
            <text:p>4009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__MACOS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_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.ide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.ide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33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0408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ct11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curax-social-medi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amrob-parallax-scrol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linked-images-to-gallery-v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d-paragraphs-option-to-text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m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fuck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dvanced-custom-fields-v4.3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ir-balloo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kismet-v3.1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ldwort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dworth06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exa-intern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event-calendar-eff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ll-in-one-seo-pack</text:p>
          </table:table-cell>
          <table:table-cell office:value-type="float" office:value="12">
            <text:p>1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titude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lver06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mazing-tim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qua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chitecture-v1-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rtisteer4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steria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tahualp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ttitu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2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4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0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aumabs052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utomattic-developer-57628b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ad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aventuri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awd-weightcountry-shippin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buddy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ckupcreator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06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ag2013-v0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internet-posts-creation-limit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asic-Auth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b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0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ba072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cs031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eaver-builder-lite-vers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g-mobile-fir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igram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ackbirdtheme-tr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lueMi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old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otn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p-defaul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p102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eakp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road-builder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ddyPres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ugr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Coh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Madis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uilder-Pai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usiness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bw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2013100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bwblog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6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7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0830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02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design120209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11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bwwow12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pability-manager-enhanc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art66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05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cd1001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entit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.0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entita30c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01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1128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jw20160316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lassic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lim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B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ms-tree-page-view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lapsing-categorie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lours2wo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constructzine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act-form-7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ntus-video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batch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ategory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contro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kie-opt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ol-timeline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ornerst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orporative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ron-vie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ustom-commun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content-type-manag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Boxes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-metada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custom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cwiccer120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ailyjournal-ol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-olc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ailyJournal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efault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est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eveloper-v1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f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ilig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irecto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iv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kre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ownload-monitor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dropcaps-shortcodes-and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601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tib0723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dws2016-orig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dwscomlaytf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digital-downloads-free-downlo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asy-pricing-tabl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1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01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ge1202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ditorial-calend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1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2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6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dw09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eedge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6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07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0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018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1212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ft20140523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ft20140527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ie120910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lit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ng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oci011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eps09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etiquette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abt1203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-bo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ncybox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atpanda-facebook-commen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eath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content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atured-image-widget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eed-them-soci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ff-cron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gallery-sk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lash-album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llow-my-blog-pos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foogallery-owl-carousel-templa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ran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frepro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fsp01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c-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-pre-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allery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c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dwifa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dwifa201403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2.2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a2z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aat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bw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cc0512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enews-extend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gdw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header-nav-develo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ehal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hm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imag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imag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dea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oik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pa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SB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tags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enesis-v2.2.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nesis-variable-footer-widge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enesis-wbw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etv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kz11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lotPress-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goodtheme-lea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analytics-for-wordpres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oogle-sitemap-generator</text:p>
          </table:table-cell>
          <table:table-cell office:value-type="float" office:value="15">
            <text:p>1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-forms-custom-post-typ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avityforms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reprecat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sph11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4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1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6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gta072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0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1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2.3.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gutenberg-cour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020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eft1229g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ello-dolly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12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2020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1407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8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ms090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14a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2b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0928bp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hsoh1027b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tml5-slideshow-presentatio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hyperd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age-stor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mbal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html-p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mport-users-from-csv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in-the-beginn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olinks-officlial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fusionsoft-web-track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nov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nstagram-imag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InterPhas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phone-imag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19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issue-4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apics11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3.9.4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asy-playl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etpack-renamed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journ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query-featured-content-galler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1.12.1.custo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jquery-ui-themes-1.1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json-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kiwi-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09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alu122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0202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life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ghtbox-pl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ive-composer-page-buil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-urg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logo-carousel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ad-mimi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gnifice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rtha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atch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aximus-rf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dt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minimalist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inn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odernblogger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re-privacy-options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otors-car-dealership-classified-li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touch-quiz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ulti-site-plugins-add-ne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age-or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plugin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-wp-health-chec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my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mysti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twork-privacy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extgen-gallery</text:p>
          </table:table-cell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ivo20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ivoblackbi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-sidebar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omin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nov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ns-cloner-site-copi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nuance-v1.2.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Auth1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fficial-statcounter-plugin-for-wordpres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3.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2z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-resolving-cd-problem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atch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bpress-re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logger-importer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2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ob-bing-wide-1.30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2.0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git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too-new-for-oik-2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-v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2.0.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bwtracev2.0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lone-20171114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ont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broken-102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git-clone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css-preg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dd-but-no-e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external-link-warning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1.3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fields.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etimag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git-clon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jqu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l10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ilchim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a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m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1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nivo-slider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lici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opup-sav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privacy-policy.ph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enamed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rwd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1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c-hel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hutdow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ignup-user-notificatio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squeeze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types-v1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user-v0.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v2.6-alpha.05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cs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-zone-shipping-pro-v0.2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eightcountry-shipping-pro-v1.4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ik-wzs-rates-preg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0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819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7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0918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206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1208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</text:p>
          </table:table-cell>
          <table:table-cell office:value-type="float" office:value="7">
            <text:p>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20120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310816c-bugger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01126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130c-1.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32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1092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l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ik420130w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061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20815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lc1306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ldplay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m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one-pager-genesis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 v1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oobit-extra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pcach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l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owzs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ge-tre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arallax-pro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aypal-respon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08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101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cs2014120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ersonaltrainer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hoenix05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1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72-fixes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hpunit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ictoric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inboar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-rel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lay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o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d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pdom-themes-back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ost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promotion-slid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psc021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PureTyp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quick-pagepost-redirect-plu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3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gc081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r072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tc013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cwd04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cent-global-post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locat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spons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t-api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esume-submissions-job-posting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etro-fitted-chi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1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0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227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311c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403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f0510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rj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0.0.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ap-cl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jdp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mt4dw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414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r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ngs0721-wtf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721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ngs0827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rocksta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roy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file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2member-log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2s0515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mp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aved_plugin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051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10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b201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b2010_w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cr0909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ds_20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archterms-tagging-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o-automatic-link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exybookmarks-brok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4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h06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-thi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areadraft-mas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hell-lit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ake-gutenberg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hortcode-refere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-captcha-for-wordpress</text:p>
          </table:table-cell>
          <table:table-cell office:value-type="float" office:value="11">
            <text:p>1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facebook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image-widg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mple-twitter-connect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mple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2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6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iteground-wp7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itemap-redirec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leekphot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-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gallery-pro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eshow-manag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liding-youtube-galler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mart-google-code-inser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ociable-broke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21012c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l150508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orbe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destroy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pam-reg-check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parta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ql-csv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torefront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ty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-page-summary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subpages-widge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perhe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0310-art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12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urvive12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symondson0903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szerelm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020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10scom12012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4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-41257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api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estimonials-by-woo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ank-me-lat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me46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hem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hesis_1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ide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l051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ransposh-translation-filter-for-wordpres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0403c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cg12102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i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10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0225c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rtc123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-seve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eleven-2.1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ifteen</text:p>
          </table:table-cell>
          <table:table-cell office:value-type="float" office:value="43">
            <text:p>4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twentyfifteen-v1.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fourteen</text:p>
          </table:table-cell>
          <table:table-cell office:value-type="float" office:value="51">
            <text:p>5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eventeen</text:p>
          </table:table-cell>
          <table:table-cell office:value-type="float" office:value="26">
            <text:p>2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</text:p>
          </table:table-cell>
          <table:table-cell office:value-type="float" office:value="23">
            <text:p>2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sixteen-symlinked-gitt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en</text:p>
          </table:table-cell>
          <table:table-cell office:value-type="float" office:value="56">
            <text:p>5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hirteen</text:p>
          </table:table-cell>
          <table:table-cell office:value-type="float" office:value="53">
            <text:p>5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twentytwelve</text:p>
          </table:table-cell>
          <table:table-cell office:value-type="float" office:value="57">
            <text:p>57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twentytwelve-copied-from-them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-buddypress-forum-edito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crib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uf-spiri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ltimate-tinymc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ivers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unserializ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ntit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upfro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vantage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c-extensions-bund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visualiz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bwb2014102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c-call-for-pri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hat-would-seth-godin-d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mdum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onderflu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nderplugin-carousel-9.8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5.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1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2.6.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3.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currency-switch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extra-charges-to-payment-gateway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multilingual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product-archive-customis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eight-country-based-shipp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ocommerce-wholesale-prices-premium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beta-tester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custom-post-type-archiv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develop-tests-svn-symlin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Importer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disabl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qw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mu-domain-mapping-renamed-aga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popu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eo</text:p>
          </table:table-cell>
          <table:table-cell office:value-type="float" office:value="66">
            <text:p>6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imple-surve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dpress-social-login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kstation-pro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or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orldlogger-live-web-analytic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browsca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hart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li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cssj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custom-taxonomy-meta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b-backup-mad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download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email-logi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google-maps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ail-smtp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migrate-db-0.9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-pompey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responder-email-autoresponder-and-newsletter-plugin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eo-qtranslate-x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implemai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-pro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mushit.hol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pamfree-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cache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super-simple-spe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-top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audio-mp3-player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wpg0216bp-rename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gmappi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media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string-translation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l-translation-management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-dev-pluson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mudev-updates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wporg-develo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emote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Robot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pseo-local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wysija-newsletters-nort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visibility="filter">
          <table:table-cell office:value-type="string">
            <text:p>themes</text:p>
          </table:table-cell>
          <table:table-cell office:value-type="string">
            <text:p>yellow011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themes</text:p>
          </table:table-cell>
          <table:table-cell office:value-type="string">
            <text:p>yellowbrand-oik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ith-woocommerce-wishlis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youtube-embed-plu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2" table:visibility="filter">
          <table:table-cell office:value-type="string">
            <text:p>plugins</text:p>
          </table:table-cell>
          <table:table-cell office:value-type="string">
            <text:p>zero_toleranc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</table:table>
      <table:table table:name="opinions" table:style-name="ta1" table:print="false">
        <table:table-column table:style-name="co2" table:number-columns-repeated="1024" table:default-cell-style-name="Default"/>
        <table:table-row table:style-name="ro1">
          <table:table-cell table:style-name="ce1" office:value-type="string">
            <text:p>Editor</text:p>
          </table:table-cell>
          <table:table-cell table:style-name="ce1" office:value-type="string">
            <text:p>Mandatory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Opinion</text:p>
          </table:table-cell>
          <table:table-cell table:style-name="ce1" office:value-type="string">
            <text:p>Action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A</text:p>
          </table:table-cell>
          <table:table-cell office:value-type="string">
            <text:p>O</text:p>
          </table:table-cell>
          <table:table-cell office:value-type="string">
            <text:p>S</text:p>
          </table:table-cell>
          <table:table-cell office:value-type="string">
            <text:p>WordPress version OK</text:p>
          </table:table-cell>
          <table:table-cell table:number-columns-repeated="1020"/>
        </table:table-row>
        <table:table-row table:style-name="ro1">
          <table:table-cell office:value-type="string">
            <text:p>C</text:p>
          </table:table-cell>
          <table:table-cell office:value-type="string">
            <text:p>Mandatory</text:p>
          </table:table-cell>
          <table:table-cell office:value-type="string">
            <text:p>S</text:p>
          </table:table-cell>
          <table:table-cell office:value-type="string">
            <text:p>WordPress &lt;= 4.9</text:p>
          </table:table-cell>
          <table:table-cell office:value-type="string">
            <text:p>Update WordPress</text:p>
          </table:table-cell>
          <table:table-cell table:number-columns-repeated="1019"/>
        </table:table-row>
      </table:table>
      <table:table table:name="Hours" table:style-name="ta1" table:print="false">
        <table:table-column table:style-name="co2" table:number-columns-repeated="1024" table:default-cell-style-name="Default"/>
        <table:table-row table:style-name="ro2">
          <table:table-cell office:value-type="string">
            <text:p>Parameter count to Size to Hours</text:p>
          </table:table-cell>
          <table:table-cell table:number-columns-repeated="3"/>
          <table:table-cell office:value-type="string">
            <text:p>Total hrs</text:p>
          </table:table-cell>
          <table:table-cell table:formula="of:=SUM([.F3:.F7])" office:value-type="float" office:value="7">
            <text:p>7</text:p>
          </table:table-cell>
          <table:table-cell table:formula="of:=SUM([.G3:.G7])" office:value-type="float" office:value="21">
            <text:p>21</text:p>
          </table:table-cell>
          <table:table-cell table:formula="of:=SUM([.H3:.H7])" office:value-type="float" office:value="42">
            <text:p>42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Count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Hours</text:p>
          </table:table-cell>
          <table:table-cell table:style-name="ce1"/>
          <table:table-cell table:style-name="ce1" office:value-type="string">
            <text:p>Task</text:p>
          </table:table-cell>
          <table:table-cell table:style-name="ce1" office:value-type="string">
            <text:p>Small</text:p>
          </table:table-cell>
          <table:table-cell table:style-name="ce1" office:value-type="string">
            <text:p>Med</text:p>
          </table:table-cell>
          <table:table-cell table:style-name="ce1" office:value-type="string">
            <text:p>Large</text:p>
          </table:table-cell>
          <table:table-cell table:style-name="ce1" table:number-columns-repeated="1016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esign/spe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od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Test 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Documen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al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elease</text:p>
          </table:table-cell>
          <table:table-cell table:number-columns-repeated="3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Days</text:p>
          </table:table-cell>
          <table:table-cell table:formula="of:=[.F1]/7" office:value-type="float" office:value="1">
            <text:p>1</text:p>
          </table:table-cell>
          <table:table-cell table:formula="of:=[.G1]/7" office:value-type="float" office:value="3">
            <text:p>3</text:p>
          </table:table-cell>
          <table:table-cell table:formula="of:=[.H1]/7" office:value-type="float" office:value="6">
            <text:p>6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ed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arge</text:p>
          </table:table-cell>
          <table:table-cell table:formula="of:=[.$H$1]" office:value-type="float" office:value="42">
            <text:p>42</text:p>
          </table:table-cell>
          <table:table-cell table:number-columns-repeated="1021"/>
        </table:table-row>
      </table:table>
      <table:database-ranges>
        <table:database-range table:name="__Anonymous_Sheet_DB__1" table:target-range-address="Components.A1:Components.F1176" table:display-filter-buttons="true">
          <table:filter>
            <table:filter-condition table:field-number="3" table:value="bobbingwide" table:operator="="/>
          </table:filter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plugins.A2:plugins.I1177" table:display-filter-buttons="true">
          <table:filter>
            <table:filter-condition table:field-number="7" table:value="1" table:operator="="/>
          </table:filter>
        </table:database-range>
        <table:database-range table:name="__Anonymous_Sheet_DB__3" table:target-range-address="Shortcodes.A2:Shortcodes.K192" table:display-filter-buttons="true">
          <table:filter>
            <table:filter-condition table:field-number="5" table:value="1" table:operator="="/>
          </table:filter>
          <table:sort>
            <table:sort-by table:field-number="4" table:order="descending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ParmstoHours" table:target-range-address="Hours.A2:Hours.C33" table:on-update-keep-styles="true" table:on-update-keep-size="false"/>
        <table:database-range table:target-range-address="'Gut feel'.A8:'Gut feel'.I3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26/03/2018</text:date>, <text:time>18:0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6T18:00:20.94</dc:date>
    <dc:creator>Herb Miller</dc:creator>
    <meta:generator>OpenOffice/4.1.4$Win32 OpenOffice.org_project/414m5$Build-9788</meta:generator>
    <meta:editing-duration>PT23H35M48S</meta:editing-duration>
    <meta:editing-cycles>19</meta:editing-cycles>
    <meta:printed-by>Herb Miller</meta:printed-by>
    <meta:print-date>2018-03-13T19:23:45.96</meta:print-date>
    <meta:document-statistic meta:table-count="11" meta:cell-count="151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0.956cm" xlink:href=".." xlink:type="simple" chart:class="chart:circle" chart:style-name="ch1">
        <chart:legend chart:legend-position="end" svg:x="48.557cm" svg:y="21.862cm" style:legend-expansion="high" chart:style-name="ch2"/>
        <chart:plot-area chart:style-name="ch3" svg:x="0.32cm" svg:y="0.792cm" svg:width="15.68cm" svg:height="9.9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444cm" svg:y="0.792cm" svg:width="13.432cm" svg:height="9.94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0.354cm" xlink:href=".." xlink:type="simple" chart:class="chart:ring" chart:style-name="ch1">
        <chart:legend chart:legend-position="end" svg:x="14.107cm" svg:y="4.079cm" style:legend-expansion="high" chart:style-name="ch2"/>
        <chart:plot-area chart:style-name="ch3" table:cell-range-address="content.A28:content.B31" chart:data-source-has-labels="column" svg:x="0.32cm" svg:y="0.756cm" svg:width="13.467cm" svg:height="9.391cm">
          <chartooo:coordinate-region svg:x="2.358cm" svg:y="0.757cm" svg:width="9.39cm" svg:height="9.39cm"/>
          <chart:axis chart:dimension="x" chart:name="primary-x" chart:style-name="ch4" chartooo:axis-type="auto">
            <chartooo:date-scale/>
            <chart:categories table:cell-range-address="content.A28:content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ntent.B28:content.B31" chart:class="chart:circle">
            <chart:data-point chart:style-name="ch7"/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Block</text:p>
                <draw:g>
                  <svg:desc>content.A28:content.A31</svg:desc>
                </draw:g>
              </table:table-cell>
              <table:table-cell office:value-type="float" office:value="2692">
                <text:p>2692</text:p>
                <draw:g>
                  <svg:desc>content.B28:content.B31</svg:desc>
                </draw:g>
              </table:table-cell>
            </table:table-row>
            <table:table-row>
              <table:table-cell office:value-type="string">
                <text:p>Media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n/a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47995">
                <text:p>47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245cm" svg:height="9.195cm" xlink:href=".." xlink:type="simple" chart:class="chart:circle" chart:style-name="ch1">
        <chart:title svg:x="6.49cm" svg:y="0.323cm" chart:style-name="ch2">
          <text:p>Block editor compatibility</text:p>
        </chart:title>
        <chart:subtitle svg:x="5.813cm" svg:y="1.281cm" chart:style-name="ch3">
          <text:p>Initial position - posts and pages</text:p>
        </chart:subtitle>
        <chart:legend chart:legend-position="end" svg:x="14.479cm" svg:y="3.499cm" style:legend-expansion="high" chart:style-name="ch4"/>
        <chart:plot-area chart:style-name="ch5" table:cell-range-address="'Gut feel'.A2:'Gut feel'.B5" chart:data-source-has-labels="column" svg:x="0.344cm" svg:y="2.147cm" svg:width="13.791cm" svg:height="6.865cm">
          <chartooo:coordinate-region svg:x="4.279cm" svg:y="2.708cm" svg:width="5.779cm" svg:height="5.779cm"/>
          <chart:axis chart:dimension="x" chart:name="primary-x" chart:style-name="ch6" chartooo:axis-type="auto">
            <chartooo:date-scale/>
            <chart:categories table:cell-range-address="'Gut feel'.A2:'Gut feel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Gut feel'.B2:'Gut feel'.B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atible</text:p>
                <draw:g>
                  <svg:desc>'Gut feel'.A2:'Gut feel'.A5</svg:desc>
                </draw:g>
              </table:table-cell>
              <table:table-cell office:value-type="float" office:value="2602">
                <text:p>2602</text:p>
                <draw:g>
                  <svg:desc>'Gut feel'.B2:'Gut feel'.B5</svg:desc>
                </draw:g>
              </table:table-cell>
            </table:table-row>
            <table:table-row>
              <table:table-cell office:value-type="string">
                <text:p>Need work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Not analysed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Classic</text:p>
              </table:table-cell>
              <table:table-cell office:value-type="float" office:value="52229">
                <text:p>522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